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657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686cm"/>
    </style:style>
    <style:style style:name="co4" style:family="table-column">
      <style:table-column-properties fo:break-before="auto" style:column-width="1.573cm"/>
    </style:style>
    <style:style style:name="co5" style:family="table-column">
      <style:table-column-properties fo:break-before="auto" style:column-width="1.817cm"/>
    </style:style>
    <style:style style:name="co6" style:family="table-column">
      <style:table-column-properties fo:break-before="auto" style:column-width="0.931cm"/>
    </style:style>
    <style:style style:name="co7" style:family="table-column">
      <style:table-column-properties fo:break-before="auto" style:column-width="1.358cm"/>
    </style:style>
    <style:style style:name="co8" style:family="table-column">
      <style:table-column-properties fo:break-before="auto" style:column-width="0.732cm"/>
    </style:style>
    <style:style style:name="co9" style:family="table-column">
      <style:table-column-properties fo:break-before="auto" style:column-width="1.709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0.841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0.923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335cm"/>
    </style:style>
    <style:style style:name="co17" style:family="table-column">
      <style:table-column-properties fo:break-before="auto" style:column-width="1.145cm"/>
    </style:style>
    <style:style style:name="co18" style:family="table-column">
      <style:table-column-properties fo:break-before="auto" style:column-width="0.778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0.811cm"/>
    </style:style>
    <style:style style:name="co21" style:family="table-column">
      <style:table-column-properties fo:break-before="auto" style:column-width="0.977cm"/>
    </style:style>
    <style:style style:name="co22" style:family="table-column">
      <style:table-column-properties fo:break-before="auto" style:column-width="1.127cm"/>
    </style:style>
    <style:style style:name="co23" style:family="table-column">
      <style:table-column-properties fo:break-before="auto" style:column-width="0.783cm"/>
    </style:style>
    <style:style style:name="co24" style:family="table-column">
      <style:table-column-properties fo:break-before="auto" style:column-width="0.857cm"/>
    </style:style>
    <style:style style:name="co25" style:family="table-column">
      <style:table-column-properties fo:break-before="auto" style:column-width="1.129cm"/>
    </style:style>
    <style:style style:name="co26" style:family="table-column">
      <style:table-column-properties fo:break-before="auto" style:column-width="0.981cm"/>
    </style:style>
    <style:style style:name="co27" style:family="table-column">
      <style:table-column-properties fo:break-before="auto" style:column-width="0.824cm"/>
    </style:style>
    <style:style style:name="co28" style:family="table-column">
      <style:table-column-properties fo:break-before="auto" style:column-width="0.579cm"/>
    </style:style>
    <style:style style:name="co29" style:family="table-column">
      <style:table-column-properties fo:break-before="auto" style:column-width="1.159cm"/>
    </style:style>
    <style:style style:name="co30" style:family="table-column">
      <style:table-column-properties fo:break-before="auto" style:column-width="1.191cm"/>
    </style:style>
    <style:style style:name="co31" style:family="table-column">
      <style:table-column-properties fo:break-before="auto" style:column-width="1.042cm"/>
    </style:style>
    <style:style style:name="co32" style:family="table-column">
      <style:table-column-properties fo:break-before="auto" style:column-width="0.794cm"/>
    </style:style>
    <style:style style:name="co33" style:family="table-column">
      <style:table-column-properties fo:break-before="auto" style:column-width="1.221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59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24cm" fo:break-before="auto" style:use-optimal-row-height="false"/>
    </style:style>
    <style:style style:name="ro8" style:family="table-row">
      <style:table-row-properties style:row-height="0.739cm" fo:break-before="auto" style:use-optimal-row-height="false"/>
    </style:style>
    <style:style style:name="ta1" style:family="table" style:master-page-name="PageStyle_5f_Final1">
      <style:table-properties table:display="true" style:writing-mode="lr-tb"/>
    </style:style>
    <style:style style:name="ta2" style:family="table" style:master-page-name="PageStyle_5f_FinalPESO">
      <style:table-properties table:display="true" style:writing-mode="lr-tb"/>
    </style:style>
    <style:style style:name="ta3" style:family="table" style:master-page-name="PageStyle_5f_BD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ed7d3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ackground-color="#ffffd7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ISERROR([.AN3]))" style:apply-style-name="ConditionalStyle_5f_1" style:base-cell-address="Grade.AN3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RROR([.AN3]))" style:apply-style-name="ConditionalStyle_5f_1" style:base-cell-address="Grade.AN3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ISERROR([.AN3]))" style:apply-style-name="ConditionalStyle_5f_1" style:base-cell-address="Grade.AN3"/>
    </style:style>
    <style:style style:name="ce9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RROR([.AN3]))" style:apply-style-name="ConditionalStyle_5f_1" style:base-cell-address="Grade.AN3"/>
    </style:style>
    <style:style style:name="ce95" style:family="table-cell" style:parent-style-name="Default">
      <style:text-properties fo:font-size="10pt" style:font-size-asian="10pt" style:font-size-complex="10pt"/>
    </style:style>
    <style:style style:name="ce96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ed7d3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 style:data-style-name="N10">
      <style:table-cell-properties fo:background-color="#9cc2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ackground-color="#ffa6a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cfe2f3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66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fo:background-color="#d9ead3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d9ead3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ead1dc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d7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ackground-color="#d9ead3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d9ead3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fo:background-color="#ffffd7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1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ade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" table:default-cell-style-name="Default"/>
        <table:table-column table:style-name="co9" table:number-columns-repeated="10" table:default-cell-style-name="Default"/>
        <table:table-column table:style-name="co10" table:visibility="collapse" table:number-columns-repeated="12" table:default-cell-style-name="Default"/>
        <table:table-column table:style-name="co11" table:visibility="collapse" table:number-columns-repeated="10" table:default-cell-style-name="Default"/>
        <table:table-column table:style-name="co12" table:visibility="collapse" table:number-columns-repeated="5" table:default-cell-style-name="Default"/>
        <table:table-column table:style-name="co11" table:visibility="collapse" table:number-columns-repeated="26" table:default-cell-style-name="Default"/>
        <table:table-column table:style-name="co13" table:visibility="collapse" table:default-cell-style-name="Default"/>
        <table:table-column table:style-name="co11" table:visibility="collapse" table:number-columns-repeated="18" table:default-cell-style-name="Default"/>
        <table:table-column table:style-name="co14" table:visibility="collapse" table:number-columns-repeated="19" table:default-cell-style-name="Default"/>
        <table:table-column table:style-name="co14" table:number-columns-repeated="903" table:default-cell-style-name="Default"/>
        <table:table-column table:style-name="co15" table:number-columns-repeated="3" table:default-cell-style-name="Default"/>
        <table:table-row table:style-name="ro1">
          <table:table-cell table:style-name="ce65" table:number-columns-repeated="6"/>
          <table:table-cell table:style-name="ce76"/>
          <table:table-cell table:style-name="ce65" table:number-columns-repeated="92"/>
          <table:table-cell table:number-columns-repeated="925"/>
        </table:table-row>
        <table:table-row table:style-name="ro2">
          <table:table-cell table:style-name="ce66" office:value-type="string" calcext:value-type="string">
            <text:p>check name</text:p>
          </table:table-cell>
          <table:table-cell table:style-name="ce70" office:value-type="string" calcext:value-type="string">
            <text:p>Page</text:p>
          </table:table-cell>
          <table:table-cell table:style-name="ce70" office:value-type="string" calcext:value-type="string">
            <text:p>ID</text:p>
          </table:table-cell>
          <table:table-cell table:style-name="ce70" office:value-type="string" calcext:value-type="string">
            <text:p>Answer</text:p>
          </table:table-cell>
          <table:table-cell table:style-name="ce70" office:value-type="string" calcext:value-type="string">
            <text:p>Question</text:p>
          </table:table-cell>
          <table:table-cell table:style-name="ce70" office:value-type="string" calcext:value-type="string">
            <text:p>Fail</text:p>
          </table:table-cell>
          <table:table-cell table:style-name="ce70" office:value-type="string" calcext:value-type="string">
            <text:p>Grad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91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92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35" calcext:value-type="float">
            <text:p>35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37" calcext:value-type="float">
            <text:p>37</text:p>
          </table:table-cell>
          <table:table-cell table:style-name="ce66" office:value-type="float" office:value="38" calcext:value-type="float">
            <text:p>38</text:p>
          </table:table-cell>
          <table:table-cell table:style-name="ce66" office:value-type="float" office:value="39" calcext:value-type="float">
            <text:p>39</text:p>
          </table:table-cell>
          <table:table-cell table:style-name="ce66" office:value-type="float" office:value="40" calcext:value-type="float">
            <text:p>40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42" calcext:value-type="float">
            <text:p>42</text:p>
          </table:table-cell>
          <table:table-cell table:style-name="ce66" office:value-type="float" office:value="43" calcext:value-type="float">
            <text:p>43</text:p>
          </table:table-cell>
          <table:table-cell table:style-name="ce66" office:value-type="float" office:value="44" calcext:value-type="float">
            <text:p>44</text:p>
          </table:table-cell>
          <table:table-cell table:style-name="ce66" office:value-type="float" office:value="45" calcext:value-type="float">
            <text:p>45</text:p>
          </table:table-cell>
          <table:table-cell table:style-name="ce66" office:value-type="float" office:value="46" calcext:value-type="float">
            <text:p>46</text:p>
          </table:table-cell>
          <table:table-cell table:style-name="ce66" office:value-type="float" office:value="47" calcext:value-type="float">
            <text:p>47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9" calcext:value-type="float">
            <text:p>49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51" calcext:value-type="float">
            <text:p>51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53" calcext:value-type="float">
            <text:p>53</text:p>
          </table:table-cell>
          <table:table-cell table:style-name="ce66" office:value-type="float" office:value="54" calcext:value-type="float">
            <text:p>54</text:p>
          </table:table-cell>
          <table:table-cell table:style-name="ce66" office:value-type="float" office:value="55" calcext:value-type="float">
            <text:p>55</text:p>
          </table:table-cell>
          <table:table-cell table:style-name="ce66" office:value-type="float" office:value="56" calcext:value-type="float">
            <text:p>56</text:p>
          </table:table-cell>
          <table:table-cell table:style-name="ce66" office:value-type="float" office:value="57" calcext:value-type="float">
            <text:p>57</text:p>
          </table:table-cell>
          <table:table-cell table:style-name="ce66" office:value-type="float" office:value="58" calcext:value-type="float">
            <text:p>58</text:p>
          </table:table-cell>
          <table:table-cell table:style-name="ce66" office:value-type="float" office:value="59" calcext:value-type="float">
            <text:p>59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95" table:number-columns-repeated="918"/>
          <table:table-cell table:number-columns-repeated="3"/>
        </table:table-row>
        <table:table-row table:style-name="ro1">
          <table:table-cell table:style-name="ce68"/>
          <table:table-cell table:style-name="ce71" table:formula="of:=[$BD.A2]" office:value-type="float" office:value="1" calcext:value-type="float">
            <text:p>1</text:p>
          </table:table-cell>
          <table:table-cell table:style-name="ce71" table:formula="of:=[$BD.B2]" office:value-type="float" office:value="2" calcext:value-type="float">
            <text:p>2</text:p>
          </table:table-cell>
          <table:table-cell table:style-name="ce71" table:formula="of:=[$BD.C2]" office:value-type="float" office:value="4" calcext:value-type="float">
            <text:p>4</text:p>
          </table:table-cell>
          <table:table-cell table:style-name="ce71" table:formula="of:=[$BD.D2]" office:value-type="float" office:value="10" calcext:value-type="float">
            <text:p>10</text:p>
          </table:table-cell>
          <table:table-cell table:style-name="ce71" table:formula="of:=[$BD.E2]" office:value-type="float" office:value="0" calcext:value-type="float">
            <text:p>0</text:p>
          </table:table-cell>
          <table:table-cell table:style-name="ce77" table:formula="of:=[$BD.F2]" office:value-type="float" office:value="8" calcext:value-type="float">
            <text:p>8</text:p>
          </table:table-cell>
          <table:table-cell table:style-name="ce83" table:formula="of:=[$BD.G2]" office:value-type="string" office:string-value="D/C" calcext:value-type="string">
            <text:p>D/C</text:p>
          </table:table-cell>
          <table:table-cell table:style-name="ce83" table:formula="of:=[$BD.H2]" office:value-type="string" office:string-value="D" calcext:value-type="string">
            <text:p>D</text:p>
          </table:table-cell>
          <table:table-cell table:style-name="ce83" table:formula="of:=[$BD.I2]" office:value-type="string" office:string-value="A" calcext:value-type="string">
            <text:p>A</text:p>
          </table:table-cell>
          <table:table-cell table:style-name="ce83" table:formula="of:=[$BD.J2]" office:value-type="string" office:string-value="A" calcext:value-type="string">
            <text:p>A</text:p>
          </table:table-cell>
          <table:table-cell table:style-name="ce83" table:formula="of:=[$BD.K2]" office:value-type="string" office:string-value="A" calcext:value-type="string">
            <text:p>A</text:p>
          </table:table-cell>
          <table:table-cell table:style-name="ce83" table:formula="of:=[$BD.L2]" office:value-type="string" office:string-value="C" calcext:value-type="string">
            <text:p>C</text:p>
          </table:table-cell>
          <table:table-cell table:style-name="ce83" table:formula="of:=[$BD.M2]" office:value-type="string" office:string-value="D" calcext:value-type="string">
            <text:p>D</text:p>
          </table:table-cell>
          <table:table-cell table:style-name="ce83" table:formula="of:=[$BD.N2]" office:value-type="string" office:string-value="A" calcext:value-type="string">
            <text:p>A</text:p>
          </table:table-cell>
          <table:table-cell table:style-name="ce83" table:formula="of:=[$BD.O2]" office:value-type="string" office:string-value="C/A" calcext:value-type="string">
            <text:p>C/A</text:p>
          </table:table-cell>
          <table:table-cell table:style-name="ce83" table:formula="of:=[$BD.P2]" office:value-type="string" office:string-value="A " calcext:value-type="string">
            <text:p>A </text:p>
          </table:table-cell>
          <table:table-cell table:style-name="ce87" table:formula="of:=[$BD.Q2]" office:value-type="float" office:value="11261203" calcext:value-type="float">
            <text:p>11261203</text:p>
          </table:table-cell>
          <table:table-cell table:style-name="ce87" table:formula="of:=[$BD.R2]" office:value-type="float" office:value="11303210" calcext:value-type="float">
            <text:p>11303210</text:p>
          </table:table-cell>
          <table:table-cell table:style-name="ce87" table:formula="of:=[$BD.S2]" office:value-type="float" office:value="11330213" calcext:value-type="float">
            <text:p>11330213</text:p>
          </table:table-cell>
          <table:table-cell table:style-name="ce87" table:formula="of:=[$BD.T2]" office:value-type="float" office:value="11310132" calcext:value-type="float">
            <text:p>11310132</text:p>
          </table:table-cell>
          <table:table-cell table:style-name="ce87" table:formula="of:=[$BD.U2]" office:value-type="float" office:value="11240231" calcext:value-type="float">
            <text:p>11240231</text:p>
          </table:table-cell>
          <table:table-cell table:style-name="ce87" table:formula="of:=[$BD.V2]" office:value-type="float" office:value="11323102" calcext:value-type="float">
            <text:p>11323102</text:p>
          </table:table-cell>
          <table:table-cell table:style-name="ce87" table:formula="of:=[$BD.W2]" office:value-type="float" office:value="11283120" calcext:value-type="float">
            <text:p>11283120</text:p>
          </table:table-cell>
          <table:table-cell table:style-name="ce87" table:formula="of:=[$BD.X2]" office:value-type="float" office:value="11290321" calcext:value-type="float">
            <text:p>11290321</text:p>
          </table:table-cell>
          <table:table-cell table:style-name="ce87" table:formula="of:=[$BD.Y2]" office:value-type="float" office:value="11250231" calcext:value-type="float">
            <text:p>11250231</text:p>
          </table:table-cell>
          <table:table-cell table:style-name="ce87" table:formula="of:=[$BD.Z2]" office:value-type="float" office:value="11270312" calcext:value-type="float">
            <text:p>11270312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9" table:number-columns-repeated="25"/>
          <table:table-cell table:style-name="ce93"/>
          <table:table-cell table:style-name="ce89" table:number-columns-repeated="34"/>
          <table:table-cell table:style-name="ce88" table:formula="of:=[$BD.CU2]" office:value-type="float" office:value="0" calcext:value-type="float">
            <text:p>0</text:p>
          </table:table-cell>
          <table:table-cell table:style-name="ce88" table:formula="of:=[$BD.CV2]" office:value-type="float" office:value="0" calcext:value-type="float">
            <text:p>0</text:p>
          </table:table-cell>
          <table:table-cell table:style-name="ce88" table:formula="of:=[$BD.CW2]" office:value-type="float" office:value="0" calcext:value-type="float">
            <text:p>0</text:p>
          </table:table-cell>
          <table:table-cell table:style-name="ce88" table:formula="of:=[$BD.CX2]" office:value-type="float" office:value="0" calcext:value-type="float">
            <text:p>0</text:p>
          </table:table-cell>
          <table:table-cell table:style-name="ce96" table:number-columns-repeated="15"/>
          <table:table-cell table:style-name="ce88" table:number-columns-repeated="23"/>
          <table:table-cell table:style-name="ce96" table:number-columns-repeated="883"/>
        </table:table-row>
        <table:table-row table:style-name="ro1">
          <table:table-cell table:style-name="ce68"/>
          <table:table-cell table:style-name="ce71" table:formula="of:=[$BD.A3]" office:value-type="float" office:value="2" calcext:value-type="float">
            <text:p>2</text:p>
          </table:table-cell>
          <table:table-cell table:style-name="ce71" table:formula="of:=[$BD.B3]" office:value-type="float" office:value="5" calcext:value-type="float">
            <text:p>5</text:p>
          </table:table-cell>
          <table:table-cell table:style-name="ce71" table:formula="of:=[$BD.C3]" office:value-type="float" office:value="4" calcext:value-type="float">
            <text:p>4</text:p>
          </table:table-cell>
          <table:table-cell table:style-name="ce71" table:formula="of:=[$BD.D3]" office:value-type="float" office:value="10" calcext:value-type="float">
            <text:p>10</text:p>
          </table:table-cell>
          <table:table-cell table:style-name="ce75" table:formula="of:=[$BD.E3]" office:value-type="float" office:value="1" calcext:value-type="float">
            <text:p>1</text:p>
          </table:table-cell>
          <table:table-cell table:style-name="ce77" table:formula="of:=[$BD.F3]" office:value-type="float" office:value="9" calcext:value-type="float">
            <text:p>9</text:p>
          </table:table-cell>
          <table:table-cell table:style-name="ce83" table:formula="of:=[$BD.G3]" office:value-type="string" office:string-value="C" calcext:value-type="string">
            <text:p>C</text:p>
          </table:table-cell>
          <table:table-cell table:style-name="ce83" table:formula="of:=[$BD.H3]" office:value-type="string" office:string-value="B" calcext:value-type="string">
            <text:p>B</text:p>
          </table:table-cell>
          <table:table-cell table:style-name="ce83" table:formula="of:=[$BD.I3]" office:value-type="string" office:string-value="D" calcext:value-type="string">
            <text:p>D</text:p>
          </table:table-cell>
          <table:table-cell table:style-name="ce83" table:formula="of:=[$BD.J3]" office:value-type="string" office:string-value="B" calcext:value-type="string">
            <text:p>B</text:p>
          </table:table-cell>
          <table:table-cell table:style-name="ce83" table:formula="of:=[$BD.K3]" office:value-type="string" office:string-value="B" calcext:value-type="string">
            <text:p>B</text:p>
          </table:table-cell>
          <table:table-cell table:style-name="ce83" table:formula="of:=[$BD.L3]" office:value-type="string" office:string-value="B" calcext:value-type="string">
            <text:p>B</text:p>
          </table:table-cell>
          <table:table-cell table:style-name="ce83" table:formula="of:=[$BD.M3]" office:value-type="string" office:string-value="A" calcext:value-type="string">
            <text:p>A</text:p>
          </table:table-cell>
          <table:table-cell table:style-name="ce83" table:formula="of:=[$BD.N3]" office:value-type="string" office:string-value="A" calcext:value-type="string">
            <text:p>A</text:p>
          </table:table-cell>
          <table:table-cell table:style-name="ce86" table:formula="of:=[$BD.O3]" office:value-type="string" office:string-value="0/B" calcext:value-type="string">
            <text:p>0/B</text:p>
          </table:table-cell>
          <table:table-cell table:style-name="ce83" table:formula="of:=[$BD.P3]" office:value-type="string" office:string-value="D " calcext:value-type="string">
            <text:p>D </text:p>
          </table:table-cell>
          <table:table-cell table:style-name="ce87" table:formula="of:=[$BD.Q3]" office:value-type="float" office:value="11293102" calcext:value-type="float">
            <text:p>11293102</text:p>
          </table:table-cell>
          <table:table-cell table:style-name="ce87" table:formula="of:=[$BD.R3]" office:value-type="float" office:value="11322013" calcext:value-type="float">
            <text:p>11322013</text:p>
          </table:table-cell>
          <table:table-cell table:style-name="ce87" table:formula="of:=[$BD.S3]" office:value-type="float" office:value="11311320" calcext:value-type="float">
            <text:p>11311320</text:p>
          </table:table-cell>
          <table:table-cell table:style-name="ce87" table:formula="of:=[$BD.T3]" office:value-type="float" office:value="11271023" calcext:value-type="float">
            <text:p>11271023</text:p>
          </table:table-cell>
          <table:table-cell table:style-name="ce87" table:formula="of:=[$BD.U3]" office:value-type="float" office:value="11282031" calcext:value-type="float">
            <text:p>11282031</text:p>
          </table:table-cell>
          <table:table-cell table:style-name="ce87" table:formula="of:=[$BD.V3]" office:value-type="float" office:value="11253012" calcext:value-type="float">
            <text:p>11253012</text:p>
          </table:table-cell>
          <table:table-cell table:style-name="ce87" table:formula="of:=[$BD.W3]" office:value-type="float" office:value="11240321" calcext:value-type="float">
            <text:p>11240321</text:p>
          </table:table-cell>
          <table:table-cell table:style-name="ce87" table:formula="of:=[$BD.X3]" office:value-type="float" office:value="11330213" calcext:value-type="float">
            <text:p>11330213</text:p>
          </table:table-cell>
          <table:table-cell table:style-name="ce87" table:formula="of:=[$BD.Y3]" office:value-type="float" office:value="11263021" calcext:value-type="float">
            <text:p>11263021</text:p>
          </table:table-cell>
          <table:table-cell table:style-name="ce87" table:formula="of:=[$BD.Z3]" office:value-type="float" office:value="11303210" calcext:value-type="float">
            <text:p>11303210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9" table:number-columns-repeated="25"/>
          <table:table-cell table:style-name="ce93"/>
          <table:table-cell table:style-name="ce89" table:number-columns-repeated="34"/>
          <table:table-cell table:style-name="ce88" table:formula="of:=[$BD.CU3]" office:value-type="float" office:value="0" calcext:value-type="float">
            <text:p>0</text:p>
          </table:table-cell>
          <table:table-cell table:style-name="ce88" table:formula="of:=[$BD.CV3]" office:value-type="float" office:value="0" calcext:value-type="float">
            <text:p>0</text:p>
          </table:table-cell>
          <table:table-cell table:style-name="ce88" table:formula="of:=[$BD.CW3]" office:value-type="float" office:value="0" calcext:value-type="float">
            <text:p>0</text:p>
          </table:table-cell>
          <table:table-cell table:style-name="ce88" table:formula="of:=[$BD.CX3]" office:value-type="float" office:value="0" calcext:value-type="float">
            <text:p>0</text:p>
          </table:table-cell>
          <table:table-cell table:style-name="ce96" table:number-columns-repeated="15"/>
          <table:table-cell table:style-name="ce88" table:number-columns-repeated="23"/>
          <table:table-cell table:style-name="ce96" table:number-columns-repeated="883"/>
        </table:table-row>
        <table:table-row table:style-name="ro1">
          <table:table-cell table:style-name="ce68"/>
          <table:table-cell table:style-name="ce71" table:formula="of:=[$BD.A4]" office:value-type="float" office:value="3" calcext:value-type="float">
            <text:p>3</text:p>
          </table:table-cell>
          <table:table-cell table:style-name="ce71" table:formula="of:=[$BD.B4]" office:value-type="float" office:value="4" calcext:value-type="float">
            <text:p>4</text:p>
          </table:table-cell>
          <table:table-cell table:style-name="ce71" table:formula="of:=[$BD.C4]" office:value-type="float" office:value="4" calcext:value-type="float">
            <text:p>4</text:p>
          </table:table-cell>
          <table:table-cell table:style-name="ce71" table:formula="of:=[$BD.D4]" office:value-type="float" office:value="10" calcext:value-type="float">
            <text:p>10</text:p>
          </table:table-cell>
          <table:table-cell table:style-name="ce71" table:formula="of:=[$BD.E4]" office:value-type="float" office:value="0" calcext:value-type="float">
            <text:p>0</text:p>
          </table:table-cell>
          <table:table-cell table:style-name="ce77" table:formula="of:=[$BD.F4]" office:value-type="float" office:value="8" calcext:value-type="float">
            <text:p>8</text:p>
          </table:table-cell>
          <table:table-cell table:style-name="ce83" table:formula="of:=[$BD.G4]" office:value-type="string" office:string-value="C/D" calcext:value-type="string">
            <text:p>C/D</text:p>
          </table:table-cell>
          <table:table-cell table:style-name="ce83" table:formula="of:=[$BD.H4]" office:value-type="string" office:string-value="B" calcext:value-type="string">
            <text:p>B</text:p>
          </table:table-cell>
          <table:table-cell table:style-name="ce83" table:formula="of:=[$BD.I4]" office:value-type="string" office:string-value="C" calcext:value-type="string">
            <text:p>C</text:p>
          </table:table-cell>
          <table:table-cell table:style-name="ce83" table:formula="of:=[$BD.J4]" office:value-type="string" office:string-value="C" calcext:value-type="string">
            <text:p>C</text:p>
          </table:table-cell>
          <table:table-cell table:style-name="ce83" table:formula="of:=[$BD.K4]" office:value-type="string" office:string-value="B/D" calcext:value-type="string">
            <text:p>B/D</text:p>
          </table:table-cell>
          <table:table-cell table:style-name="ce83" table:formula="of:=[$BD.L4]" office:value-type="string" office:string-value="C" calcext:value-type="string">
            <text:p>C</text:p>
          </table:table-cell>
          <table:table-cell table:style-name="ce83" table:formula="of:=[$BD.M4]" office:value-type="string" office:string-value="C" calcext:value-type="string">
            <text:p>C</text:p>
          </table:table-cell>
          <table:table-cell table:style-name="ce83" table:formula="of:=[$BD.N4]" office:value-type="string" office:string-value="A" calcext:value-type="string">
            <text:p>A</text:p>
          </table:table-cell>
          <table:table-cell table:style-name="ce83" table:formula="of:=[$BD.O4]" office:value-type="string" office:string-value="C" calcext:value-type="string">
            <text:p>C</text:p>
          </table:table-cell>
          <table:table-cell table:style-name="ce83" table:formula="of:=[$BD.P4]" office:value-type="string" office:string-value="C " calcext:value-type="string">
            <text:p>C </text:p>
          </table:table-cell>
          <table:table-cell table:style-name="ce87" table:formula="of:=[$BD.Q4]" office:value-type="float" office:value="11251320" calcext:value-type="float">
            <text:p>11251320</text:p>
          </table:table-cell>
          <table:table-cell table:style-name="ce87" table:formula="of:=[$BD.R4]" office:value-type="float" office:value="11322013" calcext:value-type="float">
            <text:p>11322013</text:p>
          </table:table-cell>
          <table:table-cell table:style-name="ce87" table:formula="of:=[$BD.S4]" office:value-type="float" office:value="11291203" calcext:value-type="float">
            <text:p>11291203</text:p>
          </table:table-cell>
          <table:table-cell table:style-name="ce87" table:formula="of:=[$BD.T4]" office:value-type="float" office:value="11273102" calcext:value-type="float">
            <text:p>11273102</text:p>
          </table:table-cell>
          <table:table-cell table:style-name="ce87" table:formula="of:=[$BD.U4]" office:value-type="float" office:value="11301320" calcext:value-type="float">
            <text:p>11301320</text:p>
          </table:table-cell>
          <table:table-cell table:style-name="ce87" table:formula="of:=[$BD.V4]" office:value-type="float" office:value="11331302" calcext:value-type="float">
            <text:p>11331302</text:p>
          </table:table-cell>
          <table:table-cell table:style-name="ce87" table:formula="of:=[$BD.W4]" office:value-type="float" office:value="11261302" calcext:value-type="float">
            <text:p>11261302</text:p>
          </table:table-cell>
          <table:table-cell table:style-name="ce87" table:formula="of:=[$BD.X4]" office:value-type="float" office:value="11310321" calcext:value-type="float">
            <text:p>11310321</text:p>
          </table:table-cell>
          <table:table-cell table:style-name="ce87" table:formula="of:=[$BD.Y4]" office:value-type="float" office:value="11242301" calcext:value-type="float">
            <text:p>11242301</text:p>
          </table:table-cell>
          <table:table-cell table:style-name="ce87" table:formula="of:=[$BD.Z4]" office:value-type="float" office:value="11281203" calcext:value-type="float">
            <text:p>11281203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9" table:number-columns-repeated="25"/>
          <table:table-cell table:style-name="ce93"/>
          <table:table-cell table:style-name="ce89" table:number-columns-repeated="34"/>
          <table:table-cell table:style-name="ce88" table:formula="of:=[$BD.CU4]" office:value-type="float" office:value="0" calcext:value-type="float">
            <text:p>0</text:p>
          </table:table-cell>
          <table:table-cell table:style-name="ce88" table:formula="of:=[$BD.CV4]" office:value-type="float" office:value="0" calcext:value-type="float">
            <text:p>0</text:p>
          </table:table-cell>
          <table:table-cell table:style-name="ce88" table:formula="of:=[$BD.CW4]" office:value-type="float" office:value="0" calcext:value-type="float">
            <text:p>0</text:p>
          </table:table-cell>
          <table:table-cell table:style-name="ce88" table:formula="of:=[$BD.CX4]" office:value-type="float" office:value="0" calcext:value-type="float">
            <text:p>0</text:p>
          </table:table-cell>
          <table:table-cell table:style-name="ce96" table:number-columns-repeated="15"/>
          <table:table-cell table:style-name="ce88" table:number-columns-repeated="23"/>
          <table:table-cell table:style-name="ce96" table:number-columns-repeated="883"/>
        </table:table-row>
        <table:table-row table:style-name="ro1">
          <table:table-cell table:style-name="ce68"/>
          <table:table-cell table:style-name="ce71" table:formula="of:=[$BD.A5]" office:value-type="float" office:value="4" calcext:value-type="float">
            <text:p>4</text:p>
          </table:table-cell>
          <table:table-cell table:style-name="ce71" table:formula="of:=[$BD.B5]" office:value-type="float" office:value="1" calcext:value-type="float">
            <text:p>1</text:p>
          </table:table-cell>
          <table:table-cell table:style-name="ce71" table:formula="of:=[$BD.C5]" office:value-type="float" office:value="4" calcext:value-type="float">
            <text:p>4</text:p>
          </table:table-cell>
          <table:table-cell table:style-name="ce71" table:formula="of:=[$BD.D5]" office:value-type="float" office:value="10" calcext:value-type="float">
            <text:p>10</text:p>
          </table:table-cell>
          <table:table-cell table:style-name="ce71" table:formula="of:=[$BD.E5]" office:value-type="float" office:value="0" calcext:value-type="float">
            <text:p>0</text:p>
          </table:table-cell>
          <table:table-cell table:style-name="ce77" table:formula="of:=[$BD.F5]" office:value-type="float" office:value="3" calcext:value-type="float">
            <text:p>3</text:p>
          </table:table-cell>
          <table:table-cell table:style-name="ce83" table:formula="of:=[$BD.G5]" office:value-type="string" office:string-value="A/C" calcext:value-type="string">
            <text:p>A/C</text:p>
          </table:table-cell>
          <table:table-cell table:style-name="ce83" table:formula="of:=[$BD.H5]" office:value-type="string" office:string-value="D" calcext:value-type="string">
            <text:p>D</text:p>
          </table:table-cell>
          <table:table-cell table:style-name="ce83" table:formula="of:=[$BD.I5]" office:value-type="string" office:string-value="C/D" calcext:value-type="string">
            <text:p>C/D</text:p>
          </table:table-cell>
          <table:table-cell table:style-name="ce83" table:formula="of:=[$BD.J5]" office:value-type="string" office:string-value="C/B" calcext:value-type="string">
            <text:p>C/B</text:p>
          </table:table-cell>
          <table:table-cell table:style-name="ce83" table:formula="of:=[$BD.K5]" office:value-type="string" office:string-value="C/B" calcext:value-type="string">
            <text:p>C/B</text:p>
          </table:table-cell>
          <table:table-cell table:style-name="ce83" table:formula="of:=[$BD.L5]" office:value-type="string" office:string-value="C" calcext:value-type="string">
            <text:p>C</text:p>
          </table:table-cell>
          <table:table-cell table:style-name="ce83" table:formula="of:=[$BD.M5]" office:value-type="string" office:string-value="A" calcext:value-type="string">
            <text:p>A</text:p>
          </table:table-cell>
          <table:table-cell table:style-name="ce83" table:formula="of:=[$BD.N5]" office:value-type="string" office:string-value="C/B" calcext:value-type="string">
            <text:p>C/B</text:p>
          </table:table-cell>
          <table:table-cell table:style-name="ce83" table:formula="of:=[$BD.O5]" office:value-type="string" office:string-value="A/D" calcext:value-type="string">
            <text:p>A/D</text:p>
          </table:table-cell>
          <table:table-cell table:style-name="ce83" table:formula="of:=[$BD.P5]" office:value-type="string" office:string-value="B/D " calcext:value-type="string">
            <text:p>B/D </text:p>
          </table:table-cell>
          <table:table-cell table:style-name="ce87" table:formula="of:=[$BD.Q5]" office:value-type="float" office:value="11322301" calcext:value-type="float">
            <text:p>11322301</text:p>
          </table:table-cell>
          <table:table-cell table:style-name="ce87" table:formula="of:=[$BD.R5]" office:value-type="float" office:value="11282130" calcext:value-type="float">
            <text:p>11282130</text:p>
          </table:table-cell>
          <table:table-cell table:style-name="ce87" table:formula="of:=[$BD.S5]" office:value-type="float" office:value="11251320" calcext:value-type="float">
            <text:p>11251320</text:p>
          </table:table-cell>
          <table:table-cell table:style-name="ce87" table:formula="of:=[$BD.T5]" office:value-type="float" office:value="11331023" calcext:value-type="float">
            <text:p>11331023</text:p>
          </table:table-cell>
          <table:table-cell table:style-name="ce87" table:formula="of:=[$BD.U5]" office:value-type="float" office:value="11241032" calcext:value-type="float">
            <text:p>11241032</text:p>
          </table:table-cell>
          <table:table-cell table:style-name="ce87" table:formula="of:=[$BD.V5]" office:value-type="float" office:value="11263102" calcext:value-type="float">
            <text:p>11263102</text:p>
          </table:table-cell>
          <table:table-cell table:style-name="ce87" table:formula="of:=[$BD.W5]" office:value-type="float" office:value="11300213" calcext:value-type="float">
            <text:p>11300213</text:p>
          </table:table-cell>
          <table:table-cell table:style-name="ce87" table:formula="of:=[$BD.X5]" office:value-type="float" office:value="11273012" calcext:value-type="float">
            <text:p>11273012</text:p>
          </table:table-cell>
          <table:table-cell table:style-name="ce87" table:formula="of:=[$BD.Y5]" office:value-type="float" office:value="11293120" calcext:value-type="float">
            <text:p>11293120</text:p>
          </table:table-cell>
          <table:table-cell table:style-name="ce87" table:formula="of:=[$BD.Z5]" office:value-type="float" office:value="11311230" calcext:value-type="float">
            <text:p>11311230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9" table:number-columns-repeated="25"/>
          <table:table-cell table:style-name="ce93"/>
          <table:table-cell table:style-name="ce89" table:number-columns-repeated="34"/>
          <table:table-cell table:style-name="ce88" table:formula="of:=[$BD.CU5]" office:value-type="float" office:value="0" calcext:value-type="float">
            <text:p>0</text:p>
          </table:table-cell>
          <table:table-cell table:style-name="ce88" table:formula="of:=[$BD.CV5]" office:value-type="float" office:value="0" calcext:value-type="float">
            <text:p>0</text:p>
          </table:table-cell>
          <table:table-cell table:style-name="ce88" table:formula="of:=[$BD.CW5]" office:value-type="float" office:value="0" calcext:value-type="float">
            <text:p>0</text:p>
          </table:table-cell>
          <table:table-cell table:style-name="ce88" table:formula="of:=[$BD.CX5]" office:value-type="float" office:value="0" calcext:value-type="float">
            <text:p>0</text:p>
          </table:table-cell>
          <table:table-cell table:style-name="ce96" table:number-columns-repeated="15"/>
          <table:table-cell table:style-name="ce88" table:number-columns-repeated="23"/>
          <table:table-cell table:style-name="ce96" table:number-columns-repeated="883"/>
        </table:table-row>
        <table:table-row table:style-name="ro1">
          <table:table-cell table:style-name="ce68"/>
          <table:table-cell table:style-name="ce71" table:formula="of:=[$BD.A6]" office:value-type="float" office:value="5" calcext:value-type="float">
            <text:p>5</text:p>
          </table:table-cell>
          <table:table-cell table:style-name="ce71" table:formula="of:=[$BD.B6]" office:value-type="float" office:value="2" calcext:value-type="float">
            <text:p>2</text:p>
          </table:table-cell>
          <table:table-cell table:style-name="ce71" table:formula="of:=[$BD.C6]" office:value-type="float" office:value="4" calcext:value-type="float">
            <text:p>4</text:p>
          </table:table-cell>
          <table:table-cell table:style-name="ce71" table:formula="of:=[$BD.D6]" office:value-type="float" office:value="10" calcext:value-type="float">
            <text:p>10</text:p>
          </table:table-cell>
          <table:table-cell table:style-name="ce71" table:formula="of:=[$BD.E6]" office:value-type="float" office:value="0" calcext:value-type="float">
            <text:p>0</text:p>
          </table:table-cell>
          <table:table-cell table:style-name="ce77" table:formula="of:=[$BD.F6]" office:value-type="float" office:value="10" calcext:value-type="float">
            <text:p>10</text:p>
          </table:table-cell>
          <table:table-cell table:style-name="ce83" table:formula="of:=[$BD.G6]" office:value-type="string" office:string-value="C" calcext:value-type="string">
            <text:p>C</text:p>
          </table:table-cell>
          <table:table-cell table:style-name="ce83" table:formula="of:=[$BD.H6]" office:value-type="string" office:string-value="D" calcext:value-type="string">
            <text:p>D</text:p>
          </table:table-cell>
          <table:table-cell table:style-name="ce83" table:formula="of:=[$BD.I6]" office:value-type="string" office:string-value="A" calcext:value-type="string">
            <text:p>A</text:p>
          </table:table-cell>
          <table:table-cell table:style-name="ce83" table:formula="of:=[$BD.J6]" office:value-type="string" office:string-value="A" calcext:value-type="string">
            <text:p>A</text:p>
          </table:table-cell>
          <table:table-cell table:style-name="ce83" table:formula="of:=[$BD.K6]" office:value-type="string" office:string-value="A" calcext:value-type="string">
            <text:p>A</text:p>
          </table:table-cell>
          <table:table-cell table:style-name="ce83" table:formula="of:=[$BD.L6]" office:value-type="string" office:string-value="C" calcext:value-type="string">
            <text:p>C</text:p>
          </table:table-cell>
          <table:table-cell table:style-name="ce83" table:formula="of:=[$BD.M6]" office:value-type="string" office:string-value="D" calcext:value-type="string">
            <text:p>D</text:p>
          </table:table-cell>
          <table:table-cell table:style-name="ce83" table:formula="of:=[$BD.N6]" office:value-type="string" office:string-value="A" calcext:value-type="string">
            <text:p>A</text:p>
          </table:table-cell>
          <table:table-cell table:style-name="ce83" table:formula="of:=[$BD.O6]" office:value-type="string" office:string-value="A" calcext:value-type="string">
            <text:p>A</text:p>
          </table:table-cell>
          <table:table-cell table:style-name="ce83" table:formula="of:=[$BD.P6]" office:value-type="string" office:string-value="A " calcext:value-type="string">
            <text:p>A </text:p>
          </table:table-cell>
          <table:table-cell table:style-name="ce87" table:formula="of:=[$BD.Q6]" office:value-type="float" office:value="11261203" calcext:value-type="float">
            <text:p>11261203</text:p>
          </table:table-cell>
          <table:table-cell table:style-name="ce87" table:formula="of:=[$BD.R6]" office:value-type="float" office:value="11303210" calcext:value-type="float">
            <text:p>11303210</text:p>
          </table:table-cell>
          <table:table-cell table:style-name="ce87" table:formula="of:=[$BD.S6]" office:value-type="float" office:value="11330213" calcext:value-type="float">
            <text:p>11330213</text:p>
          </table:table-cell>
          <table:table-cell table:style-name="ce87" table:formula="of:=[$BD.T6]" office:value-type="float" office:value="11310132" calcext:value-type="float">
            <text:p>11310132</text:p>
          </table:table-cell>
          <table:table-cell table:style-name="ce87" table:formula="of:=[$BD.U6]" office:value-type="float" office:value="11240231" calcext:value-type="float">
            <text:p>11240231</text:p>
          </table:table-cell>
          <table:table-cell table:style-name="ce87" table:formula="of:=[$BD.V6]" office:value-type="float" office:value="11323102" calcext:value-type="float">
            <text:p>11323102</text:p>
          </table:table-cell>
          <table:table-cell table:style-name="ce87" table:formula="of:=[$BD.W6]" office:value-type="float" office:value="11283120" calcext:value-type="float">
            <text:p>11283120</text:p>
          </table:table-cell>
          <table:table-cell table:style-name="ce87" table:formula="of:=[$BD.X6]" office:value-type="float" office:value="11290321" calcext:value-type="float">
            <text:p>11290321</text:p>
          </table:table-cell>
          <table:table-cell table:style-name="ce87" table:formula="of:=[$BD.Y6]" office:value-type="float" office:value="11250231" calcext:value-type="float">
            <text:p>11250231</text:p>
          </table:table-cell>
          <table:table-cell table:style-name="ce87" table:formula="of:=[$BD.Z6]" office:value-type="float" office:value="11270312" calcext:value-type="float">
            <text:p>11270312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9" table:number-columns-repeated="25"/>
          <table:table-cell table:style-name="ce93"/>
          <table:table-cell table:style-name="ce89" table:number-columns-repeated="34"/>
          <table:table-cell table:style-name="ce88" table:formula="of:=[$BD.CU11]" office:value-type="float" office:value="0" calcext:value-type="float">
            <text:p>0</text:p>
          </table:table-cell>
          <table:table-cell table:style-name="ce88" table:formula="of:=[$BD.CV11]" office:value-type="float" office:value="0" calcext:value-type="float">
            <text:p>0</text:p>
          </table:table-cell>
          <table:table-cell table:style-name="ce88" table:formula="of:=[$BD.CW11]" office:value-type="float" office:value="0" calcext:value-type="float">
            <text:p>0</text:p>
          </table:table-cell>
          <table:table-cell table:style-name="ce88" table:formula="of:=[$BD.CX11]" office:value-type="float" office:value="0" calcext:value-type="float">
            <text:p>0</text:p>
          </table:table-cell>
          <table:table-cell table:style-name="ce96" table:number-columns-repeated="15"/>
          <table:table-cell table:style-name="ce88" table:number-columns-repeated="23"/>
          <table:table-cell table:style-name="ce96" table:number-columns-repeated="883"/>
        </table:table-row>
        <table:table-row table:style-name="ro1">
          <table:table-cell table:style-name="ce68"/>
          <table:table-cell table:style-name="ce71" table:formula="of:=[$BD.A7]" office:value-type="float" office:value="6" calcext:value-type="float">
            <text:p>6</text:p>
          </table:table-cell>
          <table:table-cell table:style-name="ce71" table:formula="of:=[$BD.B7]" office:value-type="float" office:value="4" calcext:value-type="float">
            <text:p>4</text:p>
          </table:table-cell>
          <table:table-cell table:style-name="ce71" table:formula="of:=[$BD.C7]" office:value-type="float" office:value="4" calcext:value-type="float">
            <text:p>4</text:p>
          </table:table-cell>
          <table:table-cell table:style-name="ce71" table:formula="of:=[$BD.D7]" office:value-type="float" office:value="10" calcext:value-type="float">
            <text:p>10</text:p>
          </table:table-cell>
          <table:table-cell table:style-name="ce71" table:formula="of:=[$BD.E7]" office:value-type="float" office:value="0" calcext:value-type="float">
            <text:p>0</text:p>
          </table:table-cell>
          <table:table-cell table:style-name="ce77" table:formula="of:=[$BD.F7]" office:value-type="float" office:value="9" calcext:value-type="float">
            <text:p>9</text:p>
          </table:table-cell>
          <table:table-cell table:style-name="ce83" table:formula="of:=[$BD.G7]" office:value-type="string" office:string-value="D" calcext:value-type="string">
            <text:p>D</text:p>
          </table:table-cell>
          <table:table-cell table:style-name="ce83" table:formula="of:=[$BD.H7]" office:value-type="string" office:string-value="B" calcext:value-type="string">
            <text:p>B</text:p>
          </table:table-cell>
          <table:table-cell table:style-name="ce83" table:formula="of:=[$BD.I7]" office:value-type="string" office:string-value="C" calcext:value-type="string">
            <text:p>C</text:p>
          </table:table-cell>
          <table:table-cell table:style-name="ce83" table:formula="of:=[$BD.J7]" office:value-type="string" office:string-value="C" calcext:value-type="string">
            <text:p>C</text:p>
          </table:table-cell>
          <table:table-cell table:style-name="ce83" table:formula="of:=[$BD.K7]" office:value-type="string" office:string-value="D" calcext:value-type="string">
            <text:p>D</text:p>
          </table:table-cell>
          <table:table-cell table:style-name="ce83" table:formula="of:=[$BD.L7]" office:value-type="string" office:string-value="B/C" calcext:value-type="string">
            <text:p>B/C</text:p>
          </table:table-cell>
          <table:table-cell table:style-name="ce83" table:formula="of:=[$BD.M7]" office:value-type="string" office:string-value="C" calcext:value-type="string">
            <text:p>C</text:p>
          </table:table-cell>
          <table:table-cell table:style-name="ce83" table:formula="of:=[$BD.N7]" office:value-type="string" office:string-value="A" calcext:value-type="string">
            <text:p>A</text:p>
          </table:table-cell>
          <table:table-cell table:style-name="ce83" table:formula="of:=[$BD.O7]" office:value-type="string" office:string-value="C" calcext:value-type="string">
            <text:p>C</text:p>
          </table:table-cell>
          <table:table-cell table:style-name="ce83" table:formula="of:=[$BD.P7]" office:value-type="string" office:string-value="C " calcext:value-type="string">
            <text:p>C </text:p>
          </table:table-cell>
          <table:table-cell table:style-name="ce87" table:formula="of:=[$BD.Q7]" office:value-type="float" office:value="11251320" calcext:value-type="float">
            <text:p>11251320</text:p>
          </table:table-cell>
          <table:table-cell table:style-name="ce87" table:formula="of:=[$BD.R7]" office:value-type="float" office:value="11322013" calcext:value-type="float">
            <text:p>11322013</text:p>
          </table:table-cell>
          <table:table-cell table:style-name="ce87" table:formula="of:=[$BD.S7]" office:value-type="float" office:value="11291203" calcext:value-type="float">
            <text:p>11291203</text:p>
          </table:table-cell>
          <table:table-cell table:style-name="ce87" table:formula="of:=[$BD.T7]" office:value-type="float" office:value="11273102" calcext:value-type="float">
            <text:p>11273102</text:p>
          </table:table-cell>
          <table:table-cell table:style-name="ce87" table:formula="of:=[$BD.U7]" office:value-type="float" office:value="11301320" calcext:value-type="float">
            <text:p>11301320</text:p>
          </table:table-cell>
          <table:table-cell table:style-name="ce87" table:formula="of:=[$BD.V7]" office:value-type="float" office:value="11331302" calcext:value-type="float">
            <text:p>11331302</text:p>
          </table:table-cell>
          <table:table-cell table:style-name="ce87" table:formula="of:=[$BD.W7]" office:value-type="float" office:value="11261302" calcext:value-type="float">
            <text:p>11261302</text:p>
          </table:table-cell>
          <table:table-cell table:style-name="ce87" table:formula="of:=[$BD.X7]" office:value-type="float" office:value="11310321" calcext:value-type="float">
            <text:p>11310321</text:p>
          </table:table-cell>
          <table:table-cell table:style-name="ce87" table:formula="of:=[$BD.Y7]" office:value-type="float" office:value="11242301" calcext:value-type="float">
            <text:p>11242301</text:p>
          </table:table-cell>
          <table:table-cell table:style-name="ce87" table:formula="of:=[$BD.Z7]" office:value-type="float" office:value="11281203" calcext:value-type="float">
            <text:p>11281203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9" table:number-columns-repeated="25"/>
          <table:table-cell table:style-name="ce93"/>
          <table:table-cell table:style-name="ce89" table:number-columns-repeated="34"/>
          <table:table-cell table:style-name="ce88" table:formula="of:=[$BD.CU12]" office:value-type="float" office:value="0" calcext:value-type="float">
            <text:p>0</text:p>
          </table:table-cell>
          <table:table-cell table:style-name="ce88" table:formula="of:=[$BD.CV12]" office:value-type="float" office:value="0" calcext:value-type="float">
            <text:p>0</text:p>
          </table:table-cell>
          <table:table-cell table:style-name="ce88" table:formula="of:=[$BD.CW12]" office:value-type="float" office:value="0" calcext:value-type="float">
            <text:p>0</text:p>
          </table:table-cell>
          <table:table-cell table:style-name="ce88" table:formula="of:=[$BD.CX12]" office:value-type="float" office:value="0" calcext:value-type="float">
            <text:p>0</text:p>
          </table:table-cell>
          <table:table-cell table:style-name="ce96" table:number-columns-repeated="15"/>
          <table:table-cell table:style-name="ce88" table:number-columns-repeated="23"/>
          <table:table-cell table:style-name="ce96" table:number-columns-repeated="883"/>
        </table:table-row>
        <table:table-row table:style-name="ro1">
          <table:table-cell table:style-name="ce68"/>
          <table:table-cell table:style-name="ce71" table:formula="of:=[$BD.A8]" office:value-type="float" office:value="7" calcext:value-type="float">
            <text:p>7</text:p>
          </table:table-cell>
          <table:table-cell table:style-name="ce71" table:formula="of:=[$BD.B8]" office:value-type="float" office:value="1" calcext:value-type="float">
            <text:p>1</text:p>
          </table:table-cell>
          <table:table-cell table:style-name="ce71" table:formula="of:=[$BD.C8]" office:value-type="float" office:value="4" calcext:value-type="float">
            <text:p>4</text:p>
          </table:table-cell>
          <table:table-cell table:style-name="ce71" table:formula="of:=[$BD.D8]" office:value-type="float" office:value="10" calcext:value-type="float">
            <text:p>10</text:p>
          </table:table-cell>
          <table:table-cell table:style-name="ce71" table:formula="of:=[$BD.E8]" office:value-type="float" office:value="0" calcext:value-type="float">
            <text:p>0</text:p>
          </table:table-cell>
          <table:table-cell table:style-name="ce77" table:formula="of:=[$BD.F8]" office:value-type="float" office:value="10" calcext:value-type="float">
            <text:p>10</text:p>
          </table:table-cell>
          <table:table-cell table:style-name="ce83" table:formula="of:=[$BD.G8]" office:value-type="string" office:string-value="C" calcext:value-type="string">
            <text:p>C</text:p>
          </table:table-cell>
          <table:table-cell table:style-name="ce83" table:formula="of:=[$BD.H8]" office:value-type="string" office:string-value="D" calcext:value-type="string">
            <text:p>D</text:p>
          </table:table-cell>
          <table:table-cell table:style-name="ce83" table:formula="of:=[$BD.I8]" office:value-type="string" office:string-value="D" calcext:value-type="string">
            <text:p>D</text:p>
          </table:table-cell>
          <table:table-cell table:style-name="ce83" table:formula="of:=[$BD.J8]" office:value-type="string" office:string-value="B" calcext:value-type="string">
            <text:p>B</text:p>
          </table:table-cell>
          <table:table-cell table:style-name="ce83" table:formula="of:=[$BD.K8]" office:value-type="string" office:string-value="B" calcext:value-type="string">
            <text:p>B</text:p>
          </table:table-cell>
          <table:table-cell table:style-name="ce83" table:formula="of:=[$BD.L8]" office:value-type="string" office:string-value="C" calcext:value-type="string">
            <text:p>C</text:p>
          </table:table-cell>
          <table:table-cell table:style-name="ce83" table:formula="of:=[$BD.M8]" office:value-type="string" office:string-value="A" calcext:value-type="string">
            <text:p>A</text:p>
          </table:table-cell>
          <table:table-cell table:style-name="ce83" table:formula="of:=[$BD.N8]" office:value-type="string" office:string-value="B" calcext:value-type="string">
            <text:p>B</text:p>
          </table:table-cell>
          <table:table-cell table:style-name="ce83" table:formula="of:=[$BD.O8]" office:value-type="string" office:string-value="D" calcext:value-type="string">
            <text:p>D</text:p>
          </table:table-cell>
          <table:table-cell table:style-name="ce83" table:formula="of:=[$BD.P8]" office:value-type="string" office:string-value="D " calcext:value-type="string">
            <text:p>D </text:p>
          </table:table-cell>
          <table:table-cell table:style-name="ce87" table:formula="of:=[$BD.Q8]" office:value-type="float" office:value="11322301" calcext:value-type="float">
            <text:p>11322301</text:p>
          </table:table-cell>
          <table:table-cell table:style-name="ce87" table:formula="of:=[$BD.R8]" office:value-type="float" office:value="11282130" calcext:value-type="float">
            <text:p>11282130</text:p>
          </table:table-cell>
          <table:table-cell table:style-name="ce87" table:formula="of:=[$BD.S8]" office:value-type="float" office:value="11251320" calcext:value-type="float">
            <text:p>11251320</text:p>
          </table:table-cell>
          <table:table-cell table:style-name="ce87" table:formula="of:=[$BD.T8]" office:value-type="float" office:value="11331023" calcext:value-type="float">
            <text:p>11331023</text:p>
          </table:table-cell>
          <table:table-cell table:style-name="ce87" table:formula="of:=[$BD.U8]" office:value-type="float" office:value="11241032" calcext:value-type="float">
            <text:p>11241032</text:p>
          </table:table-cell>
          <table:table-cell table:style-name="ce87" table:formula="of:=[$BD.V8]" office:value-type="float" office:value="11263102" calcext:value-type="float">
            <text:p>11263102</text:p>
          </table:table-cell>
          <table:table-cell table:style-name="ce87" table:formula="of:=[$BD.W8]" office:value-type="float" office:value="11300213" calcext:value-type="float">
            <text:p>11300213</text:p>
          </table:table-cell>
          <table:table-cell table:style-name="ce87" table:formula="of:=[$BD.X8]" office:value-type="float" office:value="11273012" calcext:value-type="float">
            <text:p>11273012</text:p>
          </table:table-cell>
          <table:table-cell table:style-name="ce87" table:formula="of:=[$BD.Y8]" office:value-type="float" office:value="11293120" calcext:value-type="float">
            <text:p>11293120</text:p>
          </table:table-cell>
          <table:table-cell table:style-name="ce87" table:formula="of:=[$BD.Z8]" office:value-type="float" office:value="11311230" calcext:value-type="float">
            <text:p>11311230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9" table:number-columns-repeated="25"/>
          <table:table-cell table:style-name="ce93"/>
          <table:table-cell table:style-name="ce89" table:number-columns-repeated="34"/>
          <table:table-cell table:style-name="ce88" table:formula="of:=[$BD.CU13]" office:value-type="float" office:value="0" calcext:value-type="float">
            <text:p>0</text:p>
          </table:table-cell>
          <table:table-cell table:style-name="ce88" table:formula="of:=[$BD.CV13]" office:value-type="float" office:value="0" calcext:value-type="float">
            <text:p>0</text:p>
          </table:table-cell>
          <table:table-cell table:style-name="ce88" table:formula="of:=[$BD.CW13]" office:value-type="float" office:value="0" calcext:value-type="float">
            <text:p>0</text:p>
          </table:table-cell>
          <table:table-cell table:style-name="ce88" table:formula="of:=[$BD.CX13]" office:value-type="float" office:value="0" calcext:value-type="float">
            <text:p>0</text:p>
          </table:table-cell>
          <table:table-cell table:style-name="ce96" table:number-columns-repeated="15"/>
          <table:table-cell table:style-name="ce88" table:number-columns-repeated="23"/>
          <table:table-cell table:style-name="ce96" table:number-columns-repeated="883"/>
        </table:table-row>
        <table:table-row table:style-name="ro1">
          <table:table-cell table:style-name="ce68"/>
          <table:table-cell table:style-name="ce71" table:formula="of:=[$BD.A9]" office:value-type="float" office:value="8" calcext:value-type="float">
            <text:p>8</text:p>
          </table:table-cell>
          <table:table-cell table:style-name="ce71" table:formula="of:=[$BD.B9]" office:value-type="float" office:value="2" calcext:value-type="float">
            <text:p>2</text:p>
          </table:table-cell>
          <table:table-cell table:style-name="ce71" table:formula="of:=[$BD.C9]" office:value-type="float" office:value="4" calcext:value-type="float">
            <text:p>4</text:p>
          </table:table-cell>
          <table:table-cell table:style-name="ce71" table:formula="of:=[$BD.D9]" office:value-type="float" office:value="10" calcext:value-type="float">
            <text:p>10</text:p>
          </table:table-cell>
          <table:table-cell table:style-name="ce71" table:formula="of:=[$BD.E9]" office:value-type="float" office:value="0" calcext:value-type="float">
            <text:p>0</text:p>
          </table:table-cell>
          <table:table-cell table:style-name="ce77" table:formula="of:=[$BD.F9]" office:value-type="float" office:value="10" calcext:value-type="float">
            <text:p>10</text:p>
          </table:table-cell>
          <table:table-cell table:style-name="ce83" table:formula="of:=[$BD.G9]" office:value-type="string" office:string-value="C" calcext:value-type="string">
            <text:p>C</text:p>
          </table:table-cell>
          <table:table-cell table:style-name="ce83" table:formula="of:=[$BD.H9]" office:value-type="string" office:string-value="D" calcext:value-type="string">
            <text:p>D</text:p>
          </table:table-cell>
          <table:table-cell table:style-name="ce83" table:formula="of:=[$BD.I9]" office:value-type="string" office:string-value="A" calcext:value-type="string">
            <text:p>A</text:p>
          </table:table-cell>
          <table:table-cell table:style-name="ce83" table:formula="of:=[$BD.J9]" office:value-type="string" office:string-value="A" calcext:value-type="string">
            <text:p>A</text:p>
          </table:table-cell>
          <table:table-cell table:style-name="ce83" table:formula="of:=[$BD.K9]" office:value-type="string" office:string-value="A" calcext:value-type="string">
            <text:p>A</text:p>
          </table:table-cell>
          <table:table-cell table:style-name="ce83" table:formula="of:=[$BD.L9]" office:value-type="string" office:string-value="C" calcext:value-type="string">
            <text:p>C</text:p>
          </table:table-cell>
          <table:table-cell table:style-name="ce83" table:formula="of:=[$BD.M9]" office:value-type="string" office:string-value="D" calcext:value-type="string">
            <text:p>D</text:p>
          </table:table-cell>
          <table:table-cell table:style-name="ce83" table:formula="of:=[$BD.N9]" office:value-type="string" office:string-value="A" calcext:value-type="string">
            <text:p>A</text:p>
          </table:table-cell>
          <table:table-cell table:style-name="ce83" table:formula="of:=[$BD.O9]" office:value-type="string" office:string-value="A" calcext:value-type="string">
            <text:p>A</text:p>
          </table:table-cell>
          <table:table-cell table:style-name="ce83" table:formula="of:=[$BD.P9]" office:value-type="string" office:string-value="A " calcext:value-type="string">
            <text:p>A </text:p>
          </table:table-cell>
          <table:table-cell table:style-name="ce87" table:formula="of:=[$BD.Q9]" office:value-type="float" office:value="11261203" calcext:value-type="float">
            <text:p>11261203</text:p>
          </table:table-cell>
          <table:table-cell table:style-name="ce87" table:formula="of:=[$BD.R9]" office:value-type="float" office:value="11303210" calcext:value-type="float">
            <text:p>11303210</text:p>
          </table:table-cell>
          <table:table-cell table:style-name="ce87" table:formula="of:=[$BD.S9]" office:value-type="float" office:value="11330213" calcext:value-type="float">
            <text:p>11330213</text:p>
          </table:table-cell>
          <table:table-cell table:style-name="ce87" table:formula="of:=[$BD.T9]" office:value-type="float" office:value="11310132" calcext:value-type="float">
            <text:p>11310132</text:p>
          </table:table-cell>
          <table:table-cell table:style-name="ce87" table:formula="of:=[$BD.U9]" office:value-type="float" office:value="11240231" calcext:value-type="float">
            <text:p>11240231</text:p>
          </table:table-cell>
          <table:table-cell table:style-name="ce87" table:formula="of:=[$BD.V9]" office:value-type="float" office:value="11323102" calcext:value-type="float">
            <text:p>11323102</text:p>
          </table:table-cell>
          <table:table-cell table:style-name="ce87" table:formula="of:=[$BD.W9]" office:value-type="float" office:value="11283120" calcext:value-type="float">
            <text:p>11283120</text:p>
          </table:table-cell>
          <table:table-cell table:style-name="ce87" table:formula="of:=[$BD.X9]" office:value-type="float" office:value="11290321" calcext:value-type="float">
            <text:p>11290321</text:p>
          </table:table-cell>
          <table:table-cell table:style-name="ce87" table:formula="of:=[$BD.Y9]" office:value-type="float" office:value="11250231" calcext:value-type="float">
            <text:p>11250231</text:p>
          </table:table-cell>
          <table:table-cell table:style-name="ce87" table:formula="of:=[$BD.Z9]" office:value-type="float" office:value="11270312" calcext:value-type="float">
            <text:p>11270312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9" table:number-columns-repeated="25"/>
          <table:table-cell table:style-name="ce93"/>
          <table:table-cell table:style-name="ce89" table:number-columns-repeated="34"/>
          <table:table-cell table:style-name="ce88" table:formula="of:=[$BD.CU14]" office:value-type="float" office:value="0" calcext:value-type="float">
            <text:p>0</text:p>
          </table:table-cell>
          <table:table-cell table:style-name="ce88" table:formula="of:=[$BD.CV14]" office:value-type="float" office:value="0" calcext:value-type="float">
            <text:p>0</text:p>
          </table:table-cell>
          <table:table-cell table:style-name="ce88" table:formula="of:=[$BD.CW14]" office:value-type="float" office:value="0" calcext:value-type="float">
            <text:p>0</text:p>
          </table:table-cell>
          <table:table-cell table:style-name="ce88" table:formula="of:=[$BD.CX14]" office:value-type="float" office:value="0" calcext:value-type="float">
            <text:p>0</text:p>
          </table:table-cell>
          <table:table-cell table:style-name="ce96" table:number-columns-repeated="15"/>
          <table:table-cell table:style-name="ce88" table:number-columns-repeated="23"/>
          <table:table-cell table:style-name="ce96" table:number-columns-repeated="883"/>
        </table:table-row>
        <table:table-row table:style-name="ro1">
          <table:table-cell table:style-name="ce68"/>
          <table:table-cell table:style-name="ce71" table:formula="of:=[$BD.A10]" office:value-type="float" office:value="9" calcext:value-type="float">
            <text:p>9</text:p>
          </table:table-cell>
          <table:table-cell table:style-name="ce71" table:formula="of:=[$BD.B10]" office:value-type="float" office:value="5" calcext:value-type="float">
            <text:p>5</text:p>
          </table:table-cell>
          <table:table-cell table:style-name="ce71" table:formula="of:=[$BD.C10]" office:value-type="float" office:value="4" calcext:value-type="float">
            <text:p>4</text:p>
          </table:table-cell>
          <table:table-cell table:style-name="ce71" table:formula="of:=[$BD.D10]" office:value-type="float" office:value="10" calcext:value-type="float">
            <text:p>10</text:p>
          </table:table-cell>
          <table:table-cell table:style-name="ce71" table:formula="of:=[$BD.E10]" office:value-type="float" office:value="0" calcext:value-type="float">
            <text:p>0</text:p>
          </table:table-cell>
          <table:table-cell table:style-name="ce77" table:formula="of:=[$BD.F10]" office:value-type="float" office:value="8" calcext:value-type="float">
            <text:p>8</text:p>
          </table:table-cell>
          <table:table-cell table:style-name="ce83" table:formula="of:=[$BD.G10]" office:value-type="string" office:string-value="D/C" calcext:value-type="string">
            <text:p>D/C</text:p>
          </table:table-cell>
          <table:table-cell table:style-name="ce83" table:formula="of:=[$BD.H10]" office:value-type="string" office:string-value="B" calcext:value-type="string">
            <text:p>B</text:p>
          </table:table-cell>
          <table:table-cell table:style-name="ce83" table:formula="of:=[$BD.I10]" office:value-type="string" office:string-value="A/D" calcext:value-type="string">
            <text:p>A/D</text:p>
          </table:table-cell>
          <table:table-cell table:style-name="ce83" table:formula="of:=[$BD.J10]" office:value-type="string" office:string-value="B" calcext:value-type="string">
            <text:p>B</text:p>
          </table:table-cell>
          <table:table-cell table:style-name="ce83" table:formula="of:=[$BD.K10]" office:value-type="string" office:string-value="B" calcext:value-type="string">
            <text:p>B</text:p>
          </table:table-cell>
          <table:table-cell table:style-name="ce83" table:formula="of:=[$BD.L10]" office:value-type="string" office:string-value="B" calcext:value-type="string">
            <text:p>B</text:p>
          </table:table-cell>
          <table:table-cell table:style-name="ce83" table:formula="of:=[$BD.M10]" office:value-type="string" office:string-value="A" calcext:value-type="string">
            <text:p>A</text:p>
          </table:table-cell>
          <table:table-cell table:style-name="ce83" table:formula="of:=[$BD.N10]" office:value-type="string" office:string-value="A" calcext:value-type="string">
            <text:p>A</text:p>
          </table:table-cell>
          <table:table-cell table:style-name="ce83" table:formula="of:=[$BD.O10]" office:value-type="string" office:string-value="B" calcext:value-type="string">
            <text:p>B</text:p>
          </table:table-cell>
          <table:table-cell table:style-name="ce83" table:formula="of:=[$BD.P10]" office:value-type="string" office:string-value="D " calcext:value-type="string">
            <text:p>D </text:p>
          </table:table-cell>
          <table:table-cell table:style-name="ce87" table:formula="of:=[$BD.Q10]" office:value-type="float" office:value="11293102" calcext:value-type="float">
            <text:p>11293102</text:p>
          </table:table-cell>
          <table:table-cell table:style-name="ce87" table:formula="of:=[$BD.R10]" office:value-type="float" office:value="11322013" calcext:value-type="float">
            <text:p>11322013</text:p>
          </table:table-cell>
          <table:table-cell table:style-name="ce87" table:formula="of:=[$BD.S10]" office:value-type="float" office:value="11311320" calcext:value-type="float">
            <text:p>11311320</text:p>
          </table:table-cell>
          <table:table-cell table:style-name="ce87" table:formula="of:=[$BD.T10]" office:value-type="float" office:value="11271023" calcext:value-type="float">
            <text:p>11271023</text:p>
          </table:table-cell>
          <table:table-cell table:style-name="ce87" table:formula="of:=[$BD.U10]" office:value-type="float" office:value="11282031" calcext:value-type="float">
            <text:p>11282031</text:p>
          </table:table-cell>
          <table:table-cell table:style-name="ce87" table:formula="of:=[$BD.V10]" office:value-type="float" office:value="11253012" calcext:value-type="float">
            <text:p>11253012</text:p>
          </table:table-cell>
          <table:table-cell table:style-name="ce87" table:formula="of:=[$BD.W10]" office:value-type="float" office:value="11240321" calcext:value-type="float">
            <text:p>11240321</text:p>
          </table:table-cell>
          <table:table-cell table:style-name="ce87" table:formula="of:=[$BD.X10]" office:value-type="float" office:value="11330213" calcext:value-type="float">
            <text:p>11330213</text:p>
          </table:table-cell>
          <table:table-cell table:style-name="ce87" table:formula="of:=[$BD.Y10]" office:value-type="float" office:value="11263021" calcext:value-type="float">
            <text:p>11263021</text:p>
          </table:table-cell>
          <table:table-cell table:style-name="ce87" table:formula="of:=[$BD.Z10]" office:value-type="float" office:value="11303210" calcext:value-type="float">
            <text:p>11303210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9" table:number-columns-repeated="25"/>
          <table:table-cell table:style-name="ce93"/>
          <table:table-cell table:style-name="ce89" table:number-columns-repeated="34"/>
          <table:table-cell table:style-name="ce88" table:formula="of:=[$BD.CU15]" office:value-type="float" office:value="0" calcext:value-type="float">
            <text:p>0</text:p>
          </table:table-cell>
          <table:table-cell table:style-name="ce88" table:formula="of:=[$BD.CV15]" office:value-type="float" office:value="0" calcext:value-type="float">
            <text:p>0</text:p>
          </table:table-cell>
          <table:table-cell table:style-name="ce88" table:formula="of:=[$BD.CW15]" office:value-type="float" office:value="0" calcext:value-type="float">
            <text:p>0</text:p>
          </table:table-cell>
          <table:table-cell table:style-name="ce88" table:formula="of:=[$BD.CX15]" office:value-type="float" office:value="0" calcext:value-type="float">
            <text:p>0</text:p>
          </table:table-cell>
          <table:table-cell table:style-name="ce96" table:number-columns-repeated="15"/>
          <table:table-cell table:style-name="ce88" table:number-columns-repeated="23"/>
          <table:table-cell table:style-name="ce96" table:number-columns-repeated="883"/>
        </table:table-row>
        <table:table-row table:style-name="ro1">
          <table:table-cell table:style-name="ce68"/>
          <table:table-cell table:style-name="ce71" table:formula="of:=[$BD.A11]" office:value-type="float" office:value="10" calcext:value-type="float">
            <text:p>10</text:p>
          </table:table-cell>
          <table:table-cell table:style-name="ce71" table:formula="of:=[$BD.B11]" office:value-type="float" office:value="3" calcext:value-type="float">
            <text:p>3</text:p>
          </table:table-cell>
          <table:table-cell table:style-name="ce71" table:formula="of:=[$BD.C11]" office:value-type="float" office:value="4" calcext:value-type="float">
            <text:p>4</text:p>
          </table:table-cell>
          <table:table-cell table:style-name="ce71" table:formula="of:=[$BD.D11]" office:value-type="float" office:value="10" calcext:value-type="float">
            <text:p>10</text:p>
          </table:table-cell>
          <table:table-cell table:style-name="ce71" table:formula="of:=[$BD.E11]" office:value-type="float" office:value="0" calcext:value-type="float">
            <text:p>0</text:p>
          </table:table-cell>
          <table:table-cell table:style-name="ce77" table:formula="of:=[$BD.F11]" office:value-type="float" office:value="9" calcext:value-type="float">
            <text:p>9</text:p>
          </table:table-cell>
          <table:table-cell table:style-name="ce83" table:formula="of:=[$BD.G11]" office:value-type="string" office:string-value="C" calcext:value-type="string">
            <text:p>C</text:p>
          </table:table-cell>
          <table:table-cell table:style-name="ce83" table:formula="of:=[$BD.H11]" office:value-type="string" office:string-value="C" calcext:value-type="string">
            <text:p>C</text:p>
          </table:table-cell>
          <table:table-cell table:style-name="ce83" table:formula="of:=[$BD.I11]" office:value-type="string" office:string-value="D" calcext:value-type="string">
            <text:p>D</text:p>
          </table:table-cell>
          <table:table-cell table:style-name="ce83" table:formula="of:=[$BD.J11]" office:value-type="string" office:string-value="B" calcext:value-type="string">
            <text:p>B</text:p>
          </table:table-cell>
          <table:table-cell table:style-name="ce83" table:formula="of:=[$BD.K11]" office:value-type="string" office:string-value="B" calcext:value-type="string">
            <text:p>B</text:p>
          </table:table-cell>
          <table:table-cell table:style-name="ce83" table:formula="of:=[$BD.L11]" office:value-type="string" office:string-value="D" calcext:value-type="string">
            <text:p>D</text:p>
          </table:table-cell>
          <table:table-cell table:style-name="ce83" table:formula="of:=[$BD.M11]" office:value-type="string" office:string-value="A" calcext:value-type="string">
            <text:p>A</text:p>
          </table:table-cell>
          <table:table-cell table:style-name="ce83" table:formula="of:=[$BD.N11]" office:value-type="string" office:string-value="D" calcext:value-type="string">
            <text:p>D</text:p>
          </table:table-cell>
          <table:table-cell table:style-name="ce83" table:formula="of:=[$BD.O11]" office:value-type="string" office:string-value="B/A" calcext:value-type="string">
            <text:p>B/A</text:p>
          </table:table-cell>
          <table:table-cell table:style-name="ce83" table:formula="of:=[$BD.P11]" office:value-type="string" office:string-value="C " calcext:value-type="string">
            <text:p>C </text:p>
          </table:table-cell>
          <table:table-cell table:style-name="ce87" table:formula="of:=[$BD.Q11]" office:value-type="float" office:value="11323201" calcext:value-type="float">
            <text:p>11323201</text:p>
          </table:table-cell>
          <table:table-cell table:style-name="ce87" table:formula="of:=[$BD.R11]" office:value-type="float" office:value="11253201" calcext:value-type="float">
            <text:p>11253201</text:p>
          </table:table-cell>
          <table:table-cell table:style-name="ce87" table:formula="of:=[$BD.S11]" office:value-type="float" office:value="11263120" calcext:value-type="float">
            <text:p>11263120</text:p>
          </table:table-cell>
          <table:table-cell table:style-name="ce87" table:formula="of:=[$BD.T11]" office:value-type="float" office:value="11243021" calcext:value-type="float">
            <text:p>11243021</text:p>
          </table:table-cell>
          <table:table-cell table:style-name="ce87" table:formula="of:=[$BD.U11]" office:value-type="float" office:value="11283012" calcext:value-type="float">
            <text:p>11283012</text:p>
          </table:table-cell>
          <table:table-cell table:style-name="ce87" table:formula="of:=[$BD.V11]" office:value-type="float" office:value="11272310" calcext:value-type="float">
            <text:p>11272310</text:p>
          </table:table-cell>
          <table:table-cell table:style-name="ce87" table:formula="of:=[$BD.W11]" office:value-type="float" office:value="11310321" calcext:value-type="float">
            <text:p>11310321</text:p>
          </table:table-cell>
          <table:table-cell table:style-name="ce87" table:formula="of:=[$BD.X11]" office:value-type="float" office:value="11301320" calcext:value-type="float">
            <text:p>11301320</text:p>
          </table:table-cell>
          <table:table-cell table:style-name="ce87" table:formula="of:=[$BD.Y11]" office:value-type="float" office:value="11290321" calcext:value-type="float">
            <text:p>11290321</text:p>
          </table:table-cell>
          <table:table-cell table:style-name="ce87" table:formula="of:=[$BD.Z11]" office:value-type="float" office:value="11332301" calcext:value-type="float">
            <text:p>11332301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9" table:number-columns-repeated="25"/>
          <table:table-cell table:style-name="ce93"/>
          <table:table-cell table:style-name="ce89" table:number-columns-repeated="34"/>
          <table:table-cell table:style-name="ce88" table:formula="of:=[$BD.CU16]" office:value-type="float" office:value="0" calcext:value-type="float">
            <text:p>0</text:p>
          </table:table-cell>
          <table:table-cell table:style-name="ce88" table:formula="of:=[$BD.CV16]" office:value-type="float" office:value="0" calcext:value-type="float">
            <text:p>0</text:p>
          </table:table-cell>
          <table:table-cell table:style-name="ce88" table:formula="of:=[$BD.CW16]" office:value-type="float" office:value="0" calcext:value-type="float">
            <text:p>0</text:p>
          </table:table-cell>
          <table:table-cell table:style-name="ce88" table:formula="of:=[$BD.CX16]" office:value-type="float" office:value="0" calcext:value-type="float">
            <text:p>0</text:p>
          </table:table-cell>
          <table:table-cell table:style-name="ce96" table:number-columns-repeated="15"/>
          <table:table-cell table:style-name="ce88" table:number-columns-repeated="23"/>
          <table:table-cell table:style-name="ce96" table:number-columns-repeated="883"/>
        </table:table-row>
        <table:table-row table:style-name="ro1">
          <table:table-cell table:style-name="ce68"/>
          <table:table-cell table:style-name="ce71" table:formula="of:=[$BD.A12]" office:value-type="float" office:value="11" calcext:value-type="float">
            <text:p>11</text:p>
          </table:table-cell>
          <table:table-cell table:style-name="ce71" table:formula="of:=[$BD.B12]" office:value-type="float" office:value="4" calcext:value-type="float">
            <text:p>4</text:p>
          </table:table-cell>
          <table:table-cell table:style-name="ce71" table:formula="of:=[$BD.C12]" office:value-type="float" office:value="4" calcext:value-type="float">
            <text:p>4</text:p>
          </table:table-cell>
          <table:table-cell table:style-name="ce71" table:formula="of:=[$BD.D12]" office:value-type="float" office:value="10" calcext:value-type="float">
            <text:p>10</text:p>
          </table:table-cell>
          <table:table-cell table:style-name="ce75" table:formula="of:=[$BD.E12]" office:value-type="float" office:value="2" calcext:value-type="float">
            <text:p>2</text:p>
          </table:table-cell>
          <table:table-cell table:style-name="ce77" table:formula="of:=[$BD.F12]" office:value-type="float" office:value="8" calcext:value-type="float">
            <text:p>8</text:p>
          </table:table-cell>
          <table:table-cell table:style-name="ce83" table:formula="of:=[$BD.G12]" office:value-type="string" office:string-value="D" calcext:value-type="string">
            <text:p>D</text:p>
          </table:table-cell>
          <table:table-cell table:style-name="ce83" table:formula="of:=[$BD.H12]" office:value-type="string" office:string-value="B" calcext:value-type="string">
            <text:p>B</text:p>
          </table:table-cell>
          <table:table-cell table:style-name="ce86" table:formula="of:=[$BD.I12]" office:value-type="string" office:string-value="0/C" calcext:value-type="string">
            <text:p>0/C</text:p>
          </table:table-cell>
          <table:table-cell table:style-name="ce83" table:formula="of:=[$BD.J12]" office:value-type="string" office:string-value="C" calcext:value-type="string">
            <text:p>C</text:p>
          </table:table-cell>
          <table:table-cell table:style-name="ce83" table:formula="of:=[$BD.K12]" office:value-type="string" office:string-value="D" calcext:value-type="string">
            <text:p>D</text:p>
          </table:table-cell>
          <table:table-cell table:style-name="ce83" table:formula="of:=[$BD.L12]" office:value-type="string" office:string-value="C" calcext:value-type="string">
            <text:p>C</text:p>
          </table:table-cell>
          <table:table-cell table:style-name="ce83" table:formula="of:=[$BD.M12]" office:value-type="string" office:string-value="C" calcext:value-type="string">
            <text:p>C</text:p>
          </table:table-cell>
          <table:table-cell table:style-name="ce83" table:formula="of:=[$BD.N12]" office:value-type="string" office:string-value="A" calcext:value-type="string">
            <text:p>A</text:p>
          </table:table-cell>
          <table:table-cell table:style-name="ce86" table:formula="of:=[$BD.O12]" office:value-type="string" office:string-value="0/C" calcext:value-type="string">
            <text:p>0/C</text:p>
          </table:table-cell>
          <table:table-cell table:style-name="ce83" table:formula="of:=[$BD.P12]" office:value-type="string" office:string-value="C " calcext:value-type="string">
            <text:p>C </text:p>
          </table:table-cell>
          <table:table-cell table:style-name="ce87" table:formula="of:=[$BD.Q12]" office:value-type="float" office:value="11251320" calcext:value-type="float">
            <text:p>11251320</text:p>
          </table:table-cell>
          <table:table-cell table:style-name="ce87" table:formula="of:=[$BD.R12]" office:value-type="float" office:value="11322013" calcext:value-type="float">
            <text:p>11322013</text:p>
          </table:table-cell>
          <table:table-cell table:style-name="ce87" table:formula="of:=[$BD.S12]" office:value-type="float" office:value="11291203" calcext:value-type="float">
            <text:p>11291203</text:p>
          </table:table-cell>
          <table:table-cell table:style-name="ce87" table:formula="of:=[$BD.T12]" office:value-type="float" office:value="11273102" calcext:value-type="float">
            <text:p>11273102</text:p>
          </table:table-cell>
          <table:table-cell table:style-name="ce87" table:formula="of:=[$BD.U12]" office:value-type="float" office:value="11301320" calcext:value-type="float">
            <text:p>11301320</text:p>
          </table:table-cell>
          <table:table-cell table:style-name="ce87" table:formula="of:=[$BD.V12]" office:value-type="float" office:value="11331302" calcext:value-type="float">
            <text:p>11331302</text:p>
          </table:table-cell>
          <table:table-cell table:style-name="ce87" table:formula="of:=[$BD.W12]" office:value-type="float" office:value="11261302" calcext:value-type="float">
            <text:p>11261302</text:p>
          </table:table-cell>
          <table:table-cell table:style-name="ce87" table:formula="of:=[$BD.X12]" office:value-type="float" office:value="11310321" calcext:value-type="float">
            <text:p>11310321</text:p>
          </table:table-cell>
          <table:table-cell table:style-name="ce87" table:formula="of:=[$BD.Y12]" office:value-type="float" office:value="11242301" calcext:value-type="float">
            <text:p>11242301</text:p>
          </table:table-cell>
          <table:table-cell table:style-name="ce87" table:formula="of:=[$BD.Z12]" office:value-type="float" office:value="11281203" calcext:value-type="float">
            <text:p>11281203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9" table:number-columns-repeated="25"/>
          <table:table-cell table:style-name="ce93"/>
          <table:table-cell table:style-name="ce89" table:number-columns-repeated="34"/>
          <table:table-cell table:style-name="ce88" table:formula="of:=[$BD.CU17]" office:value-type="float" office:value="0" calcext:value-type="float">
            <text:p>0</text:p>
          </table:table-cell>
          <table:table-cell table:style-name="ce88" table:formula="of:=[$BD.CV17]" office:value-type="float" office:value="0" calcext:value-type="float">
            <text:p>0</text:p>
          </table:table-cell>
          <table:table-cell table:style-name="ce88" table:formula="of:=[$BD.CW17]" office:value-type="float" office:value="0" calcext:value-type="float">
            <text:p>0</text:p>
          </table:table-cell>
          <table:table-cell table:style-name="ce88" table:formula="of:=[$BD.CX17]" office:value-type="float" office:value="0" calcext:value-type="float">
            <text:p>0</text:p>
          </table:table-cell>
          <table:table-cell table:style-name="ce96" table:number-columns-repeated="15"/>
          <table:table-cell table:style-name="ce88" table:number-columns-repeated="23"/>
          <table:table-cell table:style-name="ce96" table:number-columns-repeated="883"/>
        </table:table-row>
        <table:table-row table:style-name="ro1">
          <table:table-cell table:style-name="ce68"/>
          <table:table-cell table:style-name="ce71" table:formula="of:=[$BD.A13]" office:value-type="float" office:value="12" calcext:value-type="float">
            <text:p>12</text:p>
          </table:table-cell>
          <table:table-cell table:style-name="ce71" table:formula="of:=[$BD.B13]" office:value-type="float" office:value="3" calcext:value-type="float">
            <text:p>3</text:p>
          </table:table-cell>
          <table:table-cell table:style-name="ce71" table:formula="of:=[$BD.C13]" office:value-type="float" office:value="4" calcext:value-type="float">
            <text:p>4</text:p>
          </table:table-cell>
          <table:table-cell table:style-name="ce71" table:formula="of:=[$BD.D13]" office:value-type="float" office:value="10" calcext:value-type="float">
            <text:p>10</text:p>
          </table:table-cell>
          <table:table-cell table:style-name="ce71" table:formula="of:=[$BD.E13]" office:value-type="float" office:value="0" calcext:value-type="float">
            <text:p>0</text:p>
          </table:table-cell>
          <table:table-cell table:style-name="ce77" table:formula="of:=[$BD.F13]" office:value-type="float" office:value="9" calcext:value-type="float">
            <text:p>9</text:p>
          </table:table-cell>
          <table:table-cell table:style-name="ce83" table:formula="of:=[$BD.G13]" office:value-type="string" office:string-value="C" calcext:value-type="string">
            <text:p>C</text:p>
          </table:table-cell>
          <table:table-cell table:style-name="ce83" table:formula="of:=[$BD.H13]" office:value-type="string" office:string-value="C" calcext:value-type="string">
            <text:p>C</text:p>
          </table:table-cell>
          <table:table-cell table:style-name="ce83" table:formula="of:=[$BD.I13]" office:value-type="string" office:string-value="D" calcext:value-type="string">
            <text:p>D</text:p>
          </table:table-cell>
          <table:table-cell table:style-name="ce83" table:formula="of:=[$BD.J13]" office:value-type="string" office:string-value="B" calcext:value-type="string">
            <text:p>B</text:p>
          </table:table-cell>
          <table:table-cell table:style-name="ce83" table:formula="of:=[$BD.K13]" office:value-type="string" office:string-value="B" calcext:value-type="string">
            <text:p>B</text:p>
          </table:table-cell>
          <table:table-cell table:style-name="ce83" table:formula="of:=[$BD.L13]" office:value-type="string" office:string-value="D" calcext:value-type="string">
            <text:p>D</text:p>
          </table:table-cell>
          <table:table-cell table:style-name="ce83" table:formula="of:=[$BD.M13]" office:value-type="string" office:string-value="C/A" calcext:value-type="string">
            <text:p>C/A</text:p>
          </table:table-cell>
          <table:table-cell table:style-name="ce83" table:formula="of:=[$BD.N13]" office:value-type="string" office:string-value="D" calcext:value-type="string">
            <text:p>D</text:p>
          </table:table-cell>
          <table:table-cell table:style-name="ce83" table:formula="of:=[$BD.O13]" office:value-type="string" office:string-value="A" calcext:value-type="string">
            <text:p>A</text:p>
          </table:table-cell>
          <table:table-cell table:style-name="ce83" table:formula="of:=[$BD.P13]" office:value-type="string" office:string-value="C " calcext:value-type="string">
            <text:p>C </text:p>
          </table:table-cell>
          <table:table-cell table:style-name="ce87" table:formula="of:=[$BD.Q13]" office:value-type="float" office:value="11323201" calcext:value-type="float">
            <text:p>11323201</text:p>
          </table:table-cell>
          <table:table-cell table:style-name="ce87" table:formula="of:=[$BD.R13]" office:value-type="float" office:value="11253201" calcext:value-type="float">
            <text:p>11253201</text:p>
          </table:table-cell>
          <table:table-cell table:style-name="ce87" table:formula="of:=[$BD.S13]" office:value-type="float" office:value="11263120" calcext:value-type="float">
            <text:p>11263120</text:p>
          </table:table-cell>
          <table:table-cell table:style-name="ce87" table:formula="of:=[$BD.T13]" office:value-type="float" office:value="11243021" calcext:value-type="float">
            <text:p>11243021</text:p>
          </table:table-cell>
          <table:table-cell table:style-name="ce87" table:formula="of:=[$BD.U13]" office:value-type="float" office:value="11283012" calcext:value-type="float">
            <text:p>11283012</text:p>
          </table:table-cell>
          <table:table-cell table:style-name="ce87" table:formula="of:=[$BD.V13]" office:value-type="float" office:value="11272310" calcext:value-type="float">
            <text:p>11272310</text:p>
          </table:table-cell>
          <table:table-cell table:style-name="ce87" table:formula="of:=[$BD.W13]" office:value-type="float" office:value="11310321" calcext:value-type="float">
            <text:p>11310321</text:p>
          </table:table-cell>
          <table:table-cell table:style-name="ce87" table:formula="of:=[$BD.X13]" office:value-type="float" office:value="11301320" calcext:value-type="float">
            <text:p>11301320</text:p>
          </table:table-cell>
          <table:table-cell table:style-name="ce87" table:formula="of:=[$BD.Y13]" office:value-type="float" office:value="11290321" calcext:value-type="float">
            <text:p>11290321</text:p>
          </table:table-cell>
          <table:table-cell table:style-name="ce87" table:formula="of:=[$BD.Z13]" office:value-type="float" office:value="11332301" calcext:value-type="float">
            <text:p>11332301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9" table:number-columns-repeated="25"/>
          <table:table-cell table:style-name="ce93"/>
          <table:table-cell table:style-name="ce89" table:number-columns-repeated="34"/>
          <table:table-cell table:style-name="ce88" table:formula="of:=[$BD.CU18]" office:value-type="float" office:value="0" calcext:value-type="float">
            <text:p>0</text:p>
          </table:table-cell>
          <table:table-cell table:style-name="ce88" table:formula="of:=[$BD.CV18]" office:value-type="float" office:value="0" calcext:value-type="float">
            <text:p>0</text:p>
          </table:table-cell>
          <table:table-cell table:style-name="ce88" table:formula="of:=[$BD.CW18]" office:value-type="float" office:value="0" calcext:value-type="float">
            <text:p>0</text:p>
          </table:table-cell>
          <table:table-cell table:style-name="ce88" table:formula="of:=[$BD.CX18]" office:value-type="float" office:value="0" calcext:value-type="float">
            <text:p>0</text:p>
          </table:table-cell>
          <table:table-cell table:style-name="ce96" table:number-columns-repeated="15"/>
          <table:table-cell table:style-name="ce88" table:number-columns-repeated="23"/>
          <table:table-cell table:style-name="ce96" table:number-columns-repeated="883"/>
        </table:table-row>
        <table:table-row table:style-name="ro1">
          <table:table-cell table:style-name="ce68"/>
          <table:table-cell table:style-name="ce71" table:formula="of:=[$BD.A14]" office:value-type="float" office:value="13" calcext:value-type="float">
            <text:p>13</text:p>
          </table:table-cell>
          <table:table-cell table:style-name="ce71" table:formula="of:=[$BD.B14]" office:value-type="float" office:value="3" calcext:value-type="float">
            <text:p>3</text:p>
          </table:table-cell>
          <table:table-cell table:style-name="ce71" table:formula="of:=[$BD.C14]" office:value-type="float" office:value="4" calcext:value-type="float">
            <text:p>4</text:p>
          </table:table-cell>
          <table:table-cell table:style-name="ce71" table:formula="of:=[$BD.D14]" office:value-type="float" office:value="10" calcext:value-type="float">
            <text:p>10</text:p>
          </table:table-cell>
          <table:table-cell table:style-name="ce71" table:formula="of:=[$BD.E14]" office:value-type="float" office:value="0" calcext:value-type="float">
            <text:p>0</text:p>
          </table:table-cell>
          <table:table-cell table:style-name="ce77" table:formula="of:=[$BD.F14]" office:value-type="float" office:value="9" calcext:value-type="float">
            <text:p>9</text:p>
          </table:table-cell>
          <table:table-cell table:style-name="ce83" table:formula="of:=[$BD.G14]" office:value-type="string" office:string-value="C" calcext:value-type="string">
            <text:p>C</text:p>
          </table:table-cell>
          <table:table-cell table:style-name="ce83" table:formula="of:=[$BD.H14]" office:value-type="string" office:string-value="C" calcext:value-type="string">
            <text:p>C</text:p>
          </table:table-cell>
          <table:table-cell table:style-name="ce83" table:formula="of:=[$BD.I14]" office:value-type="string" office:string-value="D" calcext:value-type="string">
            <text:p>D</text:p>
          </table:table-cell>
          <table:table-cell table:style-name="ce83" table:formula="of:=[$BD.J14]" office:value-type="string" office:string-value="B" calcext:value-type="string">
            <text:p>B</text:p>
          </table:table-cell>
          <table:table-cell table:style-name="ce83" table:formula="of:=[$BD.K14]" office:value-type="string" office:string-value="B" calcext:value-type="string">
            <text:p>B</text:p>
          </table:table-cell>
          <table:table-cell table:style-name="ce83" table:formula="of:=[$BD.L14]" office:value-type="string" office:string-value="D" calcext:value-type="string">
            <text:p>D</text:p>
          </table:table-cell>
          <table:table-cell table:style-name="ce83" table:formula="of:=[$BD.M14]" office:value-type="string" office:string-value="A" calcext:value-type="string">
            <text:p>A</text:p>
          </table:table-cell>
          <table:table-cell table:style-name="ce83" table:formula="of:=[$BD.N14]" office:value-type="string" office:string-value="D" calcext:value-type="string">
            <text:p>D</text:p>
          </table:table-cell>
          <table:table-cell table:style-name="ce83" table:formula="of:=[$BD.O14]" office:value-type="string" office:string-value="D/A" calcext:value-type="string">
            <text:p>D/A</text:p>
          </table:table-cell>
          <table:table-cell table:style-name="ce83" table:formula="of:=[$BD.P14]" office:value-type="string" office:string-value="C " calcext:value-type="string">
            <text:p>C </text:p>
          </table:table-cell>
          <table:table-cell table:style-name="ce87" table:formula="of:=[$BD.Q14]" office:value-type="float" office:value="11323201" calcext:value-type="float">
            <text:p>11323201</text:p>
          </table:table-cell>
          <table:table-cell table:style-name="ce87" table:formula="of:=[$BD.R14]" office:value-type="float" office:value="11253201" calcext:value-type="float">
            <text:p>11253201</text:p>
          </table:table-cell>
          <table:table-cell table:style-name="ce87" table:formula="of:=[$BD.S14]" office:value-type="float" office:value="11263120" calcext:value-type="float">
            <text:p>11263120</text:p>
          </table:table-cell>
          <table:table-cell table:style-name="ce87" table:formula="of:=[$BD.T14]" office:value-type="float" office:value="11243021" calcext:value-type="float">
            <text:p>11243021</text:p>
          </table:table-cell>
          <table:table-cell table:style-name="ce87" table:formula="of:=[$BD.U14]" office:value-type="float" office:value="11283012" calcext:value-type="float">
            <text:p>11283012</text:p>
          </table:table-cell>
          <table:table-cell table:style-name="ce87" table:formula="of:=[$BD.V14]" office:value-type="float" office:value="11272310" calcext:value-type="float">
            <text:p>11272310</text:p>
          </table:table-cell>
          <table:table-cell table:style-name="ce87" table:formula="of:=[$BD.W14]" office:value-type="float" office:value="11310321" calcext:value-type="float">
            <text:p>11310321</text:p>
          </table:table-cell>
          <table:table-cell table:style-name="ce87" table:formula="of:=[$BD.X14]" office:value-type="float" office:value="11301320" calcext:value-type="float">
            <text:p>11301320</text:p>
          </table:table-cell>
          <table:table-cell table:style-name="ce87" table:formula="of:=[$BD.Y14]" office:value-type="float" office:value="11290321" calcext:value-type="float">
            <text:p>11290321</text:p>
          </table:table-cell>
          <table:table-cell table:style-name="ce87" table:formula="of:=[$BD.Z14]" office:value-type="float" office:value="11332301" calcext:value-type="float">
            <text:p>11332301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8" table:formula="of:=#REF!" office:value-type="string" office:string-value="" calcext:value-type="error">
            <text:p>#REF!</text:p>
          </table:table-cell>
          <table:table-cell table:style-name="ce89" table:number-columns-repeated="25"/>
          <table:table-cell table:style-name="ce93"/>
          <table:table-cell table:style-name="ce89" table:number-columns-repeated="34"/>
          <table:table-cell table:style-name="ce88" table:formula="of:=[$BD.CU19]" office:value-type="float" office:value="0" calcext:value-type="float">
            <text:p>0</text:p>
          </table:table-cell>
          <table:table-cell table:style-name="ce88" table:formula="of:=[$BD.CV19]" office:value-type="float" office:value="0" calcext:value-type="float">
            <text:p>0</text:p>
          </table:table-cell>
          <table:table-cell table:style-name="ce88" table:formula="of:=[$BD.CW19]" office:value-type="float" office:value="0" calcext:value-type="float">
            <text:p>0</text:p>
          </table:table-cell>
          <table:table-cell table:style-name="ce88" table:formula="of:=[$BD.CX19]" office:value-type="float" office:value="0" calcext:value-type="float">
            <text:p>0</text:p>
          </table:table-cell>
          <table:table-cell table:style-name="ce96" table:number-columns-repeated="15"/>
          <table:table-cell table:style-name="ce88" table:number-columns-repeated="23"/>
          <table:table-cell table:style-name="ce96" table:number-columns-repeated="883"/>
        </table:table-row>
        <table:table-row table:style-name="ro1" table:number-rows-repeated="6">
          <table:table-cell table:style-name="ce65"/>
          <table:table-cell table:style-name="ce73" table:number-columns-repeated="5"/>
          <table:table-cell table:style-name="ce80" table:number-columns-repeated="33"/>
          <table:table-cell table:style-name="ce90" table:number-columns-repeated="25"/>
          <table:table-cell table:style-name="ce94"/>
          <table:table-cell table:style-name="ce90" table:number-columns-repeated="34"/>
          <table:table-cell table:style-name="ce80" table:number-columns-repeated="4"/>
          <table:table-cell table:number-columns-repeated="921"/>
        </table:table-row>
        <table:table-row table:style-name="ro1" table:number-rows-repeated="18">
          <table:table-cell table:style-name="ce65"/>
          <table:table-cell table:style-name="ce73" table:number-columns-repeated="5"/>
          <table:table-cell table:style-name="ce80" table:number-columns-repeated="21"/>
          <table:table-cell table:style-name="ce73" table:number-columns-repeated="12"/>
          <table:table-cell table:style-name="ce90" table:number-columns-repeated="25"/>
          <table:table-cell table:style-name="ce94"/>
          <table:table-cell table:style-name="ce90" table:number-columns-repeated="34"/>
          <table:table-cell table:number-columns-repeated="925"/>
        </table:table-row>
        <table:table-row table:style-name="ro1">
          <table:table-cell table:style-name="ce65"/>
          <table:table-cell table:style-name="ce73" table:number-columns-repeated="5"/>
          <table:table-cell table:style-name="ce80" table:number-columns-repeated="18"/>
          <table:table-cell table:style-name="ce73" table:number-columns-repeated="15"/>
          <table:table-cell table:style-name="ce90" table:number-columns-repeated="25"/>
          <table:table-cell table:style-name="ce94"/>
          <table:table-cell table:style-name="ce90" table:number-columns-repeated="34"/>
          <table:table-cell table:number-columns-repeated="925"/>
        </table:table-row>
        <table:table-row table:style-name="ro1" table:number-rows-repeated="2">
          <table:table-cell table:style-name="ce65"/>
          <table:table-cell table:style-name="ce73" table:number-columns-repeated="6"/>
          <table:table-cell table:style-name="ce80" table:number-columns-repeated="16"/>
          <table:table-cell table:style-name="ce73" table:number-columns-repeated="16"/>
          <table:table-cell table:style-name="ce90" table:number-columns-repeated="25"/>
          <table:table-cell table:style-name="ce94"/>
          <table:table-cell table:style-name="ce90" table:number-columns-repeated="34"/>
          <table:table-cell table:number-columns-repeated="925"/>
        </table:table-row>
        <table:table-row table:style-name="ro1" table:number-rows-repeated="942">
          <table:table-cell table:style-name="ce65" table:number-columns-repeated="6"/>
          <table:table-cell table:style-name="ce76"/>
          <table:table-cell table:style-name="ce85" table:number-columns-repeated="16"/>
          <table:table-cell table:style-name="ce65" table:number-columns-repeated="76"/>
          <table:table-cell table:number-columns-repeated="925"/>
        </table:table-row>
        <table:table-row table:style-name="ro3" table:number-rows-repeated="1047576">
          <table:table-cell table:number-columns-repeated="1024"/>
        </table:table-row>
        <table:table-row table:style-name="ro4" table:number-rows-repeated="1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Grade.$A$1" table:cell-range-address="$Grade.$B$2:.$BB$42"/>
        </table:named-expressions>
        <calcext:conditional-formats>
          <calcext:conditional-format calcext:target-range-address="Grade.AN3:Grade.CU42">
            <calcext:condition calcext:apply-style-name="ConditionalStyle_1" calcext:value="formula-is(ISERROR([.AN3]))" calcext:base-cell-address="Grade.AN3"/>
          </calcext:conditional-format>
        </calcext:conditional-formats>
      </table:table>
      <table:table table:name="FinalGrade" table:style-name="ta2">
        <office:forms form:automatic-focus="false" form:apply-design-mode="false"/>
        <table:table-column table:style-name="co16" table:visibility="collapse" table:default-cell-style-name="ce270"/>
        <table:table-column table:style-name="co7" table:visibility="collapse" table:number-columns-repeated="2" table:default-cell-style-name="ce270"/>
        <table:table-column table:style-name="co17" table:visibility="collapse" table:default-cell-style-name="ce270"/>
        <table:table-column table:style-name="co2" table:visibility="collapse" table:default-cell-style-name="ce270"/>
        <table:table-column table:style-name="co3" table:visibility="collapse" table:default-cell-style-name="ce270"/>
        <table:table-column table:style-name="co4" table:visibility="collapse" table:default-cell-style-name="ce270"/>
        <table:table-column table:style-name="co5" table:visibility="collapse" table:default-cell-style-name="ce270"/>
        <table:table-column table:style-name="co6" table:visibility="collapse" table:default-cell-style-name="ce270"/>
        <table:table-column table:style-name="co7" table:default-cell-style-name="ce270"/>
        <table:table-column table:style-name="co18" table:default-cell-style-name="ce270"/>
        <table:table-column table:style-name="co19" table:default-cell-style-name="ce270"/>
        <table:table-column table:style-name="co20" table:number-columns-repeated="8" table:default-cell-style-name="ce270"/>
        <table:table-column table:style-name="co21" table:default-cell-style-name="ce270"/>
        <table:table-column table:style-name="co22" table:default-cell-style-name="ce270"/>
        <table:table-column table:style-name="co23" table:number-columns-repeated="7" table:default-cell-style-name="ce270"/>
        <table:table-column table:style-name="co24" table:default-cell-style-name="ce270"/>
        <table:table-column table:style-name="co25" table:number-columns-repeated="10" table:default-cell-style-name="ce270"/>
        <table:table-column table:style-name="co26" table:number-columns-repeated="5" table:default-cell-style-name="ce270"/>
        <table:table-column table:style-name="co14" table:number-columns-repeated="969" table:default-cell-style-name="ce270"/>
        <table:table-column table:style-name="co15" table:number-columns-repeated="10" table:default-cell-style-name="ce270"/>
        <table:table-row table:style-name="ro5">
          <table:table-cell table:style-name="ce68"/>
          <table:table-cell table:style-name="ce32" office:value-type="string" calcext:value-type="string" table:number-columns-spanned="3" table:number-rows-spanned="3">
            <text:p>Cada questão tem várias alternativas corretas, nesta ordem, 0, 1, 2, 3 (com 4 alternativas). A mais correta é 0 e a mais errada é 3</text:p>
          </table:table-cell>
          <table:covered-table-cell table:number-columns-repeated="2"/>
          <table:table-cell table:style-name="ce118" table:number-columns-repeated="6"/>
          <table:table-cell table:style-name="ce40" office:value-type="string" calcext:value-type="string">
            <text:p>A</text:p>
          </table:table-cell>
          <table:table-cell table:style-name="ce40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D</text:p>
          </table:table-cell>
          <table:table-cell table:style-name="ce112" table:number-columns-repeated="6"/>
          <table:table-cell table:number-columns-repeated="5"/>
          <table:table-cell table:style-name="ce47" table:number-columns-repeated="4"/>
          <table:table-cell table:style-name="ce68"/>
          <table:table-cell table:number-columns-repeated="994"/>
        </table:table-row>
        <table:table-row table:style-name="ro6">
          <table:table-cell table:style-name="ce68"/>
          <table:covered-table-cell table:number-columns-repeated="3"/>
          <table:table-cell table:style-name="ce118" table:number-columns-repeated="6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10"/>
        </table:table-row>
        <table:table-row table:style-name="ro7">
          <table:table-cell table:style-name="ce68"/>
          <table:covered-table-cell table:number-columns-repeated="3"/>
          <table:table-cell table:style-name="ce118" table:number-columns-repeated="5"/>
          <table:table-cell table:style-name="ce38" office:value-type="string" calcext:value-type="string">
            <text:p>Weight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.2" calcext:value-type="float">
            <text:p>0,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0" office:value-type="string" calcext:value-type="string">
            <text:p>check name</text:p>
          </table:table-cell>
          <table:table-cell table:style-name="ce30"/>
          <table:table-cell table:style-name="ce30" office:value-type="string" calcext:value-type="string">
            <text:p>Aluno</text:p>
          </table:table-cell>
          <table:table-cell table:style-name="ce30" office:value-type="string" calcext:value-type="string">
            <text:p>Final</text:p>
          </table:table-cell>
          <table:table-cell table:style-name="ce30" office:value-type="string" calcext:value-type="string">
            <text:p>Page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Answer</text:p>
          </table:table-cell>
          <table:table-cell table:style-name="ce30" office:value-type="string" calcext:value-type="string">
            <text:p>Question</text:p>
          </table:table-cell>
          <table:table-cell table:style-name="ce30" office:value-type="string" calcext:value-type="string">
            <text:p>Fail</text:p>
          </table:table-cell>
          <table:table-cell table:style-name="ce70" office:value-type="string" calcext:value-type="string">
            <text:p>Grad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53" table:number-columns-repeated="984"/>
        </table:table-row>
        <table:table-row table:style-name="ro1">
          <table:table-cell table:style-name="ce68"/>
          <table:table-cell table:style-name="ce68" table:formula="of:=VLOOKUP([.E5];#REF!;3;0)" office:value-type="string" office:string-value="" calcext:value-type="error">
            <text:p>Err:504</text:p>
          </table:table-cell>
          <table:table-cell table:style-name="ce68" table:formula="of:=VLOOKUP([.E5];#REF!;4;0)" office:value-type="string" office:string-value="" calcext:value-type="error">
            <text:p>Err:504</text:p>
          </table:table-cell>
          <table:table-cell table:style-name="ce33" table:formula="of:=[.J5]/[.G5]" office:value-type="percentage" office:value="2" calcext:value-type="percentage">
            <text:p>200%</text:p>
          </table:table-cell>
          <table:table-cell table:style-name="ce36" table:formula="of:=[$BD.A2]" office:value-type="float" office:value="1" calcext:value-type="float">
            <text:p>1</text:p>
          </table:table-cell>
          <table:table-cell table:style-name="ce36" table:formula="of:=[$BD.B2]" office:value-type="float" office:value="2" calcext:value-type="float">
            <text:p>2</text:p>
          </table:table-cell>
          <table:table-cell table:style-name="ce36" table:formula="of:=[$BD.C2]" office:value-type="float" office:value="4" calcext:value-type="float">
            <text:p>4</text:p>
          </table:table-cell>
          <table:table-cell table:style-name="ce36" table:formula="of:=[$BD.D2]" office:value-type="float" office:value="10" calcext:value-type="float">
            <text:p>10</text:p>
          </table:table-cell>
          <table:table-cell table:style-name="ce36" table:formula="of:=[$BD.E2]" office:value-type="float" office:value="0" calcext:value-type="float">
            <text:p>0</text:p>
          </table:table-cell>
          <table:table-cell table:style-name="ce39" table:formula="of:=SUM([.K5:.T5])" office:value-type="float" office:value="8" calcext:value-type="float">
            <text:p>8</text:p>
          </table:table-cell>
          <table:table-cell table:style-name="ce43" table:formula="of:=IFERROR(HLOOKUP(VALUE(MID([.AE5];HLOOKUP(LEFT([.U5]);[.$K$1:.$Q$2];2;0)+1;1));[.$K$2:.$Q$3];2;0);&quot;0&quot;)" office:value-type="float" office:value="0" calcext:value-type="float">
            <text:p>0</text:p>
          </table:table-cell>
          <table:table-cell table:style-name="ce43" table:formula="of:=IFERROR(HLOOKUP(VALUE(MID([.AF5];HLOOKUP(LEFT([.V5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G5];HLOOKUP(LEFT([.W5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H5];HLOOKUP(LEFT([.X5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I5];HLOOKUP(LEFT([.Y5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J5];HLOOKUP(LEFT([.Z5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K5];HLOOKUP(LEFT([.AA5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L5];HLOOKUP(LEFT([.AB5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M5];HLOOKUP(LEFT([.AC5]);[.$K$1:.$Q$2];2;0)+1;1));[.$K$2:.$Q$3];2;0);&quot;0&quot;)" office:value-type="float" office:value="0" calcext:value-type="float">
            <text:p>0</text:p>
          </table:table-cell>
          <table:table-cell table:style-name="ce43" table:formula="of:=IFERROR(HLOOKUP(VALUE(MID([.AN5];HLOOKUP(LEFT([.AD5]);[.$K$1:.$Q$2];2;0)+1;1));[.$K$2:.$Q$3];2;0);&quot;0&quot;)" office:value-type="float" office:value="1" calcext:value-type="float">
            <text:p>1</text:p>
          </table:table-cell>
          <table:table-cell table:style-name="ce58" table:formula="of:=[$BD.G2]" office:value-type="string" office:string-value="D/C" calcext:value-type="string">
            <text:p>D/C</text:p>
          </table:table-cell>
          <table:table-cell table:style-name="ce58" table:formula="of:=[$BD.H2]" office:value-type="string" office:string-value="D" calcext:value-type="string">
            <text:p>D</text:p>
          </table:table-cell>
          <table:table-cell table:style-name="ce58" table:formula="of:=[$BD.I2]" office:value-type="string" office:string-value="A" calcext:value-type="string">
            <text:p>A</text:p>
          </table:table-cell>
          <table:table-cell table:style-name="ce58" table:formula="of:=[$BD.J2]" office:value-type="string" office:string-value="A" calcext:value-type="string">
            <text:p>A</text:p>
          </table:table-cell>
          <table:table-cell table:style-name="ce58" table:formula="of:=[$BD.K2]" office:value-type="string" office:string-value="A" calcext:value-type="string">
            <text:p>A</text:p>
          </table:table-cell>
          <table:table-cell table:style-name="ce58" table:formula="of:=[$BD.L2]" office:value-type="string" office:string-value="C" calcext:value-type="string">
            <text:p>C</text:p>
          </table:table-cell>
          <table:table-cell table:style-name="ce58" table:formula="of:=[$BD.M2]" office:value-type="string" office:string-value="D" calcext:value-type="string">
            <text:p>D</text:p>
          </table:table-cell>
          <table:table-cell table:style-name="ce58" table:formula="of:=[$BD.N2]" office:value-type="string" office:string-value="A" calcext:value-type="string">
            <text:p>A</text:p>
          </table:table-cell>
          <table:table-cell table:style-name="ce58" table:formula="of:=[$BD.O2]" office:value-type="string" office:string-value="C/A" calcext:value-type="string">
            <text:p>C/A</text:p>
          </table:table-cell>
          <table:table-cell table:style-name="ce58" table:formula="of:=[$BD.P2]" office:value-type="string" office:string-value="A " calcext:value-type="string">
            <text:p>A </text:p>
          </table:table-cell>
          <table:table-cell table:style-name="ce52" table:formula="of:=MID([$BD.Q2];LEN([$BD.Q2])-[.$G5]+1;LEN([$BD.Q2]))" office:value-type="string" office:string-value="1203" calcext:value-type="string">
            <text:p>1203</text:p>
          </table:table-cell>
          <table:table-cell table:style-name="ce52" table:formula="of:=MID([$BD.R2];LEN([$BD.R2])-[.$G5]+1;LEN([$BD.R2]))" office:value-type="string" office:string-value="3210" calcext:value-type="string">
            <text:p>3210</text:p>
          </table:table-cell>
          <table:table-cell table:style-name="ce52" table:formula="of:=MID([$BD.S2];LEN([$BD.S2])-[.$G5]+1;LEN([$BD.S2]))" office:value-type="string" office:string-value="0213" calcext:value-type="string">
            <text:p>0213</text:p>
          </table:table-cell>
          <table:table-cell table:style-name="ce52" table:formula="of:=MID([$BD.T2];LEN([$BD.T2])-[.$G5]+1;LEN([$BD.T2]))" office:value-type="string" office:string-value="0132" calcext:value-type="string">
            <text:p>0132</text:p>
          </table:table-cell>
          <table:table-cell table:style-name="ce52" table:formula="of:=MID([$BD.U2];LEN([$BD.U2])-[.$G5]+1;LEN([$BD.U2]))" office:value-type="string" office:string-value="0231" calcext:value-type="string">
            <text:p>0231</text:p>
          </table:table-cell>
          <table:table-cell table:style-name="ce52" table:formula="of:=MID([$BD.V2];LEN([$BD.V2])-[.$G5]+1;LEN([$BD.V2]))" office:value-type="string" office:string-value="3102" calcext:value-type="string">
            <text:p>3102</text:p>
          </table:table-cell>
          <table:table-cell table:style-name="ce52" table:formula="of:=MID([$BD.W2];LEN([$BD.W2])-[.$G5]+1;LEN([$BD.W2]))" office:value-type="string" office:string-value="3120" calcext:value-type="string">
            <text:p>3120</text:p>
          </table:table-cell>
          <table:table-cell table:style-name="ce52" table:formula="of:=MID([$BD.X2];LEN([$BD.X2])-[.$G5]+1;LEN([$BD.X2]))" office:value-type="string" office:string-value="0321" calcext:value-type="string">
            <text:p>0321</text:p>
          </table:table-cell>
          <table:table-cell table:style-name="ce52" table:formula="of:=MID([$BD.Y2];LEN([$BD.Y2])-[.$G5]+1;LEN([$BD.Y2]))" office:value-type="string" office:string-value="0231" calcext:value-type="string">
            <text:p>0231</text:p>
          </table:table-cell>
          <table:table-cell table:style-name="ce52" table:formula="of:=MID([$BD.Z2];LEN([$BD.Z2])-[.$G5]+1;LEN([$BD.Z2]))" office:value-type="string" office:string-value="0312" calcext:value-type="string">
            <text:p>0312</text:p>
          </table:table-cell>
          <table:table-cell table:style-name="ce54" table:number-columns-repeated="984"/>
        </table:table-row>
        <table:table-row table:style-name="ro1">
          <table:table-cell table:style-name="ce68"/>
          <table:table-cell table:style-name="ce68" table:formula="of:=VLOOKUP([.E6];#REF!;3;0)" office:value-type="string" office:string-value="" calcext:value-type="error">
            <text:p>Err:504</text:p>
          </table:table-cell>
          <table:table-cell table:style-name="ce68" table:formula="of:=VLOOKUP([.E6];#REF!;4;0)" office:value-type="string" office:string-value="" calcext:value-type="error">
            <text:p>Err:504</text:p>
          </table:table-cell>
          <table:table-cell table:style-name="ce33" table:formula="of:=[.J6]/[.G6]" office:value-type="percentage" office:value="2.25" calcext:value-type="percentage">
            <text:p>225%</text:p>
          </table:table-cell>
          <table:table-cell table:style-name="ce36" table:formula="of:=[$BD.A3]" office:value-type="float" office:value="2" calcext:value-type="float">
            <text:p>2</text:p>
          </table:table-cell>
          <table:table-cell table:style-name="ce36" table:formula="of:=[$BD.B3]" office:value-type="float" office:value="5" calcext:value-type="float">
            <text:p>5</text:p>
          </table:table-cell>
          <table:table-cell table:style-name="ce36" table:formula="of:=[$BD.C3]" office:value-type="float" office:value="4" calcext:value-type="float">
            <text:p>4</text:p>
          </table:table-cell>
          <table:table-cell table:style-name="ce36" table:formula="of:=[$BD.D3]" office:value-type="float" office:value="10" calcext:value-type="float">
            <text:p>10</text:p>
          </table:table-cell>
          <table:table-cell table:style-name="ce37" table:formula="of:=[$BD.E3]" office:value-type="float" office:value="1" calcext:value-type="float">
            <text:p>1</text:p>
          </table:table-cell>
          <table:table-cell table:style-name="ce39" table:formula="of:=SUM([.K6:.T6])" office:value-type="float" office:value="9" calcext:value-type="float">
            <text:p>9</text:p>
          </table:table-cell>
          <table:table-cell table:style-name="ce43" table:formula="of:=IFERROR(HLOOKUP(VALUE(MID([.AE6];HLOOKUP(LEFT([.U6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F6];HLOOKUP(LEFT([.V6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G6];HLOOKUP(LEFT([.W6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H6];HLOOKUP(LEFT([.X6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I6];HLOOKUP(LEFT([.Y6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J6];HLOOKUP(LEFT([.Z6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K6];HLOOKUP(LEFT([.AA6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L6];HLOOKUP(LEFT([.AB6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M6];HLOOKUP(LEFT([.AC6]);[.$K$1:.$Q$2];2;0)+1;1));[.$K$2:.$Q$3];2;0);&quot;0&quot;)" office:value-type="string" office:string-value="0" calcext:value-type="string">
            <text:p>0</text:p>
          </table:table-cell>
          <table:table-cell table:style-name="ce43" table:formula="of:=IFERROR(HLOOKUP(VALUE(MID([.AN6];HLOOKUP(LEFT([.AD6]);[.$K$1:.$Q$2];2;0)+1;1));[.$K$2:.$Q$3];2;0);&quot;0&quot;)" office:value-type="float" office:value="1" calcext:value-type="float">
            <text:p>1</text:p>
          </table:table-cell>
          <table:table-cell table:style-name="ce58" table:formula="of:=[$BD.G3]" office:value-type="string" office:string-value="C" calcext:value-type="string">
            <text:p>C</text:p>
          </table:table-cell>
          <table:table-cell table:style-name="ce58" table:formula="of:=[$BD.H3]" office:value-type="string" office:string-value="B" calcext:value-type="string">
            <text:p>B</text:p>
          </table:table-cell>
          <table:table-cell table:style-name="ce58" table:formula="of:=[$BD.I3]" office:value-type="string" office:string-value="D" calcext:value-type="string">
            <text:p>D</text:p>
          </table:table-cell>
          <table:table-cell table:style-name="ce58" table:formula="of:=[$BD.J3]" office:value-type="string" office:string-value="B" calcext:value-type="string">
            <text:p>B</text:p>
          </table:table-cell>
          <table:table-cell table:style-name="ce58" table:formula="of:=[$BD.K3]" office:value-type="string" office:string-value="B" calcext:value-type="string">
            <text:p>B</text:p>
          </table:table-cell>
          <table:table-cell table:style-name="ce58" table:formula="of:=[$BD.L3]" office:value-type="string" office:string-value="B" calcext:value-type="string">
            <text:p>B</text:p>
          </table:table-cell>
          <table:table-cell table:style-name="ce58" table:formula="of:=[$BD.M3]" office:value-type="string" office:string-value="A" calcext:value-type="string">
            <text:p>A</text:p>
          </table:table-cell>
          <table:table-cell table:style-name="ce58" table:formula="of:=[$BD.N3]" office:value-type="string" office:string-value="A" calcext:value-type="string">
            <text:p>A</text:p>
          </table:table-cell>
          <table:table-cell table:style-name="ce59" table:formula="of:=[$BD.O3]" office:value-type="string" office:string-value="0/B" calcext:value-type="string">
            <text:p>0/B</text:p>
          </table:table-cell>
          <table:table-cell table:style-name="ce58" table:formula="of:=[$BD.P3]" office:value-type="string" office:string-value="D " calcext:value-type="string">
            <text:p>D </text:p>
          </table:table-cell>
          <table:table-cell table:style-name="ce52" table:formula="of:=MID([$BD.Q3];LEN([$BD.Q3])-[.$G6]+1;LEN([$BD.Q3]))" office:value-type="string" office:string-value="3102" calcext:value-type="string">
            <text:p>3102</text:p>
          </table:table-cell>
          <table:table-cell table:style-name="ce52" table:formula="of:=MID([$BD.R3];LEN([$BD.R3])-[.$G6]+1;LEN([$BD.R3]))" office:value-type="string" office:string-value="2013" calcext:value-type="string">
            <text:p>2013</text:p>
          </table:table-cell>
          <table:table-cell table:style-name="ce52" table:formula="of:=MID([$BD.S3];LEN([$BD.S3])-[.$G6]+1;LEN([$BD.S3]))" office:value-type="string" office:string-value="1320" calcext:value-type="string">
            <text:p>1320</text:p>
          </table:table-cell>
          <table:table-cell table:style-name="ce52" table:formula="of:=MID([$BD.T3];LEN([$BD.T3])-[.$G6]+1;LEN([$BD.T3]))" office:value-type="string" office:string-value="1023" calcext:value-type="string">
            <text:p>1023</text:p>
          </table:table-cell>
          <table:table-cell table:style-name="ce52" table:formula="of:=MID([$BD.U3];LEN([$BD.U3])-[.$G6]+1;LEN([$BD.U3]))" office:value-type="string" office:string-value="2031" calcext:value-type="string">
            <text:p>2031</text:p>
          </table:table-cell>
          <table:table-cell table:style-name="ce52" table:formula="of:=MID([$BD.V3];LEN([$BD.V3])-[.$G6]+1;LEN([$BD.V3]))" office:value-type="string" office:string-value="3012" calcext:value-type="string">
            <text:p>3012</text:p>
          </table:table-cell>
          <table:table-cell table:style-name="ce52" table:formula="of:=MID([$BD.W3];LEN([$BD.W3])-[.$G6]+1;LEN([$BD.W3]))" office:value-type="string" office:string-value="0321" calcext:value-type="string">
            <text:p>0321</text:p>
          </table:table-cell>
          <table:table-cell table:style-name="ce52" table:formula="of:=MID([$BD.X3];LEN([$BD.X3])-[.$G6]+1;LEN([$BD.X3]))" office:value-type="string" office:string-value="0213" calcext:value-type="string">
            <text:p>0213</text:p>
          </table:table-cell>
          <table:table-cell table:style-name="ce52" table:formula="of:=MID([$BD.Y3];LEN([$BD.Y3])-[.$G6]+1;LEN([$BD.Y3]))" office:value-type="string" office:string-value="3021" calcext:value-type="string">
            <text:p>3021</text:p>
          </table:table-cell>
          <table:table-cell table:style-name="ce52" table:formula="of:=MID([$BD.Z3];LEN([$BD.Z3])-[.$G6]+1;LEN([$BD.Z3]))" office:value-type="string" office:string-value="3210" calcext:value-type="string">
            <text:p>3210</text:p>
          </table:table-cell>
          <table:table-cell table:style-name="ce54" table:number-columns-repeated="984"/>
        </table:table-row>
        <table:table-row table:style-name="ro1">
          <table:table-cell table:style-name="ce68"/>
          <table:table-cell table:style-name="ce68" table:formula="of:=VLOOKUP([.E7];#REF!;3;0)" office:value-type="string" office:string-value="" calcext:value-type="error">
            <text:p>Err:504</text:p>
          </table:table-cell>
          <table:table-cell table:style-name="ce68" table:formula="of:=VLOOKUP([.E7];#REF!;4;0)" office:value-type="string" office:string-value="" calcext:value-type="error">
            <text:p>Err:504</text:p>
          </table:table-cell>
          <table:table-cell table:style-name="ce33" table:formula="of:=[.J7]/[.G7]" office:value-type="percentage" office:value="2.05" calcext:value-type="percentage">
            <text:p>205%</text:p>
          </table:table-cell>
          <table:table-cell table:style-name="ce36" table:formula="of:=[$BD.A4]" office:value-type="float" office:value="3" calcext:value-type="float">
            <text:p>3</text:p>
          </table:table-cell>
          <table:table-cell table:style-name="ce36" table:formula="of:=[$BD.B4]" office:value-type="float" office:value="4" calcext:value-type="float">
            <text:p>4</text:p>
          </table:table-cell>
          <table:table-cell table:style-name="ce36" table:formula="of:=[$BD.C4]" office:value-type="float" office:value="4" calcext:value-type="float">
            <text:p>4</text:p>
          </table:table-cell>
          <table:table-cell table:style-name="ce36" table:formula="of:=[$BD.D4]" office:value-type="float" office:value="10" calcext:value-type="float">
            <text:p>10</text:p>
          </table:table-cell>
          <table:table-cell table:style-name="ce36" table:formula="of:=[$BD.E4]" office:value-type="float" office:value="0" calcext:value-type="float">
            <text:p>0</text:p>
          </table:table-cell>
          <table:table-cell table:style-name="ce39" table:formula="of:=SUM([.K7:.T7])" office:value-type="float" office:value="8.2" calcext:value-type="float">
            <text:p>8,2</text:p>
          </table:table-cell>
          <table:table-cell table:style-name="ce43" table:formula="of:=IFERROR(HLOOKUP(VALUE(MID([.AE7];HLOOKUP(LEFT([.U7]);[.$K$1:.$Q$2];2;0)+1;1));[.$K$2:.$Q$3];2;0);&quot;0&quot;)" office:value-type="float" office:value="0.2" calcext:value-type="float">
            <text:p>0,2</text:p>
          </table:table-cell>
          <table:table-cell table:style-name="ce43" table:formula="of:=IFERROR(HLOOKUP(VALUE(MID([.AF7];HLOOKUP(LEFT([.V7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G7];HLOOKUP(LEFT([.W7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H7];HLOOKUP(LEFT([.X7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I7];HLOOKUP(LEFT([.Y7]);[.$K$1:.$Q$2];2;0)+1;1));[.$K$2:.$Q$3];2;0);&quot;0&quot;)" office:value-type="float" office:value="0" calcext:value-type="float">
            <text:p>0</text:p>
          </table:table-cell>
          <table:table-cell table:style-name="ce43" table:formula="of:=IFERROR(HLOOKUP(VALUE(MID([.AJ7];HLOOKUP(LEFT([.Z7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K7];HLOOKUP(LEFT([.AA7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L7];HLOOKUP(LEFT([.AB7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M7];HLOOKUP(LEFT([.AC7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N7];HLOOKUP(LEFT([.AD7]);[.$K$1:.$Q$2];2;0)+1;1));[.$K$2:.$Q$3];2;0);&quot;0&quot;)" office:value-type="float" office:value="1" calcext:value-type="float">
            <text:p>1</text:p>
          </table:table-cell>
          <table:table-cell table:style-name="ce58" table:formula="of:=[$BD.G4]" office:value-type="string" office:string-value="C/D" calcext:value-type="string">
            <text:p>C/D</text:p>
          </table:table-cell>
          <table:table-cell table:style-name="ce58" table:formula="of:=[$BD.H4]" office:value-type="string" office:string-value="B" calcext:value-type="string">
            <text:p>B</text:p>
          </table:table-cell>
          <table:table-cell table:style-name="ce58" table:formula="of:=[$BD.I4]" office:value-type="string" office:string-value="C" calcext:value-type="string">
            <text:p>C</text:p>
          </table:table-cell>
          <table:table-cell table:style-name="ce58" table:formula="of:=[$BD.J4]" office:value-type="string" office:string-value="C" calcext:value-type="string">
            <text:p>C</text:p>
          </table:table-cell>
          <table:table-cell table:style-name="ce58" table:formula="of:=[$BD.K4]" office:value-type="string" office:string-value="B/D" calcext:value-type="string">
            <text:p>B/D</text:p>
          </table:table-cell>
          <table:table-cell table:style-name="ce58" table:formula="of:=[$BD.L4]" office:value-type="string" office:string-value="C" calcext:value-type="string">
            <text:p>C</text:p>
          </table:table-cell>
          <table:table-cell table:style-name="ce58" table:formula="of:=[$BD.M4]" office:value-type="string" office:string-value="C" calcext:value-type="string">
            <text:p>C</text:p>
          </table:table-cell>
          <table:table-cell table:style-name="ce58" table:formula="of:=[$BD.N4]" office:value-type="string" office:string-value="A" calcext:value-type="string">
            <text:p>A</text:p>
          </table:table-cell>
          <table:table-cell table:style-name="ce58" table:formula="of:=[$BD.O4]" office:value-type="string" office:string-value="C" calcext:value-type="string">
            <text:p>C</text:p>
          </table:table-cell>
          <table:table-cell table:style-name="ce58" table:formula="of:=[$BD.P4]" office:value-type="string" office:string-value="C " calcext:value-type="string">
            <text:p>C </text:p>
          </table:table-cell>
          <table:table-cell table:style-name="ce52" table:formula="of:=MID([$BD.Q4];LEN([$BD.Q4])-[.$G7]+1;LEN([$BD.Q4]))" office:value-type="string" office:string-value="1320" calcext:value-type="string">
            <text:p>1320</text:p>
          </table:table-cell>
          <table:table-cell table:style-name="ce52" table:formula="of:=MID([$BD.R4];LEN([$BD.R4])-[.$G7]+1;LEN([$BD.R4]))" office:value-type="string" office:string-value="2013" calcext:value-type="string">
            <text:p>2013</text:p>
          </table:table-cell>
          <table:table-cell table:style-name="ce52" table:formula="of:=MID([$BD.S4];LEN([$BD.S4])-[.$G7]+1;LEN([$BD.S4]))" office:value-type="string" office:string-value="1203" calcext:value-type="string">
            <text:p>1203</text:p>
          </table:table-cell>
          <table:table-cell table:style-name="ce52" table:formula="of:=MID([$BD.T4];LEN([$BD.T4])-[.$G7]+1;LEN([$BD.T4]))" office:value-type="string" office:string-value="3102" calcext:value-type="string">
            <text:p>3102</text:p>
          </table:table-cell>
          <table:table-cell table:style-name="ce52" table:formula="of:=MID([$BD.U4];LEN([$BD.U4])-[.$G7]+1;LEN([$BD.U4]))" office:value-type="string" office:string-value="1320" calcext:value-type="string">
            <text:p>1320</text:p>
          </table:table-cell>
          <table:table-cell table:style-name="ce52" table:formula="of:=MID([$BD.V4];LEN([$BD.V4])-[.$G7]+1;LEN([$BD.V4]))" office:value-type="string" office:string-value="1302" calcext:value-type="string">
            <text:p>1302</text:p>
          </table:table-cell>
          <table:table-cell table:style-name="ce52" table:formula="of:=MID([$BD.W4];LEN([$BD.W4])-[.$G7]+1;LEN([$BD.W4]))" office:value-type="string" office:string-value="1302" calcext:value-type="string">
            <text:p>1302</text:p>
          </table:table-cell>
          <table:table-cell table:style-name="ce52" table:formula="of:=MID([$BD.X4];LEN([$BD.X4])-[.$G7]+1;LEN([$BD.X4]))" office:value-type="string" office:string-value="0321" calcext:value-type="string">
            <text:p>0321</text:p>
          </table:table-cell>
          <table:table-cell table:style-name="ce52" table:formula="of:=MID([$BD.Y4];LEN([$BD.Y4])-[.$G7]+1;LEN([$BD.Y4]))" office:value-type="string" office:string-value="2301" calcext:value-type="string">
            <text:p>2301</text:p>
          </table:table-cell>
          <table:table-cell table:style-name="ce52" table:formula="of:=MID([$BD.Z4];LEN([$BD.Z4])-[.$G7]+1;LEN([$BD.Z4]))" office:value-type="string" office:string-value="1203" calcext:value-type="string">
            <text:p>1203</text:p>
          </table:table-cell>
          <table:table-cell table:style-name="ce54" table:number-columns-repeated="984"/>
        </table:table-row>
        <table:table-row table:style-name="ro1">
          <table:table-cell table:style-name="ce68"/>
          <table:table-cell table:style-name="ce68" table:formula="of:=VLOOKUP([.E8];#REF!;3;0)" office:value-type="string" office:string-value="" calcext:value-type="error">
            <text:p>Err:504</text:p>
          </table:table-cell>
          <table:table-cell table:style-name="ce68" table:formula="of:=VLOOKUP([.E8];#REF!;4;0)" office:value-type="string" office:string-value="" calcext:value-type="error">
            <text:p>Err:504</text:p>
          </table:table-cell>
          <table:table-cell table:style-name="ce33" table:formula="of:=[.J8]/[.G8]" office:value-type="percentage" office:value="1" calcext:value-type="percentage">
            <text:p>100%</text:p>
          </table:table-cell>
          <table:table-cell table:style-name="ce36" table:formula="of:=[$BD.A5]" office:value-type="float" office:value="4" calcext:value-type="float">
            <text:p>4</text:p>
          </table:table-cell>
          <table:table-cell table:style-name="ce36" table:formula="of:=[$BD.B5]" office:value-type="float" office:value="1" calcext:value-type="float">
            <text:p>1</text:p>
          </table:table-cell>
          <table:table-cell table:style-name="ce36" table:formula="of:=[$BD.C5]" office:value-type="float" office:value="4" calcext:value-type="float">
            <text:p>4</text:p>
          </table:table-cell>
          <table:table-cell table:style-name="ce36" table:formula="of:=[$BD.D5]" office:value-type="float" office:value="10" calcext:value-type="float">
            <text:p>10</text:p>
          </table:table-cell>
          <table:table-cell table:style-name="ce36" table:formula="of:=[$BD.E5]" office:value-type="float" office:value="0" calcext:value-type="float">
            <text:p>0</text:p>
          </table:table-cell>
          <table:table-cell table:style-name="ce39" table:formula="of:=SUM([.K8:.T8])" office:value-type="float" office:value="4" calcext:value-type="float">
            <text:p>4</text:p>
          </table:table-cell>
          <table:table-cell table:style-name="ce43" table:formula="of:=IFERROR(HLOOKUP(VALUE(MID([.AE8];HLOOKUP(LEFT([.U8]);[.$K$1:.$Q$2];2;0)+1;1));[.$K$2:.$Q$3];2;0);&quot;0&quot;)" office:value-type="float" office:value="0.2" calcext:value-type="float">
            <text:p>0,2</text:p>
          </table:table-cell>
          <table:table-cell table:style-name="ce43" table:formula="of:=IFERROR(HLOOKUP(VALUE(MID([.AF8];HLOOKUP(LEFT([.V8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G8];HLOOKUP(LEFT([.W8]);[.$K$1:.$Q$2];2;0)+1;1));[.$K$2:.$Q$3];2;0);&quot;0&quot;)" office:value-type="float" office:value="0.2" calcext:value-type="float">
            <text:p>0,2</text:p>
          </table:table-cell>
          <table:table-cell table:style-name="ce43" table:formula="of:=IFERROR(HLOOKUP(VALUE(MID([.AH8];HLOOKUP(LEFT([.X8]);[.$K$1:.$Q$2];2;0)+1;1));[.$K$2:.$Q$3];2;0);&quot;0&quot;)" office:value-type="float" office:value="0.2" calcext:value-type="float">
            <text:p>0,2</text:p>
          </table:table-cell>
          <table:table-cell table:style-name="ce43" table:formula="of:=IFERROR(HLOOKUP(VALUE(MID([.AI8];HLOOKUP(LEFT([.Y8]);[.$K$1:.$Q$2];2;0)+1;1));[.$K$2:.$Q$3];2;0);&quot;0&quot;)" office:value-type="float" office:value="0" calcext:value-type="float">
            <text:p>0</text:p>
          </table:table-cell>
          <table:table-cell table:style-name="ce43" table:formula="of:=IFERROR(HLOOKUP(VALUE(MID([.AJ8];HLOOKUP(LEFT([.Z8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K8];HLOOKUP(LEFT([.AA8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L8];HLOOKUP(LEFT([.AB8]);[.$K$1:.$Q$2];2;0)+1;1));[.$K$2:.$Q$3];2;0);&quot;0&quot;)" office:value-type="float" office:value="0.2" calcext:value-type="float">
            <text:p>0,2</text:p>
          </table:table-cell>
          <table:table-cell table:style-name="ce43" table:formula="of:=IFERROR(HLOOKUP(VALUE(MID([.AM8];HLOOKUP(LEFT([.AC8]);[.$K$1:.$Q$2];2;0)+1;1));[.$K$2:.$Q$3];2;0);&quot;0&quot;)" office:value-type="float" office:value="0" calcext:value-type="float">
            <text:p>0</text:p>
          </table:table-cell>
          <table:table-cell table:style-name="ce43" table:formula="of:=IFERROR(HLOOKUP(VALUE(MID([.AN8];HLOOKUP(LEFT([.AD8]);[.$K$1:.$Q$2];2;0)+1;1));[.$K$2:.$Q$3];2;0);&quot;0&quot;)" office:value-type="float" office:value="0.2" calcext:value-type="float">
            <text:p>0,2</text:p>
          </table:table-cell>
          <table:table-cell table:style-name="ce58" table:formula="of:=[$BD.G5]" office:value-type="string" office:string-value="A/C" calcext:value-type="string">
            <text:p>A/C</text:p>
          </table:table-cell>
          <table:table-cell table:style-name="ce58" table:formula="of:=[$BD.H5]" office:value-type="string" office:string-value="D" calcext:value-type="string">
            <text:p>D</text:p>
          </table:table-cell>
          <table:table-cell table:style-name="ce58" table:formula="of:=[$BD.I5]" office:value-type="string" office:string-value="C/D" calcext:value-type="string">
            <text:p>C/D</text:p>
          </table:table-cell>
          <table:table-cell table:style-name="ce58" table:formula="of:=[$BD.J5]" office:value-type="string" office:string-value="C/B" calcext:value-type="string">
            <text:p>C/B</text:p>
          </table:table-cell>
          <table:table-cell table:style-name="ce58" table:formula="of:=[$BD.K5]" office:value-type="string" office:string-value="C/B" calcext:value-type="string">
            <text:p>C/B</text:p>
          </table:table-cell>
          <table:table-cell table:style-name="ce58" table:formula="of:=[$BD.L5]" office:value-type="string" office:string-value="C" calcext:value-type="string">
            <text:p>C</text:p>
          </table:table-cell>
          <table:table-cell table:style-name="ce58" table:formula="of:=[$BD.M5]" office:value-type="string" office:string-value="A" calcext:value-type="string">
            <text:p>A</text:p>
          </table:table-cell>
          <table:table-cell table:style-name="ce58" table:formula="of:=[$BD.N5]" office:value-type="string" office:string-value="C/B" calcext:value-type="string">
            <text:p>C/B</text:p>
          </table:table-cell>
          <table:table-cell table:style-name="ce58" table:formula="of:=[$BD.O5]" office:value-type="string" office:string-value="A/D" calcext:value-type="string">
            <text:p>A/D</text:p>
          </table:table-cell>
          <table:table-cell table:style-name="ce58" table:formula="of:=[$BD.P5]" office:value-type="string" office:string-value="B/D " calcext:value-type="string">
            <text:p>B/D </text:p>
          </table:table-cell>
          <table:table-cell table:style-name="ce52" table:formula="of:=MID([$BD.Q5];LEN([$BD.Q5])-[.$G8]+1;LEN([$BD.Q5]))" office:value-type="string" office:string-value="2301" calcext:value-type="string">
            <text:p>2301</text:p>
          </table:table-cell>
          <table:table-cell table:style-name="ce52" table:formula="of:=MID([$BD.R5];LEN([$BD.R5])-[.$G8]+1;LEN([$BD.R5]))" office:value-type="string" office:string-value="2130" calcext:value-type="string">
            <text:p>2130</text:p>
          </table:table-cell>
          <table:table-cell table:style-name="ce52" table:formula="of:=MID([$BD.S5];LEN([$BD.S5])-[.$G8]+1;LEN([$BD.S5]))" office:value-type="string" office:string-value="1320" calcext:value-type="string">
            <text:p>1320</text:p>
          </table:table-cell>
          <table:table-cell table:style-name="ce52" table:formula="of:=MID([$BD.T5];LEN([$BD.T5])-[.$G8]+1;LEN([$BD.T5]))" office:value-type="string" office:string-value="1023" calcext:value-type="string">
            <text:p>1023</text:p>
          </table:table-cell>
          <table:table-cell table:style-name="ce52" table:formula="of:=MID([$BD.U5];LEN([$BD.U5])-[.$G8]+1;LEN([$BD.U5]))" office:value-type="string" office:string-value="1032" calcext:value-type="string">
            <text:p>1032</text:p>
          </table:table-cell>
          <table:table-cell table:style-name="ce52" table:formula="of:=MID([$BD.V5];LEN([$BD.V5])-[.$G8]+1;LEN([$BD.V5]))" office:value-type="string" office:string-value="3102" calcext:value-type="string">
            <text:p>3102</text:p>
          </table:table-cell>
          <table:table-cell table:style-name="ce52" table:formula="of:=MID([$BD.W5];LEN([$BD.W5])-[.$G8]+1;LEN([$BD.W5]))" office:value-type="string" office:string-value="0213" calcext:value-type="string">
            <text:p>0213</text:p>
          </table:table-cell>
          <table:table-cell table:style-name="ce52" table:formula="of:=MID([$BD.X5];LEN([$BD.X5])-[.$G8]+1;LEN([$BD.X5]))" office:value-type="string" office:string-value="3012" calcext:value-type="string">
            <text:p>3012</text:p>
          </table:table-cell>
          <table:table-cell table:style-name="ce52" table:formula="of:=MID([$BD.Y5];LEN([$BD.Y5])-[.$G8]+1;LEN([$BD.Y5]))" office:value-type="string" office:string-value="3120" calcext:value-type="string">
            <text:p>3120</text:p>
          </table:table-cell>
          <table:table-cell table:style-name="ce52" table:formula="of:=MID([$BD.Z5];LEN([$BD.Z5])-[.$G8]+1;LEN([$BD.Z5]))" office:value-type="string" office:string-value="1230" calcext:value-type="string">
            <text:p>1230</text:p>
          </table:table-cell>
          <table:table-cell table:style-name="ce54" table:number-columns-repeated="984"/>
        </table:table-row>
        <table:table-row table:style-name="ro1">
          <table:table-cell table:style-name="ce68"/>
          <table:table-cell table:style-name="ce68" table:formula="of:=VLOOKUP([.E9];#REF!;3;0)" office:value-type="string" office:string-value="" calcext:value-type="error">
            <text:p>Err:504</text:p>
          </table:table-cell>
          <table:table-cell table:style-name="ce68" table:formula="of:=VLOOKUP([.E9];#REF!;4;0)" office:value-type="string" office:string-value="" calcext:value-type="error">
            <text:p>Err:504</text:p>
          </table:table-cell>
          <table:table-cell table:style-name="ce33" table:formula="of:=[.J9]/[.G9]" office:value-type="percentage" office:value="2.5" calcext:value-type="percentage">
            <text:p>250%</text:p>
          </table:table-cell>
          <table:table-cell table:style-name="ce36" table:formula="of:=[$BD.A6]" office:value-type="float" office:value="5" calcext:value-type="float">
            <text:p>5</text:p>
          </table:table-cell>
          <table:table-cell table:style-name="ce36" table:formula="of:=[$BD.B6]" office:value-type="float" office:value="2" calcext:value-type="float">
            <text:p>2</text:p>
          </table:table-cell>
          <table:table-cell table:style-name="ce36" table:formula="of:=[$BD.C6]" office:value-type="float" office:value="4" calcext:value-type="float">
            <text:p>4</text:p>
          </table:table-cell>
          <table:table-cell table:style-name="ce36" table:formula="of:=[$BD.D6]" office:value-type="float" office:value="10" calcext:value-type="float">
            <text:p>10</text:p>
          </table:table-cell>
          <table:table-cell table:style-name="ce36" table:formula="of:=[$BD.E6]" office:value-type="float" office:value="0" calcext:value-type="float">
            <text:p>0</text:p>
          </table:table-cell>
          <table:table-cell table:style-name="ce39" table:formula="of:=SUM([.K9:.T9])" office:value-type="float" office:value="10" calcext:value-type="float">
            <text:p>10</text:p>
          </table:table-cell>
          <table:table-cell table:style-name="ce43" table:formula="of:=IFERROR(HLOOKUP(VALUE(MID([.AE9];HLOOKUP(LEFT([.U9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F9];HLOOKUP(LEFT([.V9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G9];HLOOKUP(LEFT([.W9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H9];HLOOKUP(LEFT([.X9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I9];HLOOKUP(LEFT([.Y9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J9];HLOOKUP(LEFT([.Z9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K9];HLOOKUP(LEFT([.AA9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L9];HLOOKUP(LEFT([.AB9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M9];HLOOKUP(LEFT([.AC9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N9];HLOOKUP(LEFT([.AD9]);[.$K$1:.$Q$2];2;0)+1;1));[.$K$2:.$Q$3];2;0);&quot;0&quot;)" office:value-type="float" office:value="1" calcext:value-type="float">
            <text:p>1</text:p>
          </table:table-cell>
          <table:table-cell table:style-name="ce58" table:formula="of:=[$BD.G6]" office:value-type="string" office:string-value="C" calcext:value-type="string">
            <text:p>C</text:p>
          </table:table-cell>
          <table:table-cell table:style-name="ce58" table:formula="of:=[$BD.H6]" office:value-type="string" office:string-value="D" calcext:value-type="string">
            <text:p>D</text:p>
          </table:table-cell>
          <table:table-cell table:style-name="ce58" table:formula="of:=[$BD.I6]" office:value-type="string" office:string-value="A" calcext:value-type="string">
            <text:p>A</text:p>
          </table:table-cell>
          <table:table-cell table:style-name="ce58" table:formula="of:=[$BD.J6]" office:value-type="string" office:string-value="A" calcext:value-type="string">
            <text:p>A</text:p>
          </table:table-cell>
          <table:table-cell table:style-name="ce58" table:formula="of:=[$BD.K6]" office:value-type="string" office:string-value="A" calcext:value-type="string">
            <text:p>A</text:p>
          </table:table-cell>
          <table:table-cell table:style-name="ce58" table:formula="of:=[$BD.L6]" office:value-type="string" office:string-value="C" calcext:value-type="string">
            <text:p>C</text:p>
          </table:table-cell>
          <table:table-cell table:style-name="ce58" table:formula="of:=[$BD.M6]" office:value-type="string" office:string-value="D" calcext:value-type="string">
            <text:p>D</text:p>
          </table:table-cell>
          <table:table-cell table:style-name="ce58" table:formula="of:=[$BD.N6]" office:value-type="string" office:string-value="A" calcext:value-type="string">
            <text:p>A</text:p>
          </table:table-cell>
          <table:table-cell table:style-name="ce58" table:formula="of:=[$BD.O6]" office:value-type="string" office:string-value="A" calcext:value-type="string">
            <text:p>A</text:p>
          </table:table-cell>
          <table:table-cell table:style-name="ce58" table:formula="of:=[$BD.P6]" office:value-type="string" office:string-value="A " calcext:value-type="string">
            <text:p>A </text:p>
          </table:table-cell>
          <table:table-cell table:style-name="ce52" table:formula="of:=MID([$BD.Q6];LEN([$BD.Q6])-[.$G9]+1;LEN([$BD.Q6]))" office:value-type="string" office:string-value="1203" calcext:value-type="string">
            <text:p>1203</text:p>
          </table:table-cell>
          <table:table-cell table:style-name="ce52" table:formula="of:=MID([$BD.R6];LEN([$BD.R6])-[.$G9]+1;LEN([$BD.R6]))" office:value-type="string" office:string-value="3210" calcext:value-type="string">
            <text:p>3210</text:p>
          </table:table-cell>
          <table:table-cell table:style-name="ce52" table:formula="of:=MID([$BD.S6];LEN([$BD.S6])-[.$G9]+1;LEN([$BD.S6]))" office:value-type="string" office:string-value="0213" calcext:value-type="string">
            <text:p>0213</text:p>
          </table:table-cell>
          <table:table-cell table:style-name="ce52" table:formula="of:=MID([$BD.T6];LEN([$BD.T6])-[.$G9]+1;LEN([$BD.T6]))" office:value-type="string" office:string-value="0132" calcext:value-type="string">
            <text:p>0132</text:p>
          </table:table-cell>
          <table:table-cell table:style-name="ce52" table:formula="of:=MID([$BD.U6];LEN([$BD.U6])-[.$G9]+1;LEN([$BD.U6]))" office:value-type="string" office:string-value="0231" calcext:value-type="string">
            <text:p>0231</text:p>
          </table:table-cell>
          <table:table-cell table:style-name="ce52" table:formula="of:=MID([$BD.V6];LEN([$BD.V6])-[.$G9]+1;LEN([$BD.V6]))" office:value-type="string" office:string-value="3102" calcext:value-type="string">
            <text:p>3102</text:p>
          </table:table-cell>
          <table:table-cell table:style-name="ce52" table:formula="of:=MID([$BD.W6];LEN([$BD.W6])-[.$G9]+1;LEN([$BD.W6]))" office:value-type="string" office:string-value="3120" calcext:value-type="string">
            <text:p>3120</text:p>
          </table:table-cell>
          <table:table-cell table:style-name="ce52" table:formula="of:=MID([$BD.X6];LEN([$BD.X6])-[.$G9]+1;LEN([$BD.X6]))" office:value-type="string" office:string-value="0321" calcext:value-type="string">
            <text:p>0321</text:p>
          </table:table-cell>
          <table:table-cell table:style-name="ce52" table:formula="of:=MID([$BD.Y6];LEN([$BD.Y6])-[.$G9]+1;LEN([$BD.Y6]))" office:value-type="string" office:string-value="0231" calcext:value-type="string">
            <text:p>0231</text:p>
          </table:table-cell>
          <table:table-cell table:style-name="ce52" table:formula="of:=MID([$BD.Z6];LEN([$BD.Z6])-[.$G9]+1;LEN([$BD.Z6]))" office:value-type="string" office:string-value="0312" calcext:value-type="string">
            <text:p>0312</text:p>
          </table:table-cell>
          <table:table-cell table:style-name="ce54" table:number-columns-repeated="984"/>
        </table:table-row>
        <table:table-row table:style-name="ro1">
          <table:table-cell table:style-name="ce68"/>
          <table:table-cell table:style-name="ce68" table:formula="of:=VLOOKUP([.E10];#REF!;3;0)" office:value-type="string" office:string-value="" calcext:value-type="error">
            <text:p>Err:504</text:p>
          </table:table-cell>
          <table:table-cell table:style-name="ce68" table:formula="of:=VLOOKUP([.E10];#REF!;4;0)" office:value-type="string" office:string-value="" calcext:value-type="error">
            <text:p>Err:504</text:p>
          </table:table-cell>
          <table:table-cell table:style-name="ce33" table:formula="of:=[.J10]/[.G10]" office:value-type="percentage" office:value="2.25" calcext:value-type="percentage">
            <text:p>225%</text:p>
          </table:table-cell>
          <table:table-cell table:style-name="ce36" table:formula="of:=[$BD.A7]" office:value-type="float" office:value="6" calcext:value-type="float">
            <text:p>6</text:p>
          </table:table-cell>
          <table:table-cell table:style-name="ce36" table:formula="of:=[$BD.B7]" office:value-type="float" office:value="4" calcext:value-type="float">
            <text:p>4</text:p>
          </table:table-cell>
          <table:table-cell table:style-name="ce36" table:formula="of:=[$BD.C7]" office:value-type="float" office:value="4" calcext:value-type="float">
            <text:p>4</text:p>
          </table:table-cell>
          <table:table-cell table:style-name="ce36" table:formula="of:=[$BD.D7]" office:value-type="float" office:value="10" calcext:value-type="float">
            <text:p>10</text:p>
          </table:table-cell>
          <table:table-cell table:style-name="ce36" table:formula="of:=[$BD.E7]" office:value-type="float" office:value="0" calcext:value-type="float">
            <text:p>0</text:p>
          </table:table-cell>
          <table:table-cell table:style-name="ce39" table:formula="of:=SUM([.K10:.T10])" office:value-type="float" office:value="9" calcext:value-type="float">
            <text:p>9</text:p>
          </table:table-cell>
          <table:table-cell table:style-name="ce43" table:formula="of:=IFERROR(HLOOKUP(VALUE(MID([.AE10];HLOOKUP(LEFT([.U10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F10];HLOOKUP(LEFT([.V10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G10];HLOOKUP(LEFT([.W10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H10];HLOOKUP(LEFT([.X10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I10];HLOOKUP(LEFT([.Y10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J10];HLOOKUP(LEFT([.Z10]);[.$K$1:.$Q$2];2;0)+1;1));[.$K$2:.$Q$3];2;0);&quot;0&quot;)" office:value-type="float" office:value="0" calcext:value-type="float">
            <text:p>0</text:p>
          </table:table-cell>
          <table:table-cell table:style-name="ce43" table:formula="of:=IFERROR(HLOOKUP(VALUE(MID([.AK10];HLOOKUP(LEFT([.AA10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L10];HLOOKUP(LEFT([.AB10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M10];HLOOKUP(LEFT([.AC10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N10];HLOOKUP(LEFT([.AD10]);[.$K$1:.$Q$2];2;0)+1;1));[.$K$2:.$Q$3];2;0);&quot;0&quot;)" office:value-type="float" office:value="1" calcext:value-type="float">
            <text:p>1</text:p>
          </table:table-cell>
          <table:table-cell table:style-name="ce58" table:formula="of:=[$BD.G7]" office:value-type="string" office:string-value="D" calcext:value-type="string">
            <text:p>D</text:p>
          </table:table-cell>
          <table:table-cell table:style-name="ce58" table:formula="of:=[$BD.H7]" office:value-type="string" office:string-value="B" calcext:value-type="string">
            <text:p>B</text:p>
          </table:table-cell>
          <table:table-cell table:style-name="ce58" table:formula="of:=[$BD.I7]" office:value-type="string" office:string-value="C" calcext:value-type="string">
            <text:p>C</text:p>
          </table:table-cell>
          <table:table-cell table:style-name="ce58" table:formula="of:=[$BD.J7]" office:value-type="string" office:string-value="C" calcext:value-type="string">
            <text:p>C</text:p>
          </table:table-cell>
          <table:table-cell table:style-name="ce58" table:formula="of:=[$BD.K7]" office:value-type="string" office:string-value="D" calcext:value-type="string">
            <text:p>D</text:p>
          </table:table-cell>
          <table:table-cell table:style-name="ce58" table:formula="of:=[$BD.L7]" office:value-type="string" office:string-value="B/C" calcext:value-type="string">
            <text:p>B/C</text:p>
          </table:table-cell>
          <table:table-cell table:style-name="ce58" table:formula="of:=[$BD.M7]" office:value-type="string" office:string-value="C" calcext:value-type="string">
            <text:p>C</text:p>
          </table:table-cell>
          <table:table-cell table:style-name="ce58" table:formula="of:=[$BD.N7]" office:value-type="string" office:string-value="A" calcext:value-type="string">
            <text:p>A</text:p>
          </table:table-cell>
          <table:table-cell table:style-name="ce58" table:formula="of:=[$BD.O7]" office:value-type="string" office:string-value="C" calcext:value-type="string">
            <text:p>C</text:p>
          </table:table-cell>
          <table:table-cell table:style-name="ce58" table:formula="of:=[$BD.P7]" office:value-type="string" office:string-value="C " calcext:value-type="string">
            <text:p>C </text:p>
          </table:table-cell>
          <table:table-cell table:style-name="ce52" table:formula="of:=MID([$BD.Q7];LEN([$BD.Q7])-[.$G10]+1;LEN([$BD.Q7]))" office:value-type="string" office:string-value="1320" calcext:value-type="string">
            <text:p>1320</text:p>
          </table:table-cell>
          <table:table-cell table:style-name="ce52" table:formula="of:=MID([$BD.R7];LEN([$BD.R7])-[.$G10]+1;LEN([$BD.R7]))" office:value-type="string" office:string-value="2013" calcext:value-type="string">
            <text:p>2013</text:p>
          </table:table-cell>
          <table:table-cell table:style-name="ce52" table:formula="of:=MID([$BD.S7];LEN([$BD.S7])-[.$G10]+1;LEN([$BD.S7]))" office:value-type="string" office:string-value="1203" calcext:value-type="string">
            <text:p>1203</text:p>
          </table:table-cell>
          <table:table-cell table:style-name="ce52" table:formula="of:=MID([$BD.T7];LEN([$BD.T7])-[.$G10]+1;LEN([$BD.T7]))" office:value-type="string" office:string-value="3102" calcext:value-type="string">
            <text:p>3102</text:p>
          </table:table-cell>
          <table:table-cell table:style-name="ce52" table:formula="of:=MID([$BD.U7];LEN([$BD.U7])-[.$G10]+1;LEN([$BD.U7]))" office:value-type="string" office:string-value="1320" calcext:value-type="string">
            <text:p>1320</text:p>
          </table:table-cell>
          <table:table-cell table:style-name="ce52" table:formula="of:=MID([$BD.V7];LEN([$BD.V7])-[.$G10]+1;LEN([$BD.V7]))" office:value-type="string" office:string-value="1302" calcext:value-type="string">
            <text:p>1302</text:p>
          </table:table-cell>
          <table:table-cell table:style-name="ce52" table:formula="of:=MID([$BD.W7];LEN([$BD.W7])-[.$G10]+1;LEN([$BD.W7]))" office:value-type="string" office:string-value="1302" calcext:value-type="string">
            <text:p>1302</text:p>
          </table:table-cell>
          <table:table-cell table:style-name="ce52" table:formula="of:=MID([$BD.X7];LEN([$BD.X7])-[.$G10]+1;LEN([$BD.X7]))" office:value-type="string" office:string-value="0321" calcext:value-type="string">
            <text:p>0321</text:p>
          </table:table-cell>
          <table:table-cell table:style-name="ce52" table:formula="of:=MID([$BD.Y7];LEN([$BD.Y7])-[.$G10]+1;LEN([$BD.Y7]))" office:value-type="string" office:string-value="2301" calcext:value-type="string">
            <text:p>2301</text:p>
          </table:table-cell>
          <table:table-cell table:style-name="ce52" table:formula="of:=MID([$BD.Z7];LEN([$BD.Z7])-[.$G10]+1;LEN([$BD.Z7]))" office:value-type="string" office:string-value="1203" calcext:value-type="string">
            <text:p>1203</text:p>
          </table:table-cell>
          <table:table-cell table:style-name="ce54" table:number-columns-repeated="984"/>
        </table:table-row>
        <table:table-row table:style-name="ro1">
          <table:table-cell table:style-name="ce68"/>
          <table:table-cell table:style-name="ce68" table:formula="of:=VLOOKUP([.E11];#REF!;3;0)" office:value-type="string" office:string-value="" calcext:value-type="error">
            <text:p>Err:504</text:p>
          </table:table-cell>
          <table:table-cell table:style-name="ce68" table:formula="of:=VLOOKUP([.E11];#REF!;4;0)" office:value-type="string" office:string-value="" calcext:value-type="error">
            <text:p>Err:504</text:p>
          </table:table-cell>
          <table:table-cell table:style-name="ce33" table:formula="of:=[.J11]/[.G11]" office:value-type="percentage" office:value="2.5" calcext:value-type="percentage">
            <text:p>250%</text:p>
          </table:table-cell>
          <table:table-cell table:style-name="ce36" table:formula="of:=[$BD.A8]" office:value-type="float" office:value="7" calcext:value-type="float">
            <text:p>7</text:p>
          </table:table-cell>
          <table:table-cell table:style-name="ce36" table:formula="of:=[$BD.B8]" office:value-type="float" office:value="1" calcext:value-type="float">
            <text:p>1</text:p>
          </table:table-cell>
          <table:table-cell table:style-name="ce36" table:formula="of:=[$BD.C8]" office:value-type="float" office:value="4" calcext:value-type="float">
            <text:p>4</text:p>
          </table:table-cell>
          <table:table-cell table:style-name="ce36" table:formula="of:=[$BD.D8]" office:value-type="float" office:value="10" calcext:value-type="float">
            <text:p>10</text:p>
          </table:table-cell>
          <table:table-cell table:style-name="ce36" table:formula="of:=[$BD.E8]" office:value-type="float" office:value="0" calcext:value-type="float">
            <text:p>0</text:p>
          </table:table-cell>
          <table:table-cell table:style-name="ce39" table:formula="of:=SUM([.K11:.T11])" office:value-type="float" office:value="10" calcext:value-type="float">
            <text:p>10</text:p>
          </table:table-cell>
          <table:table-cell table:style-name="ce43" table:formula="of:=IFERROR(HLOOKUP(VALUE(MID([.AE11];HLOOKUP(LEFT([.U11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F11];HLOOKUP(LEFT([.V11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G11];HLOOKUP(LEFT([.W11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H11];HLOOKUP(LEFT([.X11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I11];HLOOKUP(LEFT([.Y11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J11];HLOOKUP(LEFT([.Z11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K11];HLOOKUP(LEFT([.AA11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L11];HLOOKUP(LEFT([.AB11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M11];HLOOKUP(LEFT([.AC11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N11];HLOOKUP(LEFT([.AD11]);[.$K$1:.$Q$2];2;0)+1;1));[.$K$2:.$Q$3];2;0);&quot;0&quot;)" office:value-type="float" office:value="1" calcext:value-type="float">
            <text:p>1</text:p>
          </table:table-cell>
          <table:table-cell table:style-name="ce58" table:formula="of:=[$BD.G8]" office:value-type="string" office:string-value="C" calcext:value-type="string">
            <text:p>C</text:p>
          </table:table-cell>
          <table:table-cell table:style-name="ce58" table:formula="of:=[$BD.H8]" office:value-type="string" office:string-value="D" calcext:value-type="string">
            <text:p>D</text:p>
          </table:table-cell>
          <table:table-cell table:style-name="ce58" table:formula="of:=[$BD.I8]" office:value-type="string" office:string-value="D" calcext:value-type="string">
            <text:p>D</text:p>
          </table:table-cell>
          <table:table-cell table:style-name="ce58" table:formula="of:=[$BD.J8]" office:value-type="string" office:string-value="B" calcext:value-type="string">
            <text:p>B</text:p>
          </table:table-cell>
          <table:table-cell table:style-name="ce58" table:formula="of:=[$BD.K8]" office:value-type="string" office:string-value="B" calcext:value-type="string">
            <text:p>B</text:p>
          </table:table-cell>
          <table:table-cell table:style-name="ce58" table:formula="of:=[$BD.L8]" office:value-type="string" office:string-value="C" calcext:value-type="string">
            <text:p>C</text:p>
          </table:table-cell>
          <table:table-cell table:style-name="ce58" table:formula="of:=[$BD.M8]" office:value-type="string" office:string-value="A" calcext:value-type="string">
            <text:p>A</text:p>
          </table:table-cell>
          <table:table-cell table:style-name="ce58" table:formula="of:=[$BD.N8]" office:value-type="string" office:string-value="B" calcext:value-type="string">
            <text:p>B</text:p>
          </table:table-cell>
          <table:table-cell table:style-name="ce58" table:formula="of:=[$BD.O8]" office:value-type="string" office:string-value="D" calcext:value-type="string">
            <text:p>D</text:p>
          </table:table-cell>
          <table:table-cell table:style-name="ce58" table:formula="of:=[$BD.P8]" office:value-type="string" office:string-value="D " calcext:value-type="string">
            <text:p>D </text:p>
          </table:table-cell>
          <table:table-cell table:style-name="ce52" table:formula="of:=MID([$BD.Q8];LEN([$BD.Q8])-[.$G11]+1;LEN([$BD.Q8]))" office:value-type="string" office:string-value="2301" calcext:value-type="string">
            <text:p>2301</text:p>
          </table:table-cell>
          <table:table-cell table:style-name="ce52" table:formula="of:=MID([$BD.R8];LEN([$BD.R8])-[.$G11]+1;LEN([$BD.R8]))" office:value-type="string" office:string-value="2130" calcext:value-type="string">
            <text:p>2130</text:p>
          </table:table-cell>
          <table:table-cell table:style-name="ce52" table:formula="of:=MID([$BD.S8];LEN([$BD.S8])-[.$G11]+1;LEN([$BD.S8]))" office:value-type="string" office:string-value="1320" calcext:value-type="string">
            <text:p>1320</text:p>
          </table:table-cell>
          <table:table-cell table:style-name="ce52" table:formula="of:=MID([$BD.T8];LEN([$BD.T8])-[.$G11]+1;LEN([$BD.T8]))" office:value-type="string" office:string-value="1023" calcext:value-type="string">
            <text:p>1023</text:p>
          </table:table-cell>
          <table:table-cell table:style-name="ce52" table:formula="of:=MID([$BD.U8];LEN([$BD.U8])-[.$G11]+1;LEN([$BD.U8]))" office:value-type="string" office:string-value="1032" calcext:value-type="string">
            <text:p>1032</text:p>
          </table:table-cell>
          <table:table-cell table:style-name="ce52" table:formula="of:=MID([$BD.V8];LEN([$BD.V8])-[.$G11]+1;LEN([$BD.V8]))" office:value-type="string" office:string-value="3102" calcext:value-type="string">
            <text:p>3102</text:p>
          </table:table-cell>
          <table:table-cell table:style-name="ce52" table:formula="of:=MID([$BD.W8];LEN([$BD.W8])-[.$G11]+1;LEN([$BD.W8]))" office:value-type="string" office:string-value="0213" calcext:value-type="string">
            <text:p>0213</text:p>
          </table:table-cell>
          <table:table-cell table:style-name="ce52" table:formula="of:=MID([$BD.X8];LEN([$BD.X8])-[.$G11]+1;LEN([$BD.X8]))" office:value-type="string" office:string-value="3012" calcext:value-type="string">
            <text:p>3012</text:p>
          </table:table-cell>
          <table:table-cell table:style-name="ce52" table:formula="of:=MID([$BD.Y8];LEN([$BD.Y8])-[.$G11]+1;LEN([$BD.Y8]))" office:value-type="string" office:string-value="3120" calcext:value-type="string">
            <text:p>3120</text:p>
          </table:table-cell>
          <table:table-cell table:style-name="ce52" table:formula="of:=MID([$BD.Z8];LEN([$BD.Z8])-[.$G11]+1;LEN([$BD.Z8]))" office:value-type="string" office:string-value="1230" calcext:value-type="string">
            <text:p>1230</text:p>
          </table:table-cell>
          <table:table-cell table:style-name="ce54" table:number-columns-repeated="984"/>
        </table:table-row>
        <table:table-row table:style-name="ro1">
          <table:table-cell table:style-name="ce68"/>
          <table:table-cell table:style-name="ce68" table:formula="of:=VLOOKUP([.E12];#REF!;3;0)" office:value-type="string" office:string-value="" calcext:value-type="error">
            <text:p>Err:504</text:p>
          </table:table-cell>
          <table:table-cell table:style-name="ce68" table:formula="of:=VLOOKUP([.E12];#REF!;4;0)" office:value-type="string" office:string-value="" calcext:value-type="error">
            <text:p>Err:504</text:p>
          </table:table-cell>
          <table:table-cell table:style-name="ce33" table:formula="of:=[.J12]/[.G12]" office:value-type="percentage" office:value="2.5" calcext:value-type="percentage">
            <text:p>250%</text:p>
          </table:table-cell>
          <table:table-cell table:style-name="ce36" table:formula="of:=[$BD.A9]" office:value-type="float" office:value="8" calcext:value-type="float">
            <text:p>8</text:p>
          </table:table-cell>
          <table:table-cell table:style-name="ce36" table:formula="of:=[$BD.B9]" office:value-type="float" office:value="2" calcext:value-type="float">
            <text:p>2</text:p>
          </table:table-cell>
          <table:table-cell table:style-name="ce36" table:formula="of:=[$BD.C9]" office:value-type="float" office:value="4" calcext:value-type="float">
            <text:p>4</text:p>
          </table:table-cell>
          <table:table-cell table:style-name="ce36" table:formula="of:=[$BD.D9]" office:value-type="float" office:value="10" calcext:value-type="float">
            <text:p>10</text:p>
          </table:table-cell>
          <table:table-cell table:style-name="ce36" table:formula="of:=[$BD.E9]" office:value-type="float" office:value="0" calcext:value-type="float">
            <text:p>0</text:p>
          </table:table-cell>
          <table:table-cell table:style-name="ce39" table:formula="of:=SUM([.K12:.T12])" office:value-type="float" office:value="10" calcext:value-type="float">
            <text:p>10</text:p>
          </table:table-cell>
          <table:table-cell table:style-name="ce43" table:formula="of:=IFERROR(HLOOKUP(VALUE(MID([.AE12];HLOOKUP(LEFT([.U12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F12];HLOOKUP(LEFT([.V12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G12];HLOOKUP(LEFT([.W12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H12];HLOOKUP(LEFT([.X12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I12];HLOOKUP(LEFT([.Y12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J12];HLOOKUP(LEFT([.Z12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K12];HLOOKUP(LEFT([.AA12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L12];HLOOKUP(LEFT([.AB12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M12];HLOOKUP(LEFT([.AC12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N12];HLOOKUP(LEFT([.AD12]);[.$K$1:.$Q$2];2;0)+1;1));[.$K$2:.$Q$3];2;0);&quot;0&quot;)" office:value-type="float" office:value="1" calcext:value-type="float">
            <text:p>1</text:p>
          </table:table-cell>
          <table:table-cell table:style-name="ce58" table:formula="of:=[$BD.G9]" office:value-type="string" office:string-value="C" calcext:value-type="string">
            <text:p>C</text:p>
          </table:table-cell>
          <table:table-cell table:style-name="ce58" table:formula="of:=[$BD.H9]" office:value-type="string" office:string-value="D" calcext:value-type="string">
            <text:p>D</text:p>
          </table:table-cell>
          <table:table-cell table:style-name="ce58" table:formula="of:=[$BD.I9]" office:value-type="string" office:string-value="A" calcext:value-type="string">
            <text:p>A</text:p>
          </table:table-cell>
          <table:table-cell table:style-name="ce58" table:formula="of:=[$BD.J9]" office:value-type="string" office:string-value="A" calcext:value-type="string">
            <text:p>A</text:p>
          </table:table-cell>
          <table:table-cell table:style-name="ce58" table:formula="of:=[$BD.K9]" office:value-type="string" office:string-value="A" calcext:value-type="string">
            <text:p>A</text:p>
          </table:table-cell>
          <table:table-cell table:style-name="ce58" table:formula="of:=[$BD.L9]" office:value-type="string" office:string-value="C" calcext:value-type="string">
            <text:p>C</text:p>
          </table:table-cell>
          <table:table-cell table:style-name="ce58" table:formula="of:=[$BD.M9]" office:value-type="string" office:string-value="D" calcext:value-type="string">
            <text:p>D</text:p>
          </table:table-cell>
          <table:table-cell table:style-name="ce58" table:formula="of:=[$BD.N9]" office:value-type="string" office:string-value="A" calcext:value-type="string">
            <text:p>A</text:p>
          </table:table-cell>
          <table:table-cell table:style-name="ce58" table:formula="of:=[$BD.O9]" office:value-type="string" office:string-value="A" calcext:value-type="string">
            <text:p>A</text:p>
          </table:table-cell>
          <table:table-cell table:style-name="ce58" table:formula="of:=[$BD.P9]" office:value-type="string" office:string-value="A " calcext:value-type="string">
            <text:p>A </text:p>
          </table:table-cell>
          <table:table-cell table:style-name="ce52" table:formula="of:=MID([$BD.Q9];LEN([$BD.Q9])-[.$G12]+1;LEN([$BD.Q9]))" office:value-type="string" office:string-value="1203" calcext:value-type="string">
            <text:p>1203</text:p>
          </table:table-cell>
          <table:table-cell table:style-name="ce52" table:formula="of:=MID([$BD.R9];LEN([$BD.R9])-[.$G12]+1;LEN([$BD.R9]))" office:value-type="string" office:string-value="3210" calcext:value-type="string">
            <text:p>3210</text:p>
          </table:table-cell>
          <table:table-cell table:style-name="ce52" table:formula="of:=MID([$BD.S9];LEN([$BD.S9])-[.$G12]+1;LEN([$BD.S9]))" office:value-type="string" office:string-value="0213" calcext:value-type="string">
            <text:p>0213</text:p>
          </table:table-cell>
          <table:table-cell table:style-name="ce52" table:formula="of:=MID([$BD.T9];LEN([$BD.T9])-[.$G12]+1;LEN([$BD.T9]))" office:value-type="string" office:string-value="0132" calcext:value-type="string">
            <text:p>0132</text:p>
          </table:table-cell>
          <table:table-cell table:style-name="ce52" table:formula="of:=MID([$BD.U9];LEN([$BD.U9])-[.$G12]+1;LEN([$BD.U9]))" office:value-type="string" office:string-value="0231" calcext:value-type="string">
            <text:p>0231</text:p>
          </table:table-cell>
          <table:table-cell table:style-name="ce52" table:formula="of:=MID([$BD.V9];LEN([$BD.V9])-[.$G12]+1;LEN([$BD.V9]))" office:value-type="string" office:string-value="3102" calcext:value-type="string">
            <text:p>3102</text:p>
          </table:table-cell>
          <table:table-cell table:style-name="ce52" table:formula="of:=MID([$BD.W9];LEN([$BD.W9])-[.$G12]+1;LEN([$BD.W9]))" office:value-type="string" office:string-value="3120" calcext:value-type="string">
            <text:p>3120</text:p>
          </table:table-cell>
          <table:table-cell table:style-name="ce52" table:formula="of:=MID([$BD.X9];LEN([$BD.X9])-[.$G12]+1;LEN([$BD.X9]))" office:value-type="string" office:string-value="0321" calcext:value-type="string">
            <text:p>0321</text:p>
          </table:table-cell>
          <table:table-cell table:style-name="ce52" table:formula="of:=MID([$BD.Y9];LEN([$BD.Y9])-[.$G12]+1;LEN([$BD.Y9]))" office:value-type="string" office:string-value="0231" calcext:value-type="string">
            <text:p>0231</text:p>
          </table:table-cell>
          <table:table-cell table:style-name="ce52" table:formula="of:=MID([$BD.Z9];LEN([$BD.Z9])-[.$G12]+1;LEN([$BD.Z9]))" office:value-type="string" office:string-value="0312" calcext:value-type="string">
            <text:p>0312</text:p>
          </table:table-cell>
          <table:table-cell table:style-name="ce54" table:number-columns-repeated="984"/>
        </table:table-row>
        <table:table-row table:style-name="ro1">
          <table:table-cell table:style-name="ce68"/>
          <table:table-cell table:style-name="ce68" table:formula="of:=VLOOKUP([.E13];#REF!;3;0)" office:value-type="string" office:string-value="" calcext:value-type="error">
            <text:p>Err:504</text:p>
          </table:table-cell>
          <table:table-cell table:style-name="ce68" table:formula="of:=VLOOKUP([.E13];#REF!;4;0)" office:value-type="string" office:string-value="" calcext:value-type="error">
            <text:p>Err:504</text:p>
          </table:table-cell>
          <table:table-cell table:style-name="ce33" table:formula="of:=[.J13]/[.G13]" office:value-type="percentage" office:value="2.1" calcext:value-type="percentage">
            <text:p>210%</text:p>
          </table:table-cell>
          <table:table-cell table:style-name="ce36" table:formula="of:=[$BD.A10]" office:value-type="float" office:value="9" calcext:value-type="float">
            <text:p>9</text:p>
          </table:table-cell>
          <table:table-cell table:style-name="ce36" table:formula="of:=[$BD.B10]" office:value-type="float" office:value="5" calcext:value-type="float">
            <text:p>5</text:p>
          </table:table-cell>
          <table:table-cell table:style-name="ce36" table:formula="of:=[$BD.C10]" office:value-type="float" office:value="4" calcext:value-type="float">
            <text:p>4</text:p>
          </table:table-cell>
          <table:table-cell table:style-name="ce36" table:formula="of:=[$BD.D10]" office:value-type="float" office:value="10" calcext:value-type="float">
            <text:p>10</text:p>
          </table:table-cell>
          <table:table-cell table:style-name="ce36" table:formula="of:=[$BD.E10]" office:value-type="float" office:value="0" calcext:value-type="float">
            <text:p>0</text:p>
          </table:table-cell>
          <table:table-cell table:style-name="ce39" table:formula="of:=SUM([.K13:.T13])" office:value-type="float" office:value="8.4" calcext:value-type="float">
            <text:p>8,4</text:p>
          </table:table-cell>
          <table:table-cell table:style-name="ce43" table:formula="of:=IFERROR(HLOOKUP(VALUE(MID([.AE13];HLOOKUP(LEFT([.U13]);[.$K$1:.$Q$2];2;0)+1;1));[.$K$2:.$Q$3];2;0);&quot;0&quot;)" office:value-type="float" office:value="0.2" calcext:value-type="float">
            <text:p>0,2</text:p>
          </table:table-cell>
          <table:table-cell table:style-name="ce43" table:formula="of:=IFERROR(HLOOKUP(VALUE(MID([.AF13];HLOOKUP(LEFT([.V13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G13];HLOOKUP(LEFT([.W13]);[.$K$1:.$Q$2];2;0)+1;1));[.$K$2:.$Q$3];2;0);&quot;0&quot;)" office:value-type="float" office:value="0.2" calcext:value-type="float">
            <text:p>0,2</text:p>
          </table:table-cell>
          <table:table-cell table:style-name="ce43" table:formula="of:=IFERROR(HLOOKUP(VALUE(MID([.AH13];HLOOKUP(LEFT([.X13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I13];HLOOKUP(LEFT([.Y13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J13];HLOOKUP(LEFT([.Z13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K13];HLOOKUP(LEFT([.AA13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L13];HLOOKUP(LEFT([.AB13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M13];HLOOKUP(LEFT([.AC13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N13];HLOOKUP(LEFT([.AD13]);[.$K$1:.$Q$2];2;0)+1;1));[.$K$2:.$Q$3];2;0);&quot;0&quot;)" office:value-type="float" office:value="1" calcext:value-type="float">
            <text:p>1</text:p>
          </table:table-cell>
          <table:table-cell table:style-name="ce58" table:formula="of:=[$BD.G10]" office:value-type="string" office:string-value="D/C" calcext:value-type="string">
            <text:p>D/C</text:p>
          </table:table-cell>
          <table:table-cell table:style-name="ce58" table:formula="of:=[$BD.H10]" office:value-type="string" office:string-value="B" calcext:value-type="string">
            <text:p>B</text:p>
          </table:table-cell>
          <table:table-cell table:style-name="ce58" table:formula="of:=[$BD.I10]" office:value-type="string" office:string-value="A/D" calcext:value-type="string">
            <text:p>A/D</text:p>
          </table:table-cell>
          <table:table-cell table:style-name="ce58" table:formula="of:=[$BD.J10]" office:value-type="string" office:string-value="B" calcext:value-type="string">
            <text:p>B</text:p>
          </table:table-cell>
          <table:table-cell table:style-name="ce58" table:formula="of:=[$BD.K10]" office:value-type="string" office:string-value="B" calcext:value-type="string">
            <text:p>B</text:p>
          </table:table-cell>
          <table:table-cell table:style-name="ce58" table:formula="of:=[$BD.L10]" office:value-type="string" office:string-value="B" calcext:value-type="string">
            <text:p>B</text:p>
          </table:table-cell>
          <table:table-cell table:style-name="ce58" table:formula="of:=[$BD.M10]" office:value-type="string" office:string-value="A" calcext:value-type="string">
            <text:p>A</text:p>
          </table:table-cell>
          <table:table-cell table:style-name="ce58" table:formula="of:=[$BD.N10]" office:value-type="string" office:string-value="A" calcext:value-type="string">
            <text:p>A</text:p>
          </table:table-cell>
          <table:table-cell table:style-name="ce58" table:formula="of:=[$BD.O10]" office:value-type="string" office:string-value="B" calcext:value-type="string">
            <text:p>B</text:p>
          </table:table-cell>
          <table:table-cell table:style-name="ce58" table:formula="of:=[$BD.P10]" office:value-type="string" office:string-value="D " calcext:value-type="string">
            <text:p>D </text:p>
          </table:table-cell>
          <table:table-cell table:style-name="ce52" table:formula="of:=MID([$BD.Q10];LEN([$BD.Q10])-[.$G13]+1;LEN([$BD.Q10]))" office:value-type="string" office:string-value="3102" calcext:value-type="string">
            <text:p>3102</text:p>
          </table:table-cell>
          <table:table-cell table:style-name="ce52" table:formula="of:=MID([$BD.R10];LEN([$BD.R10])-[.$G13]+1;LEN([$BD.R10]))" office:value-type="string" office:string-value="2013" calcext:value-type="string">
            <text:p>2013</text:p>
          </table:table-cell>
          <table:table-cell table:style-name="ce52" table:formula="of:=MID([$BD.S10];LEN([$BD.S10])-[.$G13]+1;LEN([$BD.S10]))" office:value-type="string" office:string-value="1320" calcext:value-type="string">
            <text:p>1320</text:p>
          </table:table-cell>
          <table:table-cell table:style-name="ce52" table:formula="of:=MID([$BD.T10];LEN([$BD.T10])-[.$G13]+1;LEN([$BD.T10]))" office:value-type="string" office:string-value="1023" calcext:value-type="string">
            <text:p>1023</text:p>
          </table:table-cell>
          <table:table-cell table:style-name="ce52" table:formula="of:=MID([$BD.U10];LEN([$BD.U10])-[.$G13]+1;LEN([$BD.U10]))" office:value-type="string" office:string-value="2031" calcext:value-type="string">
            <text:p>2031</text:p>
          </table:table-cell>
          <table:table-cell table:style-name="ce52" table:formula="of:=MID([$BD.V10];LEN([$BD.V10])-[.$G13]+1;LEN([$BD.V10]))" office:value-type="string" office:string-value="3012" calcext:value-type="string">
            <text:p>3012</text:p>
          </table:table-cell>
          <table:table-cell table:style-name="ce52" table:formula="of:=MID([$BD.W10];LEN([$BD.W10])-[.$G13]+1;LEN([$BD.W10]))" office:value-type="string" office:string-value="0321" calcext:value-type="string">
            <text:p>0321</text:p>
          </table:table-cell>
          <table:table-cell table:style-name="ce52" table:formula="of:=MID([$BD.X10];LEN([$BD.X10])-[.$G13]+1;LEN([$BD.X10]))" office:value-type="string" office:string-value="0213" calcext:value-type="string">
            <text:p>0213</text:p>
          </table:table-cell>
          <table:table-cell table:style-name="ce52" table:formula="of:=MID([$BD.Y10];LEN([$BD.Y10])-[.$G13]+1;LEN([$BD.Y10]))" office:value-type="string" office:string-value="3021" calcext:value-type="string">
            <text:p>3021</text:p>
          </table:table-cell>
          <table:table-cell table:style-name="ce52" table:formula="of:=MID([$BD.Z10];LEN([$BD.Z10])-[.$G13]+1;LEN([$BD.Z10]))" office:value-type="string" office:string-value="3210" calcext:value-type="string">
            <text:p>3210</text:p>
          </table:table-cell>
          <table:table-cell table:style-name="ce54" table:number-columns-repeated="984"/>
        </table:table-row>
        <table:table-row table:style-name="ro1">
          <table:table-cell table:style-name="ce68"/>
          <table:table-cell table:style-name="ce68" table:formula="of:=VLOOKUP([.E14];#REF!;3;0)" office:value-type="string" office:string-value="" calcext:value-type="error">
            <text:p>Err:504</text:p>
          </table:table-cell>
          <table:table-cell table:style-name="ce68" table:formula="of:=VLOOKUP([.E14];#REF!;4;0)" office:value-type="string" office:string-value="" calcext:value-type="error">
            <text:p>Err:504</text:p>
          </table:table-cell>
          <table:table-cell table:style-name="ce33" table:formula="of:=[.J14]/[.G14]" office:value-type="percentage" office:value="2.25" calcext:value-type="percentage">
            <text:p>225%</text:p>
          </table:table-cell>
          <table:table-cell table:style-name="ce36" table:formula="of:=[$BD.A11]" office:value-type="float" office:value="10" calcext:value-type="float">
            <text:p>10</text:p>
          </table:table-cell>
          <table:table-cell table:style-name="ce36" table:formula="of:=[$BD.B11]" office:value-type="float" office:value="3" calcext:value-type="float">
            <text:p>3</text:p>
          </table:table-cell>
          <table:table-cell table:style-name="ce36" table:formula="of:=[$BD.C11]" office:value-type="float" office:value="4" calcext:value-type="float">
            <text:p>4</text:p>
          </table:table-cell>
          <table:table-cell table:style-name="ce36" table:formula="of:=[$BD.D11]" office:value-type="float" office:value="10" calcext:value-type="float">
            <text:p>10</text:p>
          </table:table-cell>
          <table:table-cell table:style-name="ce36" table:formula="of:=[$BD.E11]" office:value-type="float" office:value="0" calcext:value-type="float">
            <text:p>0</text:p>
          </table:table-cell>
          <table:table-cell table:style-name="ce39" table:formula="of:=SUM([.K14:.T14])" office:value-type="float" office:value="9" calcext:value-type="float">
            <text:p>9</text:p>
          </table:table-cell>
          <table:table-cell table:style-name="ce43" table:formula="of:=IFERROR(HLOOKUP(VALUE(MID([.AE14];HLOOKUP(LEFT([.U14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F14];HLOOKUP(LEFT([.V14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G14];HLOOKUP(LEFT([.W14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H14];HLOOKUP(LEFT([.X14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I14];HLOOKUP(LEFT([.Y14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J14];HLOOKUP(LEFT([.Z14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K14];HLOOKUP(LEFT([.AA14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L14];HLOOKUP(LEFT([.AB14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M14];HLOOKUP(LEFT([.AC14]);[.$K$1:.$Q$2];2;0)+1;1));[.$K$2:.$Q$3];2;0);&quot;0&quot;)" office:value-type="float" office:value="0" calcext:value-type="float">
            <text:p>0</text:p>
          </table:table-cell>
          <table:table-cell table:style-name="ce43" table:formula="of:=IFERROR(HLOOKUP(VALUE(MID([.AN14];HLOOKUP(LEFT([.AD14]);[.$K$1:.$Q$2];2;0)+1;1));[.$K$2:.$Q$3];2;0);&quot;0&quot;)" office:value-type="float" office:value="1" calcext:value-type="float">
            <text:p>1</text:p>
          </table:table-cell>
          <table:table-cell table:style-name="ce58" table:formula="of:=[$BD.G11]" office:value-type="string" office:string-value="C" calcext:value-type="string">
            <text:p>C</text:p>
          </table:table-cell>
          <table:table-cell table:style-name="ce58" table:formula="of:=[$BD.H11]" office:value-type="string" office:string-value="C" calcext:value-type="string">
            <text:p>C</text:p>
          </table:table-cell>
          <table:table-cell table:style-name="ce58" table:formula="of:=[$BD.I11]" office:value-type="string" office:string-value="D" calcext:value-type="string">
            <text:p>D</text:p>
          </table:table-cell>
          <table:table-cell table:style-name="ce58" table:formula="of:=[$BD.J11]" office:value-type="string" office:string-value="B" calcext:value-type="string">
            <text:p>B</text:p>
          </table:table-cell>
          <table:table-cell table:style-name="ce58" table:formula="of:=[$BD.K11]" office:value-type="string" office:string-value="B" calcext:value-type="string">
            <text:p>B</text:p>
          </table:table-cell>
          <table:table-cell table:style-name="ce58" table:formula="of:=[$BD.L11]" office:value-type="string" office:string-value="D" calcext:value-type="string">
            <text:p>D</text:p>
          </table:table-cell>
          <table:table-cell table:style-name="ce58" table:formula="of:=[$BD.M11]" office:value-type="string" office:string-value="A" calcext:value-type="string">
            <text:p>A</text:p>
          </table:table-cell>
          <table:table-cell table:style-name="ce58" table:formula="of:=[$BD.N11]" office:value-type="string" office:string-value="D" calcext:value-type="string">
            <text:p>D</text:p>
          </table:table-cell>
          <table:table-cell table:style-name="ce58" table:formula="of:=[$BD.O11]" office:value-type="string" office:string-value="B/A" calcext:value-type="string">
            <text:p>B/A</text:p>
          </table:table-cell>
          <table:table-cell table:style-name="ce58" table:formula="of:=[$BD.P11]" office:value-type="string" office:string-value="C " calcext:value-type="string">
            <text:p>C </text:p>
          </table:table-cell>
          <table:table-cell table:style-name="ce52" table:formula="of:=MID([$BD.Q11];LEN([$BD.Q11])-[.$G14]+1;LEN([$BD.Q11]))" office:value-type="string" office:string-value="3201" calcext:value-type="string">
            <text:p>3201</text:p>
          </table:table-cell>
          <table:table-cell table:style-name="ce52" table:formula="of:=MID([$BD.R11];LEN([$BD.R11])-[.$G14]+1;LEN([$BD.R11]))" office:value-type="string" office:string-value="3201" calcext:value-type="string">
            <text:p>3201</text:p>
          </table:table-cell>
          <table:table-cell table:style-name="ce52" table:formula="of:=MID([$BD.S11];LEN([$BD.S11])-[.$G14]+1;LEN([$BD.S11]))" office:value-type="string" office:string-value="3120" calcext:value-type="string">
            <text:p>3120</text:p>
          </table:table-cell>
          <table:table-cell table:style-name="ce52" table:formula="of:=MID([$BD.T11];LEN([$BD.T11])-[.$G14]+1;LEN([$BD.T11]))" office:value-type="string" office:string-value="3021" calcext:value-type="string">
            <text:p>3021</text:p>
          </table:table-cell>
          <table:table-cell table:style-name="ce52" table:formula="of:=MID([$BD.U11];LEN([$BD.U11])-[.$G14]+1;LEN([$BD.U11]))" office:value-type="string" office:string-value="3012" calcext:value-type="string">
            <text:p>3012</text:p>
          </table:table-cell>
          <table:table-cell table:style-name="ce52" table:formula="of:=MID([$BD.V11];LEN([$BD.V11])-[.$G14]+1;LEN([$BD.V11]))" office:value-type="string" office:string-value="2310" calcext:value-type="string">
            <text:p>2310</text:p>
          </table:table-cell>
          <table:table-cell table:style-name="ce52" table:formula="of:=MID([$BD.W11];LEN([$BD.W11])-[.$G14]+1;LEN([$BD.W11]))" office:value-type="string" office:string-value="0321" calcext:value-type="string">
            <text:p>0321</text:p>
          </table:table-cell>
          <table:table-cell table:style-name="ce52" table:formula="of:=MID([$BD.X11];LEN([$BD.X11])-[.$G14]+1;LEN([$BD.X11]))" office:value-type="string" office:string-value="1320" calcext:value-type="string">
            <text:p>1320</text:p>
          </table:table-cell>
          <table:table-cell table:style-name="ce52" table:formula="of:=MID([$BD.Y11];LEN([$BD.Y11])-[.$G14]+1;LEN([$BD.Y11]))" office:value-type="string" office:string-value="0321" calcext:value-type="string">
            <text:p>0321</text:p>
          </table:table-cell>
          <table:table-cell table:style-name="ce52" table:formula="of:=MID([$BD.Z11];LEN([$BD.Z11])-[.$G14]+1;LEN([$BD.Z11]))" office:value-type="string" office:string-value="2301" calcext:value-type="string">
            <text:p>2301</text:p>
          </table:table-cell>
          <table:table-cell table:style-name="ce54" table:number-columns-repeated="984"/>
        </table:table-row>
        <table:table-row table:style-name="ro1">
          <table:table-cell table:style-name="ce68"/>
          <table:table-cell table:style-name="ce68" table:formula="of:=VLOOKUP([.E15];#REF!;3;0)" office:value-type="string" office:string-value="" calcext:value-type="error">
            <text:p>Err:504</text:p>
          </table:table-cell>
          <table:table-cell table:style-name="ce68" table:formula="of:=VLOOKUP([.E15];#REF!;4;0)" office:value-type="string" office:string-value="" calcext:value-type="error">
            <text:p>Err:504</text:p>
          </table:table-cell>
          <table:table-cell table:style-name="ce33" table:formula="of:=[.J15]/[.G15]" office:value-type="percentage" office:value="2" calcext:value-type="percentage">
            <text:p>200%</text:p>
          </table:table-cell>
          <table:table-cell table:style-name="ce36" table:formula="of:=[$BD.A12]" office:value-type="float" office:value="11" calcext:value-type="float">
            <text:p>11</text:p>
          </table:table-cell>
          <table:table-cell table:style-name="ce36" table:formula="of:=[$BD.B12]" office:value-type="float" office:value="4" calcext:value-type="float">
            <text:p>4</text:p>
          </table:table-cell>
          <table:table-cell table:style-name="ce36" table:formula="of:=[$BD.C12]" office:value-type="float" office:value="4" calcext:value-type="float">
            <text:p>4</text:p>
          </table:table-cell>
          <table:table-cell table:style-name="ce36" table:formula="of:=[$BD.D12]" office:value-type="float" office:value="10" calcext:value-type="float">
            <text:p>10</text:p>
          </table:table-cell>
          <table:table-cell table:style-name="ce37" table:formula="of:=[$BD.E12]" office:value-type="float" office:value="2" calcext:value-type="float">
            <text:p>2</text:p>
          </table:table-cell>
          <table:table-cell table:style-name="ce39" table:formula="of:=SUM([.K15:.T15])" office:value-type="float" office:value="8" calcext:value-type="float">
            <text:p>8</text:p>
          </table:table-cell>
          <table:table-cell table:style-name="ce43" table:formula="of:=IFERROR(HLOOKUP(VALUE(MID([.AE15];HLOOKUP(LEFT([.U15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F15];HLOOKUP(LEFT([.V15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G15];HLOOKUP(LEFT([.W15]);[.$K$1:.$Q$2];2;0)+1;1));[.$K$2:.$Q$3];2;0);&quot;0&quot;)" office:value-type="string" office:string-value="0" calcext:value-type="string">
            <text:p>0</text:p>
          </table:table-cell>
          <table:table-cell table:style-name="ce43" table:formula="of:=IFERROR(HLOOKUP(VALUE(MID([.AH15];HLOOKUP(LEFT([.X15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I15];HLOOKUP(LEFT([.Y15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J15];HLOOKUP(LEFT([.Z15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K15];HLOOKUP(LEFT([.AA15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L15];HLOOKUP(LEFT([.AB15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M15];HLOOKUP(LEFT([.AC15]);[.$K$1:.$Q$2];2;0)+1;1));[.$K$2:.$Q$3];2;0);&quot;0&quot;)" office:value-type="string" office:string-value="0" calcext:value-type="string">
            <text:p>0</text:p>
          </table:table-cell>
          <table:table-cell table:style-name="ce43" table:formula="of:=IFERROR(HLOOKUP(VALUE(MID([.AN15];HLOOKUP(LEFT([.AD15]);[.$K$1:.$Q$2];2;0)+1;1));[.$K$2:.$Q$3];2;0);&quot;0&quot;)" office:value-type="float" office:value="1" calcext:value-type="float">
            <text:p>1</text:p>
          </table:table-cell>
          <table:table-cell table:style-name="ce58" table:formula="of:=[$BD.G12]" office:value-type="string" office:string-value="D" calcext:value-type="string">
            <text:p>D</text:p>
          </table:table-cell>
          <table:table-cell table:style-name="ce58" table:formula="of:=[$BD.H12]" office:value-type="string" office:string-value="B" calcext:value-type="string">
            <text:p>B</text:p>
          </table:table-cell>
          <table:table-cell table:style-name="ce59" table:formula="of:=[$BD.I12]" office:value-type="string" office:string-value="0/C" calcext:value-type="string">
            <text:p>0/C</text:p>
          </table:table-cell>
          <table:table-cell table:style-name="ce58" table:formula="of:=[$BD.J12]" office:value-type="string" office:string-value="C" calcext:value-type="string">
            <text:p>C</text:p>
          </table:table-cell>
          <table:table-cell table:style-name="ce58" table:formula="of:=[$BD.K12]" office:value-type="string" office:string-value="D" calcext:value-type="string">
            <text:p>D</text:p>
          </table:table-cell>
          <table:table-cell table:style-name="ce58" table:formula="of:=[$BD.L12]" office:value-type="string" office:string-value="C" calcext:value-type="string">
            <text:p>C</text:p>
          </table:table-cell>
          <table:table-cell table:style-name="ce58" table:formula="of:=[$BD.M12]" office:value-type="string" office:string-value="C" calcext:value-type="string">
            <text:p>C</text:p>
          </table:table-cell>
          <table:table-cell table:style-name="ce58" table:formula="of:=[$BD.N12]" office:value-type="string" office:string-value="A" calcext:value-type="string">
            <text:p>A</text:p>
          </table:table-cell>
          <table:table-cell table:style-name="ce59" table:formula="of:=[$BD.O12]" office:value-type="string" office:string-value="0/C" calcext:value-type="string">
            <text:p>0/C</text:p>
          </table:table-cell>
          <table:table-cell table:style-name="ce58" table:formula="of:=[$BD.P12]" office:value-type="string" office:string-value="C " calcext:value-type="string">
            <text:p>C </text:p>
          </table:table-cell>
          <table:table-cell table:style-name="ce52" table:formula="of:=MID([$BD.Q12];LEN([$BD.Q12])-[.$G15]+1;LEN([$BD.Q12]))" office:value-type="string" office:string-value="1320" calcext:value-type="string">
            <text:p>1320</text:p>
          </table:table-cell>
          <table:table-cell table:style-name="ce52" table:formula="of:=MID([$BD.R12];LEN([$BD.R12])-[.$G15]+1;LEN([$BD.R12]))" office:value-type="string" office:string-value="2013" calcext:value-type="string">
            <text:p>2013</text:p>
          </table:table-cell>
          <table:table-cell table:style-name="ce52" table:formula="of:=MID([$BD.S12];LEN([$BD.S12])-[.$G15]+1;LEN([$BD.S12]))" office:value-type="string" office:string-value="1203" calcext:value-type="string">
            <text:p>1203</text:p>
          </table:table-cell>
          <table:table-cell table:style-name="ce52" table:formula="of:=MID([$BD.T12];LEN([$BD.T12])-[.$G15]+1;LEN([$BD.T12]))" office:value-type="string" office:string-value="3102" calcext:value-type="string">
            <text:p>3102</text:p>
          </table:table-cell>
          <table:table-cell table:style-name="ce52" table:formula="of:=MID([$BD.U12];LEN([$BD.U12])-[.$G15]+1;LEN([$BD.U12]))" office:value-type="string" office:string-value="1320" calcext:value-type="string">
            <text:p>1320</text:p>
          </table:table-cell>
          <table:table-cell table:style-name="ce52" table:formula="of:=MID([$BD.V12];LEN([$BD.V12])-[.$G15]+1;LEN([$BD.V12]))" office:value-type="string" office:string-value="1302" calcext:value-type="string">
            <text:p>1302</text:p>
          </table:table-cell>
          <table:table-cell table:style-name="ce52" table:formula="of:=MID([$BD.W12];LEN([$BD.W12])-[.$G15]+1;LEN([$BD.W12]))" office:value-type="string" office:string-value="1302" calcext:value-type="string">
            <text:p>1302</text:p>
          </table:table-cell>
          <table:table-cell table:style-name="ce52" table:formula="of:=MID([$BD.X12];LEN([$BD.X12])-[.$G15]+1;LEN([$BD.X12]))" office:value-type="string" office:string-value="0321" calcext:value-type="string">
            <text:p>0321</text:p>
          </table:table-cell>
          <table:table-cell table:style-name="ce52" table:formula="of:=MID([$BD.Y12];LEN([$BD.Y12])-[.$G15]+1;LEN([$BD.Y12]))" office:value-type="string" office:string-value="2301" calcext:value-type="string">
            <text:p>2301</text:p>
          </table:table-cell>
          <table:table-cell table:style-name="ce52" table:formula="of:=MID([$BD.Z12];LEN([$BD.Z12])-[.$G15]+1;LEN([$BD.Z12]))" office:value-type="string" office:string-value="1203" calcext:value-type="string">
            <text:p>1203</text:p>
          </table:table-cell>
          <table:table-cell table:style-name="ce54" table:number-columns-repeated="984"/>
        </table:table-row>
        <table:table-row table:style-name="ro1">
          <table:table-cell table:style-name="ce68"/>
          <table:table-cell table:style-name="ce68" table:formula="of:=VLOOKUP([.E16];#REF!;3;0)" office:value-type="string" office:string-value="" calcext:value-type="error">
            <text:p>Err:504</text:p>
          </table:table-cell>
          <table:table-cell table:style-name="ce68" table:formula="of:=VLOOKUP([.E16];#REF!;4;0)" office:value-type="string" office:string-value="" calcext:value-type="error">
            <text:p>Err:504</text:p>
          </table:table-cell>
          <table:table-cell table:style-name="ce33"/>
          <table:table-cell table:style-name="ce36" table:formula="of:=[$BD.A13]" office:value-type="float" office:value="12" calcext:value-type="float">
            <text:p>12</text:p>
          </table:table-cell>
          <table:table-cell table:style-name="ce36" table:formula="of:=[$BD.B13]" office:value-type="float" office:value="3" calcext:value-type="float">
            <text:p>3</text:p>
          </table:table-cell>
          <table:table-cell table:style-name="ce36" table:formula="of:=[$BD.C13]" office:value-type="float" office:value="4" calcext:value-type="float">
            <text:p>4</text:p>
          </table:table-cell>
          <table:table-cell table:style-name="ce36" table:formula="of:=[$BD.D13]" office:value-type="float" office:value="10" calcext:value-type="float">
            <text:p>10</text:p>
          </table:table-cell>
          <table:table-cell table:style-name="ce36" table:formula="of:=[$BD.E13]" office:value-type="float" office:value="0" calcext:value-type="float">
            <text:p>0</text:p>
          </table:table-cell>
          <table:table-cell table:style-name="ce39" table:formula="of:=SUM([.K16:.T16])" office:value-type="float" office:value="9.2" calcext:value-type="float">
            <text:p>9,2</text:p>
          </table:table-cell>
          <table:table-cell table:style-name="ce43" table:formula="of:=IFERROR(HLOOKUP(VALUE(MID([.AE16];HLOOKUP(LEFT([.U16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F16];HLOOKUP(LEFT([.V16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G16];HLOOKUP(LEFT([.W16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H16];HLOOKUP(LEFT([.X16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I16];HLOOKUP(LEFT([.Y16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J16];HLOOKUP(LEFT([.Z16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K16];HLOOKUP(LEFT([.AA16]);[.$K$1:.$Q$2];2;0)+1;1));[.$K$2:.$Q$3];2;0);&quot;0&quot;)" office:value-type="float" office:value="0.2" calcext:value-type="float">
            <text:p>0,2</text:p>
          </table:table-cell>
          <table:table-cell table:style-name="ce43" table:formula="of:=IFERROR(HLOOKUP(VALUE(MID([.AL16];HLOOKUP(LEFT([.AB16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M16];HLOOKUP(LEFT([.AC16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N16];HLOOKUP(LEFT([.AD16]);[.$K$1:.$Q$2];2;0)+1;1));[.$K$2:.$Q$3];2;0);&quot;0&quot;)" office:value-type="float" office:value="1" calcext:value-type="float">
            <text:p>1</text:p>
          </table:table-cell>
          <table:table-cell table:style-name="ce58" table:formula="of:=[$BD.G13]" office:value-type="string" office:string-value="C" calcext:value-type="string">
            <text:p>C</text:p>
          </table:table-cell>
          <table:table-cell table:style-name="ce58" table:formula="of:=[$BD.H13]" office:value-type="string" office:string-value="C" calcext:value-type="string">
            <text:p>C</text:p>
          </table:table-cell>
          <table:table-cell table:style-name="ce58" table:formula="of:=[$BD.I13]" office:value-type="string" office:string-value="D" calcext:value-type="string">
            <text:p>D</text:p>
          </table:table-cell>
          <table:table-cell table:style-name="ce58" table:formula="of:=[$BD.J13]" office:value-type="string" office:string-value="B" calcext:value-type="string">
            <text:p>B</text:p>
          </table:table-cell>
          <table:table-cell table:style-name="ce58" table:formula="of:=[$BD.K13]" office:value-type="string" office:string-value="B" calcext:value-type="string">
            <text:p>B</text:p>
          </table:table-cell>
          <table:table-cell table:style-name="ce58" table:formula="of:=[$BD.L13]" office:value-type="string" office:string-value="D" calcext:value-type="string">
            <text:p>D</text:p>
          </table:table-cell>
          <table:table-cell table:style-name="ce58" table:formula="of:=[$BD.M13]" office:value-type="string" office:string-value="C/A" calcext:value-type="string">
            <text:p>C/A</text:p>
          </table:table-cell>
          <table:table-cell table:style-name="ce58" table:formula="of:=[$BD.N13]" office:value-type="string" office:string-value="D" calcext:value-type="string">
            <text:p>D</text:p>
          </table:table-cell>
          <table:table-cell table:style-name="ce58" table:formula="of:=[$BD.O13]" office:value-type="string" office:string-value="A" calcext:value-type="string">
            <text:p>A</text:p>
          </table:table-cell>
          <table:table-cell table:style-name="ce58" table:formula="of:=[$BD.P13]" office:value-type="string" office:string-value="C " calcext:value-type="string">
            <text:p>C </text:p>
          </table:table-cell>
          <table:table-cell table:style-name="ce52" table:formula="of:=MID([$BD.Q13];LEN([$BD.Q13])-[.$G16]+1;LEN([$BD.Q13]))" office:value-type="string" office:string-value="3201" calcext:value-type="string">
            <text:p>3201</text:p>
          </table:table-cell>
          <table:table-cell table:style-name="ce52" table:formula="of:=MID([$BD.R13];LEN([$BD.R13])-[.$G16]+1;LEN([$BD.R13]))" office:value-type="string" office:string-value="3201" calcext:value-type="string">
            <text:p>3201</text:p>
          </table:table-cell>
          <table:table-cell table:style-name="ce52" table:formula="of:=MID([$BD.S13];LEN([$BD.S13])-[.$G16]+1;LEN([$BD.S13]))" office:value-type="string" office:string-value="3120" calcext:value-type="string">
            <text:p>3120</text:p>
          </table:table-cell>
          <table:table-cell table:style-name="ce52" table:formula="of:=MID([$BD.T13];LEN([$BD.T13])-[.$G16]+1;LEN([$BD.T13]))" office:value-type="string" office:string-value="3021" calcext:value-type="string">
            <text:p>3021</text:p>
          </table:table-cell>
          <table:table-cell table:style-name="ce52" table:formula="of:=MID([$BD.U13];LEN([$BD.U13])-[.$G16]+1;LEN([$BD.U13]))" office:value-type="string" office:string-value="3012" calcext:value-type="string">
            <text:p>3012</text:p>
          </table:table-cell>
          <table:table-cell table:style-name="ce52" table:formula="of:=MID([$BD.V13];LEN([$BD.V13])-[.$G16]+1;LEN([$BD.V13]))" office:value-type="string" office:string-value="2310" calcext:value-type="string">
            <text:p>2310</text:p>
          </table:table-cell>
          <table:table-cell table:style-name="ce52" table:formula="of:=MID([$BD.W13];LEN([$BD.W13])-[.$G16]+1;LEN([$BD.W13]))" office:value-type="string" office:string-value="0321" calcext:value-type="string">
            <text:p>0321</text:p>
          </table:table-cell>
          <table:table-cell table:style-name="ce52" table:formula="of:=MID([$BD.X13];LEN([$BD.X13])-[.$G16]+1;LEN([$BD.X13]))" office:value-type="string" office:string-value="1320" calcext:value-type="string">
            <text:p>1320</text:p>
          </table:table-cell>
          <table:table-cell table:style-name="ce52" table:formula="of:=MID([$BD.Y13];LEN([$BD.Y13])-[.$G16]+1;LEN([$BD.Y13]))" office:value-type="string" office:string-value="0321" calcext:value-type="string">
            <text:p>0321</text:p>
          </table:table-cell>
          <table:table-cell table:style-name="ce52" table:formula="of:=MID([$BD.Z13];LEN([$BD.Z13])-[.$G16]+1;LEN([$BD.Z13]))" office:value-type="string" office:string-value="2301" calcext:value-type="string">
            <text:p>2301</text:p>
          </table:table-cell>
          <table:table-cell table:style-name="ce54" table:number-columns-repeated="984"/>
        </table:table-row>
        <table:table-row table:style-name="ro1">
          <table:table-cell table:style-name="ce68"/>
          <table:table-cell table:style-name="ce68" table:formula="of:=VLOOKUP([.E17];#REF!;3;0)" office:value-type="string" office:string-value="" calcext:value-type="error">
            <text:p>Err:504</text:p>
          </table:table-cell>
          <table:table-cell table:style-name="ce68" table:formula="of:=VLOOKUP([.E17];#REF!;4;0)" office:value-type="string" office:string-value="" calcext:value-type="error">
            <text:p>Err:504</text:p>
          </table:table-cell>
          <table:table-cell table:style-name="ce33" table:formula="of:=[.J17]/[.G17]" office:value-type="percentage" office:value="2.3" calcext:value-type="percentage">
            <text:p>230%</text:p>
          </table:table-cell>
          <table:table-cell table:style-name="ce36" table:formula="of:=[$BD.A14]" office:value-type="float" office:value="13" calcext:value-type="float">
            <text:p>13</text:p>
          </table:table-cell>
          <table:table-cell table:style-name="ce36" table:formula="of:=[$BD.B14]" office:value-type="float" office:value="3" calcext:value-type="float">
            <text:p>3</text:p>
          </table:table-cell>
          <table:table-cell table:style-name="ce36" table:formula="of:=[$BD.C14]" office:value-type="float" office:value="4" calcext:value-type="float">
            <text:p>4</text:p>
          </table:table-cell>
          <table:table-cell table:style-name="ce36" table:formula="of:=[$BD.D14]" office:value-type="float" office:value="10" calcext:value-type="float">
            <text:p>10</text:p>
          </table:table-cell>
          <table:table-cell table:style-name="ce36" table:formula="of:=[$BD.E14]" office:value-type="float" office:value="0" calcext:value-type="float">
            <text:p>0</text:p>
          </table:table-cell>
          <table:table-cell table:style-name="ce39" table:formula="of:=SUM([.K17:.T17])" office:value-type="float" office:value="9.2" calcext:value-type="float">
            <text:p>9,2</text:p>
          </table:table-cell>
          <table:table-cell table:style-name="ce43" table:formula="of:=IFERROR(HLOOKUP(VALUE(MID([.AE17];HLOOKUP(LEFT([.U17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F17];HLOOKUP(LEFT([.V17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G17];HLOOKUP(LEFT([.W17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H17];HLOOKUP(LEFT([.X17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I17];HLOOKUP(LEFT([.Y17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J17];HLOOKUP(LEFT([.Z17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K17];HLOOKUP(LEFT([.AA17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L17];HLOOKUP(LEFT([.AB17]);[.$K$1:.$Q$2];2;0)+1;1));[.$K$2:.$Q$3];2;0);&quot;0&quot;)" office:value-type="float" office:value="1" calcext:value-type="float">
            <text:p>1</text:p>
          </table:table-cell>
          <table:table-cell table:style-name="ce43" table:formula="of:=IFERROR(HLOOKUP(VALUE(MID([.AM17];HLOOKUP(LEFT([.AC17]);[.$K$1:.$Q$2];2;0)+1;1));[.$K$2:.$Q$3];2;0);&quot;0&quot;)" office:value-type="float" office:value="0.2" calcext:value-type="float">
            <text:p>0,2</text:p>
          </table:table-cell>
          <table:table-cell table:style-name="ce43" table:formula="of:=IFERROR(HLOOKUP(VALUE(MID([.AN17];HLOOKUP(LEFT([.AD17]);[.$K$1:.$Q$2];2;0)+1;1));[.$K$2:.$Q$3];2;0);&quot;0&quot;)" office:value-type="float" office:value="1" calcext:value-type="float">
            <text:p>1</text:p>
          </table:table-cell>
          <table:table-cell table:style-name="ce58" table:formula="of:=[$BD.G14]" office:value-type="string" office:string-value="C" calcext:value-type="string">
            <text:p>C</text:p>
          </table:table-cell>
          <table:table-cell table:style-name="ce58" table:formula="of:=[$BD.H14]" office:value-type="string" office:string-value="C" calcext:value-type="string">
            <text:p>C</text:p>
          </table:table-cell>
          <table:table-cell table:style-name="ce58" table:formula="of:=[$BD.I14]" office:value-type="string" office:string-value="D" calcext:value-type="string">
            <text:p>D</text:p>
          </table:table-cell>
          <table:table-cell table:style-name="ce58" table:formula="of:=[$BD.J14]" office:value-type="string" office:string-value="B" calcext:value-type="string">
            <text:p>B</text:p>
          </table:table-cell>
          <table:table-cell table:style-name="ce58" table:formula="of:=[$BD.K14]" office:value-type="string" office:string-value="B" calcext:value-type="string">
            <text:p>B</text:p>
          </table:table-cell>
          <table:table-cell table:style-name="ce58" table:formula="of:=[$BD.L14]" office:value-type="string" office:string-value="D" calcext:value-type="string">
            <text:p>D</text:p>
          </table:table-cell>
          <table:table-cell table:style-name="ce58" table:formula="of:=[$BD.M14]" office:value-type="string" office:string-value="A" calcext:value-type="string">
            <text:p>A</text:p>
          </table:table-cell>
          <table:table-cell table:style-name="ce58" table:formula="of:=[$BD.N14]" office:value-type="string" office:string-value="D" calcext:value-type="string">
            <text:p>D</text:p>
          </table:table-cell>
          <table:table-cell table:style-name="ce58" table:formula="of:=[$BD.O14]" office:value-type="string" office:string-value="D/A" calcext:value-type="string">
            <text:p>D/A</text:p>
          </table:table-cell>
          <table:table-cell table:style-name="ce58" table:formula="of:=[$BD.P14]" office:value-type="string" office:string-value="C " calcext:value-type="string">
            <text:p>C </text:p>
          </table:table-cell>
          <table:table-cell table:style-name="ce52" table:formula="of:=MID([$BD.Q14];LEN([$BD.Q14])-[.$G17]+1;LEN([$BD.Q14]))" office:value-type="string" office:string-value="3201" calcext:value-type="string">
            <text:p>3201</text:p>
          </table:table-cell>
          <table:table-cell table:style-name="ce52" table:formula="of:=MID([$BD.R14];LEN([$BD.R14])-[.$G17]+1;LEN([$BD.R14]))" office:value-type="string" office:string-value="3201" calcext:value-type="string">
            <text:p>3201</text:p>
          </table:table-cell>
          <table:table-cell table:style-name="ce52" table:formula="of:=MID([$BD.S14];LEN([$BD.S14])-[.$G17]+1;LEN([$BD.S14]))" office:value-type="string" office:string-value="3120" calcext:value-type="string">
            <text:p>3120</text:p>
          </table:table-cell>
          <table:table-cell table:style-name="ce52" table:formula="of:=MID([$BD.T14];LEN([$BD.T14])-[.$G17]+1;LEN([$BD.T14]))" office:value-type="string" office:string-value="3021" calcext:value-type="string">
            <text:p>3021</text:p>
          </table:table-cell>
          <table:table-cell table:style-name="ce52" table:formula="of:=MID([$BD.U14];LEN([$BD.U14])-[.$G17]+1;LEN([$BD.U14]))" office:value-type="string" office:string-value="3012" calcext:value-type="string">
            <text:p>3012</text:p>
          </table:table-cell>
          <table:table-cell table:style-name="ce52" table:formula="of:=MID([$BD.V14];LEN([$BD.V14])-[.$G17]+1;LEN([$BD.V14]))" office:value-type="string" office:string-value="2310" calcext:value-type="string">
            <text:p>2310</text:p>
          </table:table-cell>
          <table:table-cell table:style-name="ce52" table:formula="of:=MID([$BD.W14];LEN([$BD.W14])-[.$G17]+1;LEN([$BD.W14]))" office:value-type="string" office:string-value="0321" calcext:value-type="string">
            <text:p>0321</text:p>
          </table:table-cell>
          <table:table-cell table:style-name="ce52" table:formula="of:=MID([$BD.X14];LEN([$BD.X14])-[.$G17]+1;LEN([$BD.X14]))" office:value-type="string" office:string-value="1320" calcext:value-type="string">
            <text:p>1320</text:p>
          </table:table-cell>
          <table:table-cell table:style-name="ce52" table:formula="of:=MID([$BD.Y14];LEN([$BD.Y14])-[.$G17]+1;LEN([$BD.Y14]))" office:value-type="string" office:string-value="0321" calcext:value-type="string">
            <text:p>0321</text:p>
          </table:table-cell>
          <table:table-cell table:style-name="ce52" table:formula="of:=MID([$BD.Z14];LEN([$BD.Z14])-[.$G17]+1;LEN([$BD.Z14]))" office:value-type="string" office:string-value="2301" calcext:value-type="string">
            <text:p>2301</text:p>
          </table:table-cell>
          <table:table-cell table:style-name="ce54" table:number-columns-repeated="984"/>
        </table:table-row>
        <table:table-row table:style-name="ro1" table:number-rows-repeated="885">
          <table:table-cell table:style-name="ce68" table:number-columns-repeated="45"/>
          <table:table-cell table:number-columns-repeated="979"/>
        </table:table-row>
        <table:table-row table:style-name="ro3" table:number-rows-repeated="1047561">
          <table:table-cell table:number-columns-repeated="1024"/>
        </table:table-row>
        <table:table-row table:style-name="ro4" table:number-rows-repeated="11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nalGrade.K1:FinalGrade.L2 FinalGrade.Z1:FinalGrade.AC1 FinalGrade.K3:FinalGrade.N3">
            <calcext:condition calcext:apply-style-name="ConditionalStyle_3" calcext:value="contains-text(&quot;3/&quot;)" calcext:base-cell-address="FinalGrade.K1"/>
          </calcext:conditional-format>
          <calcext:conditional-format calcext:target-range-address="FinalGrade.K1:FinalGrade.L2 FinalGrade.Z1:FinalGrade.AC1 FinalGrade.K3:FinalGrade.N3">
            <calcext:condition calcext:apply-style-name="ConditionalStyle_3" calcext:value="contains-text(&quot;4/&quot;)" calcext:base-cell-address="FinalGrade.K1"/>
          </calcext:conditional-format>
          <calcext:conditional-format calcext:target-range-address="FinalGrade.K1:FinalGrade.L2 FinalGrade.Z1:FinalGrade.AC1 FinalGrade.K3:FinalGrade.N3">
            <calcext:condition calcext:apply-style-name="ConditionalStyle_4" calcext:value="contains-text(&quot;0/&quot;)" calcext:base-cell-address="FinalGrade.K1"/>
          </calcext:conditional-format>
          <calcext:conditional-format calcext:target-range-address="FinalGrade.K1:FinalGrade.L2 FinalGrade.Z1:FinalGrade.AC1 FinalGrade.K3:FinalGrade.N3">
            <calcext:condition calcext:apply-style-name="ConditionalStyle_3" calcext:value="contains-text(&quot;2/&quot;)" calcext:base-cell-address="FinalGrade.K1"/>
          </calcext:conditional-format>
          <calcext:conditional-format calcext:target-range-address="FinalGrade.K1:FinalGrade.L1 FinalGrade.Z1:FinalGrade.AC1 FinalGrade.K3:FinalGrade.N3">
            <calcext:condition calcext:apply-style-name="ConditionalStyle_3" calcext:value="contains-text(&quot;(&quot;)" calcext:base-cell-address="FinalGrade.K1"/>
          </calcext:conditional-format>
          <calcext:conditional-format calcext:target-range-address="FinalGrade.K1:FinalGrade.L1 FinalGrade.Z1:FinalGrade.AC1 FinalGrade.K3:FinalGrade.N3">
            <calcext:condition calcext:apply-style-name="ConditionalStyle_4" calcext:value="contains-text(&quot;blank&quot;)" calcext:base-cell-address="FinalGrade.K1"/>
          </calcext:conditional-format>
          <calcext:conditional-format calcext:target-range-address="FinalGrade.K1:FinalGrade.L1 FinalGrade.Z1:FinalGrade.AC1 FinalGrade.K3:FinalGrade.N3">
            <calcext:condition calcext:apply-style-name="ConditionalStyle_5" calcext:value="contains-text(&quot;erro&quot;)" calcext:base-cell-address="FinalGrade.K1"/>
          </calcext:conditional-format>
        </calcext:conditional-formats>
      </table:table>
      <table:table table:name="BD" table:style-name="ta3">
        <office:forms form:automatic-focus="false" form:apply-design-mode="false"/>
        <table:table-column table:style-name="co27" table:default-cell-style-name="ce270"/>
        <table:table-column table:style-name="co28" table:default-cell-style-name="ce270"/>
        <table:table-column table:style-name="co29" table:default-cell-style-name="ce270"/>
        <table:table-column table:style-name="co30" table:default-cell-style-name="ce270"/>
        <table:table-column table:style-name="co8" table:default-cell-style-name="ce270"/>
        <table:table-column table:style-name="co31" table:default-cell-style-name="ce270"/>
        <table:table-column table:style-name="co32" table:number-columns-repeated="10" table:default-cell-style-name="ce270"/>
        <table:table-column table:style-name="co33" table:number-columns-repeated="10" table:default-cell-style-name="ce270"/>
        <table:table-column table:style-name="co15" table:number-columns-repeated="997" table:default-cell-style-name="ce270"/>
        <table:table-column table:style-name="co15" table:default-cell-style-name="Default"/>
        <table:table-row table:style-name="ro8">
          <table:table-cell table:style-name="ce124" office:value-type="string" calcext:value-type="string">
            <text:p>Pag</text:p>
          </table:table-cell>
          <table:table-cell table:style-name="ce124" office:value-type="string" calcext:value-type="string">
            <text:p>ID</text:p>
          </table:table-cell>
          <table:table-cell table:style-name="ce124" office:value-type="string" calcext:value-type="string">
            <text:p>Answ</text:p>
          </table:table-cell>
          <table:table-cell table:style-name="ce124" office:value-type="string" calcext:value-type="string">
            <text:p>Quest</text:p>
          </table:table-cell>
          <table:table-cell table:style-name="ce124" office:value-type="string" calcext:value-type="string">
            <text:p>Inv</text:p>
          </table:table-cell>
          <table:table-cell table:style-name="ce124" office:value-type="string" calcext:value-type="string">
            <text:p>Grad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4" calcext:value-type="float">
            <text:p>4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7" calcext:value-type="float">
            <text:p>7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4" calcext:value-type="float">
            <text:p>4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7" calcext:value-type="float">
            <text:p>7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float" office:value="10" calcext:value-type="float">
            <text:p>10</text:p>
          </table:table-cell>
          <table:table-cell table:style-name="ce130" table:number-columns-repeated="997"/>
          <table:table-cell table:style-name="ce131"/>
        </table:table-row>
        <table:table-row table:style-name="ro8"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0" calcext:value-type="float">
            <text:p>0</text:p>
          </table:table-cell>
          <table:table-cell table:style-name="ce127" office:value-type="float" office:value="8" calcext:value-type="float">
            <text:p>8</text:p>
          </table:table-cell>
          <table:table-cell table:style-name="ce128" office:value-type="string" calcext:value-type="string">
            <text:p>D/C</text:p>
          </table:table-cell>
          <table:table-cell table:style-name="ce128" office:value-type="string" calcext:value-type="string">
            <text:p>D</text:p>
          </table:table-cell>
          <table:table-cell table:number-columns-repeated="3" table:style-name="ce128" office:value-type="string" calcext:value-type="string">
            <text:p>A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C/A</text:p>
          </table:table-cell>
          <table:table-cell table:style-name="ce128" office:value-type="string" calcext:value-type="string">
            <text:p>A </text:p>
          </table:table-cell>
          <table:table-cell table:style-name="ce129" office:value-type="float" office:value="11261203" calcext:value-type="float">
            <text:p>11261203</text:p>
          </table:table-cell>
          <table:table-cell table:style-name="ce129" office:value-type="float" office:value="11303210" calcext:value-type="float">
            <text:p>11303210</text:p>
          </table:table-cell>
          <table:table-cell table:style-name="ce129" office:value-type="float" office:value="11330213" calcext:value-type="float">
            <text:p>11330213</text:p>
          </table:table-cell>
          <table:table-cell table:style-name="ce129" office:value-type="float" office:value="11310132" calcext:value-type="float">
            <text:p>11310132</text:p>
          </table:table-cell>
          <table:table-cell table:style-name="ce129" office:value-type="float" office:value="11240231" calcext:value-type="float">
            <text:p>11240231</text:p>
          </table:table-cell>
          <table:table-cell table:style-name="ce129" office:value-type="float" office:value="11323102" calcext:value-type="float">
            <text:p>11323102</text:p>
          </table:table-cell>
          <table:table-cell table:style-name="ce129" office:value-type="float" office:value="11283120" calcext:value-type="float">
            <text:p>11283120</text:p>
          </table:table-cell>
          <table:table-cell table:style-name="ce129" office:value-type="float" office:value="11290321" calcext:value-type="float">
            <text:p>11290321</text:p>
          </table:table-cell>
          <table:table-cell table:style-name="ce129" office:value-type="float" office:value="11250231" calcext:value-type="float">
            <text:p>11250231</text:p>
          </table:table-cell>
          <table:table-cell table:style-name="ce129" office:value-type="float" office:value="11270312" calcext:value-type="float">
            <text:p>11270312</text:p>
          </table:table-cell>
          <table:table-cell table:style-name="ce130" table:number-columns-repeated="997"/>
          <table:table-cell table:style-name="ce131"/>
        </table:table-row>
        <table:table-row table:style-name="ro8"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0" calcext:value-type="float">
            <text:p>10</text:p>
          </table:table-cell>
          <table:table-cell table:style-name="ce126" office:value-type="float" office:value="1" calcext:value-type="float">
            <text:p>1</text:p>
          </table:table-cell>
          <table:table-cell table:style-name="ce127" office:value-type="float" office:value="9" calcext:value-type="float">
            <text:p>9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B</text:p>
          </table:table-cell>
          <table:table-cell table:style-name="ce128" office:value-type="string" calcext:value-type="string">
            <text:p>D</text:p>
          </table:table-cell>
          <table:table-cell table:number-columns-repeated="3" table:style-name="ce128" office:value-type="string" calcext:value-type="string">
            <text:p>B</text:p>
          </table:table-cell>
          <table:table-cell table:number-columns-repeated="2" table:style-name="ce128" office:value-type="string" calcext:value-type="string">
            <text:p>A</text:p>
          </table:table-cell>
          <table:table-cell table:style-name="ce126" office:value-type="string" calcext:value-type="string">
            <text:p>0/B</text:p>
          </table:table-cell>
          <table:table-cell table:style-name="ce128" office:value-type="string" calcext:value-type="string">
            <text:p>D </text:p>
          </table:table-cell>
          <table:table-cell table:style-name="ce129" office:value-type="float" office:value="11293102" calcext:value-type="float">
            <text:p>11293102</text:p>
          </table:table-cell>
          <table:table-cell table:style-name="ce129" office:value-type="float" office:value="11322013" calcext:value-type="float">
            <text:p>11322013</text:p>
          </table:table-cell>
          <table:table-cell table:style-name="ce129" office:value-type="float" office:value="11311320" calcext:value-type="float">
            <text:p>11311320</text:p>
          </table:table-cell>
          <table:table-cell table:style-name="ce129" office:value-type="float" office:value="11271023" calcext:value-type="float">
            <text:p>11271023</text:p>
          </table:table-cell>
          <table:table-cell table:style-name="ce129" office:value-type="float" office:value="11282031" calcext:value-type="float">
            <text:p>11282031</text:p>
          </table:table-cell>
          <table:table-cell table:style-name="ce129" office:value-type="float" office:value="11253012" calcext:value-type="float">
            <text:p>11253012</text:p>
          </table:table-cell>
          <table:table-cell table:style-name="ce129" office:value-type="float" office:value="11240321" calcext:value-type="float">
            <text:p>11240321</text:p>
          </table:table-cell>
          <table:table-cell table:style-name="ce129" office:value-type="float" office:value="11330213" calcext:value-type="float">
            <text:p>11330213</text:p>
          </table:table-cell>
          <table:table-cell table:style-name="ce129" office:value-type="float" office:value="11263021" calcext:value-type="float">
            <text:p>11263021</text:p>
          </table:table-cell>
          <table:table-cell table:style-name="ce129" office:value-type="float" office:value="11303210" calcext:value-type="float">
            <text:p>11303210</text:p>
          </table:table-cell>
          <table:table-cell table:style-name="ce130" table:number-columns-repeated="997"/>
          <table:table-cell table:style-name="ce131"/>
        </table:table-row>
        <table:table-row table:style-name="ro8">
          <table:table-cell table:style-name="ce125" office:value-type="float" office:value="3" calcext:value-type="float">
            <text:p>3</text:p>
          </table:table-cell>
          <table:table-cell table:number-columns-repeated="2" table:style-name="ce125" office:value-type="float" office:value="4" calcext:value-type="float">
            <text:p>4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0" calcext:value-type="float">
            <text:p>0</text:p>
          </table:table-cell>
          <table:table-cell table:style-name="ce127" office:value-type="float" office:value="8" calcext:value-type="float">
            <text:p>8</text:p>
          </table:table-cell>
          <table:table-cell table:style-name="ce128" office:value-type="string" calcext:value-type="string">
            <text:p>C/D</text:p>
          </table:table-cell>
          <table:table-cell table:style-name="ce128" office:value-type="string" calcext:value-type="string">
            <text:p>B</text:p>
          </table:table-cell>
          <table:table-cell table:number-columns-repeated="2" table:style-name="ce128" office:value-type="string" calcext:value-type="string">
            <text:p>C</text:p>
          </table:table-cell>
          <table:table-cell table:style-name="ce128" office:value-type="string" calcext:value-type="string">
            <text:p>B/D</text:p>
          </table:table-cell>
          <table:table-cell table:number-columns-repeated="2" table:style-name="ce128" office:value-type="string" calcext:value-type="string">
            <text:p>C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C </text:p>
          </table:table-cell>
          <table:table-cell table:style-name="ce129" office:value-type="float" office:value="11251320" calcext:value-type="float">
            <text:p>11251320</text:p>
          </table:table-cell>
          <table:table-cell table:style-name="ce129" office:value-type="float" office:value="11322013" calcext:value-type="float">
            <text:p>11322013</text:p>
          </table:table-cell>
          <table:table-cell table:style-name="ce129" office:value-type="float" office:value="11291203" calcext:value-type="float">
            <text:p>11291203</text:p>
          </table:table-cell>
          <table:table-cell table:style-name="ce129" office:value-type="float" office:value="11273102" calcext:value-type="float">
            <text:p>11273102</text:p>
          </table:table-cell>
          <table:table-cell table:style-name="ce129" office:value-type="float" office:value="11301320" calcext:value-type="float">
            <text:p>11301320</text:p>
          </table:table-cell>
          <table:table-cell table:style-name="ce129" office:value-type="float" office:value="11331302" calcext:value-type="float">
            <text:p>11331302</text:p>
          </table:table-cell>
          <table:table-cell table:style-name="ce129" office:value-type="float" office:value="11261302" calcext:value-type="float">
            <text:p>11261302</text:p>
          </table:table-cell>
          <table:table-cell table:style-name="ce129" office:value-type="float" office:value="11310321" calcext:value-type="float">
            <text:p>11310321</text:p>
          </table:table-cell>
          <table:table-cell table:style-name="ce129" office:value-type="float" office:value="11242301" calcext:value-type="float">
            <text:p>11242301</text:p>
          </table:table-cell>
          <table:table-cell table:style-name="ce129" office:value-type="float" office:value="11281203" calcext:value-type="float">
            <text:p>11281203</text:p>
          </table:table-cell>
          <table:table-cell table:style-name="ce130" table:number-columns-repeated="997"/>
          <table:table-cell table:style-name="ce131"/>
        </table:table-row>
        <table:table-row table:style-name="ro8"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0" calcext:value-type="float">
            <text:p>0</text:p>
          </table:table-cell>
          <table:table-cell table:style-name="ce127" office:value-type="float" office:value="3" calcext:value-type="float">
            <text:p>3</text:p>
          </table:table-cell>
          <table:table-cell table:style-name="ce128" office:value-type="string" calcext:value-type="string">
            <text:p>A/C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C/D</text:p>
          </table:table-cell>
          <table:table-cell table:number-columns-repeated="2" table:style-name="ce128" office:value-type="string" calcext:value-type="string">
            <text:p>C/B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C/B</text:p>
          </table:table-cell>
          <table:table-cell table:style-name="ce128" office:value-type="string" calcext:value-type="string">
            <text:p>A/D</text:p>
          </table:table-cell>
          <table:table-cell table:style-name="ce128" office:value-type="string" calcext:value-type="string">
            <text:p>B/D </text:p>
          </table:table-cell>
          <table:table-cell table:style-name="ce129" office:value-type="float" office:value="11322301" calcext:value-type="float">
            <text:p>11322301</text:p>
          </table:table-cell>
          <table:table-cell table:style-name="ce129" office:value-type="float" office:value="11282130" calcext:value-type="float">
            <text:p>11282130</text:p>
          </table:table-cell>
          <table:table-cell table:style-name="ce129" office:value-type="float" office:value="11251320" calcext:value-type="float">
            <text:p>11251320</text:p>
          </table:table-cell>
          <table:table-cell table:style-name="ce129" office:value-type="float" office:value="11331023" calcext:value-type="float">
            <text:p>11331023</text:p>
          </table:table-cell>
          <table:table-cell table:style-name="ce129" office:value-type="float" office:value="11241032" calcext:value-type="float">
            <text:p>11241032</text:p>
          </table:table-cell>
          <table:table-cell table:style-name="ce129" office:value-type="float" office:value="11263102" calcext:value-type="float">
            <text:p>11263102</text:p>
          </table:table-cell>
          <table:table-cell table:style-name="ce129" office:value-type="float" office:value="11300213" calcext:value-type="float">
            <text:p>11300213</text:p>
          </table:table-cell>
          <table:table-cell table:style-name="ce129" office:value-type="float" office:value="11273012" calcext:value-type="float">
            <text:p>11273012</text:p>
          </table:table-cell>
          <table:table-cell table:style-name="ce129" office:value-type="float" office:value="11293120" calcext:value-type="float">
            <text:p>11293120</text:p>
          </table:table-cell>
          <table:table-cell table:style-name="ce129" office:value-type="float" office:value="11311230" calcext:value-type="float">
            <text:p>11311230</text:p>
          </table:table-cell>
          <table:table-cell table:style-name="ce130" table:number-columns-repeated="997"/>
          <table:table-cell table:style-name="ce131"/>
        </table:table-row>
        <table:table-row table:style-name="ro8"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0" calcext:value-type="float">
            <text:p>0</text:p>
          </table:table-cell>
          <table:table-cell table:style-name="ce127" office:value-type="float" office:value="10" calcext:value-type="float">
            <text:p>10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D</text:p>
          </table:table-cell>
          <table:table-cell table:number-columns-repeated="3" table:style-name="ce128" office:value-type="string" calcext:value-type="string">
            <text:p>A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D</text:p>
          </table:table-cell>
          <table:table-cell table:number-columns-repeated="2" table:style-name="ce128" office:value-type="string" calcext:value-type="string">
            <text:p>A</text:p>
          </table:table-cell>
          <table:table-cell table:style-name="ce128" office:value-type="string" calcext:value-type="string">
            <text:p>A </text:p>
          </table:table-cell>
          <table:table-cell table:style-name="ce129" office:value-type="float" office:value="11261203" calcext:value-type="float">
            <text:p>11261203</text:p>
          </table:table-cell>
          <table:table-cell table:style-name="ce129" office:value-type="float" office:value="11303210" calcext:value-type="float">
            <text:p>11303210</text:p>
          </table:table-cell>
          <table:table-cell table:style-name="ce129" office:value-type="float" office:value="11330213" calcext:value-type="float">
            <text:p>11330213</text:p>
          </table:table-cell>
          <table:table-cell table:style-name="ce129" office:value-type="float" office:value="11310132" calcext:value-type="float">
            <text:p>11310132</text:p>
          </table:table-cell>
          <table:table-cell table:style-name="ce129" office:value-type="float" office:value="11240231" calcext:value-type="float">
            <text:p>11240231</text:p>
          </table:table-cell>
          <table:table-cell table:style-name="ce129" office:value-type="float" office:value="11323102" calcext:value-type="float">
            <text:p>11323102</text:p>
          </table:table-cell>
          <table:table-cell table:style-name="ce129" office:value-type="float" office:value="11283120" calcext:value-type="float">
            <text:p>11283120</text:p>
          </table:table-cell>
          <table:table-cell table:style-name="ce129" office:value-type="float" office:value="11290321" calcext:value-type="float">
            <text:p>11290321</text:p>
          </table:table-cell>
          <table:table-cell table:style-name="ce129" office:value-type="float" office:value="11250231" calcext:value-type="float">
            <text:p>11250231</text:p>
          </table:table-cell>
          <table:table-cell table:style-name="ce129" office:value-type="float" office:value="11270312" calcext:value-type="float">
            <text:p>11270312</text:p>
          </table:table-cell>
          <table:table-cell table:style-name="ce130" table:number-columns-repeated="997"/>
          <table:table-cell table:style-name="ce131"/>
        </table:table-row>
        <table:table-row table:style-name="ro8">
          <table:table-cell table:style-name="ce125" office:value-type="float" office:value="6" calcext:value-type="float">
            <text:p>6</text:p>
          </table:table-cell>
          <table:table-cell table:number-columns-repeated="2" table:style-name="ce125" office:value-type="float" office:value="4" calcext:value-type="float">
            <text:p>4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0" calcext:value-type="float">
            <text:p>0</text:p>
          </table:table-cell>
          <table:table-cell table:style-name="ce127" office:value-type="float" office:value="9" calcext:value-type="float">
            <text:p>9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B</text:p>
          </table:table-cell>
          <table:table-cell table:number-columns-repeated="2" table:style-name="ce128" office:value-type="string" calcext:value-type="string">
            <text:p>C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B/C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C </text:p>
          </table:table-cell>
          <table:table-cell table:style-name="ce129" office:value-type="float" office:value="11251320" calcext:value-type="float">
            <text:p>11251320</text:p>
          </table:table-cell>
          <table:table-cell table:style-name="ce129" office:value-type="float" office:value="11322013" calcext:value-type="float">
            <text:p>11322013</text:p>
          </table:table-cell>
          <table:table-cell table:style-name="ce129" office:value-type="float" office:value="11291203" calcext:value-type="float">
            <text:p>11291203</text:p>
          </table:table-cell>
          <table:table-cell table:style-name="ce129" office:value-type="float" office:value="11273102" calcext:value-type="float">
            <text:p>11273102</text:p>
          </table:table-cell>
          <table:table-cell table:style-name="ce129" office:value-type="float" office:value="11301320" calcext:value-type="float">
            <text:p>11301320</text:p>
          </table:table-cell>
          <table:table-cell table:style-name="ce129" office:value-type="float" office:value="11331302" calcext:value-type="float">
            <text:p>11331302</text:p>
          </table:table-cell>
          <table:table-cell table:style-name="ce129" office:value-type="float" office:value="11261302" calcext:value-type="float">
            <text:p>11261302</text:p>
          </table:table-cell>
          <table:table-cell table:style-name="ce129" office:value-type="float" office:value="11310321" calcext:value-type="float">
            <text:p>11310321</text:p>
          </table:table-cell>
          <table:table-cell table:style-name="ce129" office:value-type="float" office:value="11242301" calcext:value-type="float">
            <text:p>11242301</text:p>
          </table:table-cell>
          <table:table-cell table:style-name="ce129" office:value-type="float" office:value="11281203" calcext:value-type="float">
            <text:p>11281203</text:p>
          </table:table-cell>
          <table:table-cell table:style-name="ce130" table:number-columns-repeated="997"/>
          <table:table-cell table:style-name="ce131"/>
        </table:table-row>
        <table:table-row table:style-name="ro8"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0" calcext:value-type="float">
            <text:p>0</text:p>
          </table:table-cell>
          <table:table-cell table:style-name="ce127" office:value-type="float" office:value="10" calcext:value-type="float">
            <text:p>10</text:p>
          </table:table-cell>
          <table:table-cell table:style-name="ce128" office:value-type="string" calcext:value-type="string">
            <text:p>C</text:p>
          </table:table-cell>
          <table:table-cell table:number-columns-repeated="2" table:style-name="ce128" office:value-type="string" calcext:value-type="string">
            <text:p>D</text:p>
          </table:table-cell>
          <table:table-cell table:number-columns-repeated="2" table:style-name="ce128" office:value-type="string" calcext:value-type="string">
            <text:p>B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B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D </text:p>
          </table:table-cell>
          <table:table-cell table:style-name="ce129" office:value-type="float" office:value="11322301" calcext:value-type="float">
            <text:p>11322301</text:p>
          </table:table-cell>
          <table:table-cell table:style-name="ce129" office:value-type="float" office:value="11282130" calcext:value-type="float">
            <text:p>11282130</text:p>
          </table:table-cell>
          <table:table-cell table:style-name="ce129" office:value-type="float" office:value="11251320" calcext:value-type="float">
            <text:p>11251320</text:p>
          </table:table-cell>
          <table:table-cell table:style-name="ce129" office:value-type="float" office:value="11331023" calcext:value-type="float">
            <text:p>11331023</text:p>
          </table:table-cell>
          <table:table-cell table:style-name="ce129" office:value-type="float" office:value="11241032" calcext:value-type="float">
            <text:p>11241032</text:p>
          </table:table-cell>
          <table:table-cell table:style-name="ce129" office:value-type="float" office:value="11263102" calcext:value-type="float">
            <text:p>11263102</text:p>
          </table:table-cell>
          <table:table-cell table:style-name="ce129" office:value-type="float" office:value="11300213" calcext:value-type="float">
            <text:p>11300213</text:p>
          </table:table-cell>
          <table:table-cell table:style-name="ce129" office:value-type="float" office:value="11273012" calcext:value-type="float">
            <text:p>11273012</text:p>
          </table:table-cell>
          <table:table-cell table:style-name="ce129" office:value-type="float" office:value="11293120" calcext:value-type="float">
            <text:p>11293120</text:p>
          </table:table-cell>
          <table:table-cell table:style-name="ce129" office:value-type="float" office:value="11311230" calcext:value-type="float">
            <text:p>11311230</text:p>
          </table:table-cell>
          <table:table-cell table:style-name="ce130" table:number-columns-repeated="997"/>
          <table:table-cell table:style-name="ce131"/>
        </table:table-row>
        <table:table-row table:style-name="ro8"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0" calcext:value-type="float">
            <text:p>0</text:p>
          </table:table-cell>
          <table:table-cell table:style-name="ce127" office:value-type="float" office:value="10" calcext:value-type="float">
            <text:p>10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D</text:p>
          </table:table-cell>
          <table:table-cell table:number-columns-repeated="3" table:style-name="ce128" office:value-type="string" calcext:value-type="string">
            <text:p>A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D</text:p>
          </table:table-cell>
          <table:table-cell table:number-columns-repeated="2" table:style-name="ce128" office:value-type="string" calcext:value-type="string">
            <text:p>A</text:p>
          </table:table-cell>
          <table:table-cell table:style-name="ce128" office:value-type="string" calcext:value-type="string">
            <text:p>A </text:p>
          </table:table-cell>
          <table:table-cell table:style-name="ce129" office:value-type="float" office:value="11261203" calcext:value-type="float">
            <text:p>11261203</text:p>
          </table:table-cell>
          <table:table-cell table:style-name="ce129" office:value-type="float" office:value="11303210" calcext:value-type="float">
            <text:p>11303210</text:p>
          </table:table-cell>
          <table:table-cell table:style-name="ce129" office:value-type="float" office:value="11330213" calcext:value-type="float">
            <text:p>11330213</text:p>
          </table:table-cell>
          <table:table-cell table:style-name="ce129" office:value-type="float" office:value="11310132" calcext:value-type="float">
            <text:p>11310132</text:p>
          </table:table-cell>
          <table:table-cell table:style-name="ce129" office:value-type="float" office:value="11240231" calcext:value-type="float">
            <text:p>11240231</text:p>
          </table:table-cell>
          <table:table-cell table:style-name="ce129" office:value-type="float" office:value="11323102" calcext:value-type="float">
            <text:p>11323102</text:p>
          </table:table-cell>
          <table:table-cell table:style-name="ce129" office:value-type="float" office:value="11283120" calcext:value-type="float">
            <text:p>11283120</text:p>
          </table:table-cell>
          <table:table-cell table:style-name="ce129" office:value-type="float" office:value="11290321" calcext:value-type="float">
            <text:p>11290321</text:p>
          </table:table-cell>
          <table:table-cell table:style-name="ce129" office:value-type="float" office:value="11250231" calcext:value-type="float">
            <text:p>11250231</text:p>
          </table:table-cell>
          <table:table-cell table:style-name="ce129" office:value-type="float" office:value="11270312" calcext:value-type="float">
            <text:p>11270312</text:p>
          </table:table-cell>
          <table:table-cell table:style-name="ce130" table:number-columns-repeated="997"/>
          <table:table-cell table:style-name="ce131"/>
        </table:table-row>
        <table:table-row table:style-name="ro8"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0" calcext:value-type="float">
            <text:p>0</text:p>
          </table:table-cell>
          <table:table-cell table:style-name="ce127" office:value-type="float" office:value="8" calcext:value-type="float">
            <text:p>8</text:p>
          </table:table-cell>
          <table:table-cell table:style-name="ce128" office:value-type="string" calcext:value-type="string">
            <text:p>D/C</text:p>
          </table:table-cell>
          <table:table-cell table:style-name="ce128" office:value-type="string" calcext:value-type="string">
            <text:p>B</text:p>
          </table:table-cell>
          <table:table-cell table:style-name="ce128" office:value-type="string" calcext:value-type="string">
            <text:p>A/D</text:p>
          </table:table-cell>
          <table:table-cell table:number-columns-repeated="3" table:style-name="ce128" office:value-type="string" calcext:value-type="string">
            <text:p>B</text:p>
          </table:table-cell>
          <table:table-cell table:number-columns-repeated="2" table:style-name="ce128" office:value-type="string" calcext:value-type="string">
            <text:p>A</text:p>
          </table:table-cell>
          <table:table-cell table:style-name="ce128" office:value-type="string" calcext:value-type="string">
            <text:p>B</text:p>
          </table:table-cell>
          <table:table-cell table:style-name="ce128" office:value-type="string" calcext:value-type="string">
            <text:p>D </text:p>
          </table:table-cell>
          <table:table-cell table:style-name="ce129" office:value-type="float" office:value="11293102" calcext:value-type="float">
            <text:p>11293102</text:p>
          </table:table-cell>
          <table:table-cell table:style-name="ce129" office:value-type="float" office:value="11322013" calcext:value-type="float">
            <text:p>11322013</text:p>
          </table:table-cell>
          <table:table-cell table:style-name="ce129" office:value-type="float" office:value="11311320" calcext:value-type="float">
            <text:p>11311320</text:p>
          </table:table-cell>
          <table:table-cell table:style-name="ce129" office:value-type="float" office:value="11271023" calcext:value-type="float">
            <text:p>11271023</text:p>
          </table:table-cell>
          <table:table-cell table:style-name="ce129" office:value-type="float" office:value="11282031" calcext:value-type="float">
            <text:p>11282031</text:p>
          </table:table-cell>
          <table:table-cell table:style-name="ce129" office:value-type="float" office:value="11253012" calcext:value-type="float">
            <text:p>11253012</text:p>
          </table:table-cell>
          <table:table-cell table:style-name="ce129" office:value-type="float" office:value="11240321" calcext:value-type="float">
            <text:p>11240321</text:p>
          </table:table-cell>
          <table:table-cell table:style-name="ce129" office:value-type="float" office:value="11330213" calcext:value-type="float">
            <text:p>11330213</text:p>
          </table:table-cell>
          <table:table-cell table:style-name="ce129" office:value-type="float" office:value="11263021" calcext:value-type="float">
            <text:p>11263021</text:p>
          </table:table-cell>
          <table:table-cell table:style-name="ce129" office:value-type="float" office:value="11303210" calcext:value-type="float">
            <text:p>11303210</text:p>
          </table:table-cell>
          <table:table-cell table:style-name="ce130" table:number-columns-repeated="997"/>
          <table:table-cell table:style-name="ce131"/>
        </table:table-row>
        <table:table-row table:style-name="ro8"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0" calcext:value-type="float">
            <text:p>0</text:p>
          </table:table-cell>
          <table:table-cell table:style-name="ce127" office:value-type="float" office:value="9" calcext:value-type="float">
            <text:p>9</text:p>
          </table:table-cell>
          <table:table-cell table:number-columns-repeated="2" table:style-name="ce128" office:value-type="string" calcext:value-type="string">
            <text:p>C</text:p>
          </table:table-cell>
          <table:table-cell table:style-name="ce128" office:value-type="string" calcext:value-type="string">
            <text:p>D</text:p>
          </table:table-cell>
          <table:table-cell table:number-columns-repeated="2" table:style-name="ce128" office:value-type="string" calcext:value-type="string">
            <text:p>B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B/A</text:p>
          </table:table-cell>
          <table:table-cell table:style-name="ce128" office:value-type="string" calcext:value-type="string">
            <text:p>C </text:p>
          </table:table-cell>
          <table:table-cell table:style-name="ce129" office:value-type="float" office:value="11323201" calcext:value-type="float">
            <text:p>11323201</text:p>
          </table:table-cell>
          <table:table-cell table:style-name="ce129" office:value-type="float" office:value="11253201" calcext:value-type="float">
            <text:p>11253201</text:p>
          </table:table-cell>
          <table:table-cell table:style-name="ce129" office:value-type="float" office:value="11263120" calcext:value-type="float">
            <text:p>11263120</text:p>
          </table:table-cell>
          <table:table-cell table:style-name="ce129" office:value-type="float" office:value="11243021" calcext:value-type="float">
            <text:p>11243021</text:p>
          </table:table-cell>
          <table:table-cell table:style-name="ce129" office:value-type="float" office:value="11283012" calcext:value-type="float">
            <text:p>11283012</text:p>
          </table:table-cell>
          <table:table-cell table:style-name="ce129" office:value-type="float" office:value="11272310" calcext:value-type="float">
            <text:p>11272310</text:p>
          </table:table-cell>
          <table:table-cell table:style-name="ce129" office:value-type="float" office:value="11310321" calcext:value-type="float">
            <text:p>11310321</text:p>
          </table:table-cell>
          <table:table-cell table:style-name="ce129" office:value-type="float" office:value="11301320" calcext:value-type="float">
            <text:p>11301320</text:p>
          </table:table-cell>
          <table:table-cell table:style-name="ce129" office:value-type="float" office:value="11290321" calcext:value-type="float">
            <text:p>11290321</text:p>
          </table:table-cell>
          <table:table-cell table:style-name="ce129" office:value-type="float" office:value="11332301" calcext:value-type="float">
            <text:p>11332301</text:p>
          </table:table-cell>
          <table:table-cell table:style-name="ce130" table:number-columns-repeated="997"/>
          <table:table-cell table:style-name="ce131"/>
        </table:table-row>
        <table:table-row table:style-name="ro8">
          <table:table-cell table:style-name="ce125" office:value-type="float" office:value="11" calcext:value-type="float">
            <text:p>11</text:p>
          </table:table-cell>
          <table:table-cell table:number-columns-repeated="2" table:style-name="ce125" office:value-type="float" office:value="4" calcext:value-type="float">
            <text:p>4</text:p>
          </table:table-cell>
          <table:table-cell table:style-name="ce125" office:value-type="float" office:value="10" calcext:value-type="float">
            <text:p>10</text:p>
          </table:table-cell>
          <table:table-cell table:style-name="ce126" office:value-type="float" office:value="2" calcext:value-type="float">
            <text:p>2</text:p>
          </table:table-cell>
          <table:table-cell table:style-name="ce127" office:value-type="float" office:value="8" calcext:value-type="float">
            <text:p>8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B</text:p>
          </table:table-cell>
          <table:table-cell table:style-name="ce126" office:value-type="string" calcext:value-type="string">
            <text:p>0/C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D</text:p>
          </table:table-cell>
          <table:table-cell table:number-columns-repeated="2" table:style-name="ce128" office:value-type="string" calcext:value-type="string">
            <text:p>C</text:p>
          </table:table-cell>
          <table:table-cell table:style-name="ce128" office:value-type="string" calcext:value-type="string">
            <text:p>A</text:p>
          </table:table-cell>
          <table:table-cell table:style-name="ce126" office:value-type="string" calcext:value-type="string">
            <text:p>0/C</text:p>
          </table:table-cell>
          <table:table-cell table:style-name="ce128" office:value-type="string" calcext:value-type="string">
            <text:p>C </text:p>
          </table:table-cell>
          <table:table-cell table:style-name="ce129" office:value-type="float" office:value="11251320" calcext:value-type="float">
            <text:p>11251320</text:p>
          </table:table-cell>
          <table:table-cell table:style-name="ce129" office:value-type="float" office:value="11322013" calcext:value-type="float">
            <text:p>11322013</text:p>
          </table:table-cell>
          <table:table-cell table:style-name="ce129" office:value-type="float" office:value="11291203" calcext:value-type="float">
            <text:p>11291203</text:p>
          </table:table-cell>
          <table:table-cell table:style-name="ce129" office:value-type="float" office:value="11273102" calcext:value-type="float">
            <text:p>11273102</text:p>
          </table:table-cell>
          <table:table-cell table:style-name="ce129" office:value-type="float" office:value="11301320" calcext:value-type="float">
            <text:p>11301320</text:p>
          </table:table-cell>
          <table:table-cell table:style-name="ce129" office:value-type="float" office:value="11331302" calcext:value-type="float">
            <text:p>11331302</text:p>
          </table:table-cell>
          <table:table-cell table:style-name="ce129" office:value-type="float" office:value="11261302" calcext:value-type="float">
            <text:p>11261302</text:p>
          </table:table-cell>
          <table:table-cell table:style-name="ce129" office:value-type="float" office:value="11310321" calcext:value-type="float">
            <text:p>11310321</text:p>
          </table:table-cell>
          <table:table-cell table:style-name="ce129" office:value-type="float" office:value="11242301" calcext:value-type="float">
            <text:p>11242301</text:p>
          </table:table-cell>
          <table:table-cell table:style-name="ce129" office:value-type="float" office:value="11281203" calcext:value-type="float">
            <text:p>11281203</text:p>
          </table:table-cell>
          <table:table-cell table:style-name="ce130" table:number-columns-repeated="997"/>
          <table:table-cell table:style-name="ce131"/>
        </table:table-row>
        <table:table-row table:style-name="ro8"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0" calcext:value-type="float">
            <text:p>0</text:p>
          </table:table-cell>
          <table:table-cell table:style-name="ce127" office:value-type="float" office:value="9" calcext:value-type="float">
            <text:p>9</text:p>
          </table:table-cell>
          <table:table-cell table:number-columns-repeated="2" table:style-name="ce128" office:value-type="string" calcext:value-type="string">
            <text:p>C</text:p>
          </table:table-cell>
          <table:table-cell table:style-name="ce128" office:value-type="string" calcext:value-type="string">
            <text:p>D</text:p>
          </table:table-cell>
          <table:table-cell table:number-columns-repeated="2" table:style-name="ce128" office:value-type="string" calcext:value-type="string">
            <text:p>B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C/A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C </text:p>
          </table:table-cell>
          <table:table-cell table:style-name="ce129" office:value-type="float" office:value="11323201" calcext:value-type="float">
            <text:p>11323201</text:p>
          </table:table-cell>
          <table:table-cell table:style-name="ce129" office:value-type="float" office:value="11253201" calcext:value-type="float">
            <text:p>11253201</text:p>
          </table:table-cell>
          <table:table-cell table:style-name="ce129" office:value-type="float" office:value="11263120" calcext:value-type="float">
            <text:p>11263120</text:p>
          </table:table-cell>
          <table:table-cell table:style-name="ce129" office:value-type="float" office:value="11243021" calcext:value-type="float">
            <text:p>11243021</text:p>
          </table:table-cell>
          <table:table-cell table:style-name="ce129" office:value-type="float" office:value="11283012" calcext:value-type="float">
            <text:p>11283012</text:p>
          </table:table-cell>
          <table:table-cell table:style-name="ce129" office:value-type="float" office:value="11272310" calcext:value-type="float">
            <text:p>11272310</text:p>
          </table:table-cell>
          <table:table-cell table:style-name="ce129" office:value-type="float" office:value="11310321" calcext:value-type="float">
            <text:p>11310321</text:p>
          </table:table-cell>
          <table:table-cell table:style-name="ce129" office:value-type="float" office:value="11301320" calcext:value-type="float">
            <text:p>11301320</text:p>
          </table:table-cell>
          <table:table-cell table:style-name="ce129" office:value-type="float" office:value="11290321" calcext:value-type="float">
            <text:p>11290321</text:p>
          </table:table-cell>
          <table:table-cell table:style-name="ce129" office:value-type="float" office:value="11332301" calcext:value-type="float">
            <text:p>11332301</text:p>
          </table:table-cell>
          <table:table-cell table:style-name="ce130" table:number-columns-repeated="997"/>
          <table:table-cell table:style-name="ce131"/>
        </table:table-row>
        <table:table-row table:style-name="ro8">
          <table:table-cell table:style-name="ce125" office:value-type="float" office:value="13" calcext:value-type="float">
            <text:p>13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0" calcext:value-type="float">
            <text:p>0</text:p>
          </table:table-cell>
          <table:table-cell table:style-name="ce127" office:value-type="float" office:value="9" calcext:value-type="float">
            <text:p>9</text:p>
          </table:table-cell>
          <table:table-cell table:number-columns-repeated="2" table:style-name="ce128" office:value-type="string" calcext:value-type="string">
            <text:p>C</text:p>
          </table:table-cell>
          <table:table-cell table:style-name="ce128" office:value-type="string" calcext:value-type="string">
            <text:p>D</text:p>
          </table:table-cell>
          <table:table-cell table:number-columns-repeated="2" table:style-name="ce128" office:value-type="string" calcext:value-type="string">
            <text:p>B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D/A</text:p>
          </table:table-cell>
          <table:table-cell table:style-name="ce128" office:value-type="string" calcext:value-type="string">
            <text:p>C </text:p>
          </table:table-cell>
          <table:table-cell table:style-name="ce129" office:value-type="float" office:value="11323201" calcext:value-type="float">
            <text:p>11323201</text:p>
          </table:table-cell>
          <table:table-cell table:style-name="ce129" office:value-type="float" office:value="11253201" calcext:value-type="float">
            <text:p>11253201</text:p>
          </table:table-cell>
          <table:table-cell table:style-name="ce129" office:value-type="float" office:value="11263120" calcext:value-type="float">
            <text:p>11263120</text:p>
          </table:table-cell>
          <table:table-cell table:style-name="ce129" office:value-type="float" office:value="11243021" calcext:value-type="float">
            <text:p>11243021</text:p>
          </table:table-cell>
          <table:table-cell table:style-name="ce129" office:value-type="float" office:value="11283012" calcext:value-type="float">
            <text:p>11283012</text:p>
          </table:table-cell>
          <table:table-cell table:style-name="ce129" office:value-type="float" office:value="11272310" calcext:value-type="float">
            <text:p>11272310</text:p>
          </table:table-cell>
          <table:table-cell table:style-name="ce129" office:value-type="float" office:value="11310321" calcext:value-type="float">
            <text:p>11310321</text:p>
          </table:table-cell>
          <table:table-cell table:style-name="ce129" office:value-type="float" office:value="11301320" calcext:value-type="float">
            <text:p>11301320</text:p>
          </table:table-cell>
          <table:table-cell table:style-name="ce129" office:value-type="float" office:value="11290321" calcext:value-type="float">
            <text:p>11290321</text:p>
          </table:table-cell>
          <table:table-cell table:style-name="ce129" office:value-type="float" office:value="11332301" calcext:value-type="float">
            <text:p>11332301</text:p>
          </table:table-cell>
          <table:table-cell table:style-name="ce130" table:number-columns-repeated="997"/>
          <table:table-cell table:style-name="ce131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__Anonymous_Sheet_DB__1" table:base-cell-address="$Grade.$A$1" table:cell-range-address="$Grade.$B$2:.$AM$64480"/>
      </table:named-expressions>
      <table:database-ranges>
        <table:database-range table:name="__Anonymous_Sheet_DB__0" table:target-range-address="Grade.A1:Grade.CY1048576" table:orientation="column"/>
        <table:database-range table:name="__Anonymous_Sheet_DB__1" table:target-range-address="FinalGrade.A1:FinalGrade.AN104857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2">
      <number:number number:decimal-places="1" number:min-decimal-places="1" number:min-integer-digits="1"/>
    </number:number-style>
    <number:number-style style:name="N11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4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6P0" style:volatile="true" number:language="en" number:country="GB">
      <number:number number:decimal-places="0" number:min-decimal-places="0" number:min-integer-digits="1" number:grouping="true"/>
    </number:number-style>
    <number:number-style style:name="N2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7P0" style:volatile="true" number:language="en" number:country="GB">
      <number:number number:decimal-places="0" number:min-decimal-places="0" number:min-integer-digits="1" number:grouping="true"/>
    </number:number-style>
    <number:number-style style:name="N2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2" number:min-decimal-places="2" number:min-integer-digits="1" number:grouping="true"/>
    </number:number-style>
    <number:number-style style:name="N2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number:min-decimal-places="2" number:min-integer-digits="1" number:grouping="true"/>
    </number:number-style>
    <number:number-style style:name="N2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9P0"/>
    </number:number-style>
    <number:number-style style:name="N20123P0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3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3P2" style:volatile="true" number:language="en" number:country="GB">
      <number:fill-character> </number:fill-character>
      <number:text>- </number:text>
    </number:number-style>
    <number:text-style style:name="N20123" number:language="en" number:country="GB"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7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7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7P2" style:volatile="true" number:language="en" number:country="GB">
      <number:text> £</number:text>
      <number:fill-character> </number:fill-character>
      <number:text>- </number:text>
    </number:number-style>
    <number:text-style style:name="N20127" number:language="en" number:country="GB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1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1P2" style:volatile="true" number:language="en" number:country="GB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1" number:language="en" number:country="GB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5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5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5" number:language="en" number:country="GB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nditionalStyle_5f_1" style:display-name="ConditionalStyle_1" style:family="table-cell" style:parent-style-name="Default">
      <style:table-cell-properties fo:background-color="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ffff00"/>
      <style:text-properties fo:color="#ffff00"/>
    </style:style>
    <style:style style:name="ConditionalStyle_5f_3" style:display-name="ConditionalStyle_3" style:family="table-cell" style:parent-style-name="Default">
      <style:table-cell-properties fo:background-color="#cccccc"/>
    </style:style>
    <style:style style:name="ConditionalStyle_5f_4" style:display-name="ConditionalStyle_4" style:family="table-cell" style:parent-style-name="Default">
      <style:table-cell-properties fo:background-color="#ffcc00"/>
    </style:style>
    <style:style style:name="ConditionalStyle_5f_5" style:display-name="ConditionalStyle_5" style:family="table-cell" style:parent-style-name="Default">
      <style:table-cell-properties fo:background-color="#ff66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1.065cm" fo:margin-right="0.725cm" style:print-page-order="ttb" style:first-page-number="continue" style:scale-to="86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1.288cm" fo:margin-right="2cm" style:print-page-order="ttb" style:first-page-number="continue" style:scale-to="89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page-layout style:name="Mpm5">
      <style:page-layout-properties style:num-format="1" style:print-orientation="portrait" fo:margin-top="2.499cm" fo:margin-bottom="2.499cm" fo:margin-left="0.817cm" fo:margin-right="1.429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4:43:36.531386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nal1" style:display-name="PageStyle_Final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nalPESO" style:display-name="PageStyle_FinalPES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BD" style:display-name="PageStyle_B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  <dc:date>2021-02-16T14:49:19.036039578</dc:date>
    <meta:editing-duration>PT2H42M36S</meta:editing-duration>
    <meta:editing-cycles>61</meta:editing-cycles>
    <meta:document-statistic meta:table-count="3" meta:cell-count="1572" meta:object-count="0"/>
    <meta:user-defined meta:name=""/>
  </office:meta>
</office:document-meta>
</file>